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ou, en un dia feiner, quant d' aquest temps que passa mirant la televisió el passa mirant notícies o altres programes de política i actualitat?</text:p>
          </table:table-cell>
          <table:table-cell office:value-type="float" office:value="17928" calcext:value-type="float">
            <text:p>17928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, de nou, en un dia feiner, quant d' aquest temps que passa escoltant la ràdio el passa escoltant notícies o altres programes de política i actualitat?</text:p>
          </table:table-cell>
          <table:table-cell office:value-type="float" office:value="17929" calcext:value-type="float">
            <text:p>17929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 quant d' aquest temps el dedica a llegir sobre política i temes d' actualitat?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tzant ara aquesta targeta, amb quina freqüència fa servir internet o el correu electrònic– sigui a casa o a la feina– per al seu ús personal?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 s en una escala del 0 al 10, on el 0 vol dir que "un mai no és prou prudent" i el 10 vol dir que es "pot confiar en la majoria de la gent".</text:p>
          </table:table-cell>
          <table:table-cell office:value-type="float" office:value="17931" calcext:value-type="float">
            <text:p>17931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ía aprofitar-se de vostè si tingués l' ocasió, o que seria honrada amb vostè?</text:p>
          </table:table-cell>
          <table:table-cell office:value-type="float" office:value="17932" calcext:value-type="float">
            <text:p>17932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?</text:p>
          </table:table-cell>
          <table:table-cell office:value-type="float" office:value="17047" calcext:value-type="float">
            <text:p>17047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n quina mesura diria vostè que l' interessa la política?</text:p>
          </table:table-cell>
          <table:table-cell office:value-type="float" office:value="17933" calcext:value-type="float">
            <text:p>17933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ostè diria que l' interessa...</text:p>
          </table:table-cell>
          <table:table-cell office:value-type="float" office:value="17934" calcext:value-type="float">
            <text:p>17934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 m, si us plau, amb una puntuació del 0 al 10, quant confia vostè personalment en cadascuna de les següents institucions.</text:p>
          </table:table-cell>
          <table:table-cell office:value-type="float" office:value="17935" calcext:value-type="float">
            <text:p>17935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...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el Parlament espanyol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el sistema judicial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la policia</text:p>
          </table:table-cell>
          <table:table-cell office:value-type="float" office:value="17937" calcext:value-type="float">
            <text:p>17937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els polítics</text:p>
          </table:table-cell>
          <table:table-cell office:value-type="float" office:value="17938" calcext:value-type="float">
            <text:p>17938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 els partits polítics</text:p>
          </table:table-cell>
          <table:table-cell office:value-type="float" office:value="17939" calcext:value-type="float">
            <text:p>17939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el Parlament Europeu</text:p>
          </table:table-cell>
          <table:table-cell office:value-type="float" office:value="17940" calcext:value-type="float">
            <text:p>17940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les Nacions Unides</text:p>
          </table:table-cell>
          <table:table-cell office:value-type="float" office:value="17941" calcext:value-type="float">
            <text:p>17941</text:p>
          </table:table-cell>
        </table:table-row>
        <table:table-row table:style-name="ro1">
          <table:table-cell office:value-type="string" calcext:value-type="string">
            <text:p>ESS_R05_2010_CAT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vui dia, hi ha gent que, per la raó que sigui, no vota.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string" calcext:value-type="string">
            <text:p>ESS_R05_2010_CAT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a votar vostè en les darreres eleccions generals de març de 2008?</text:p>
          </table:table-cell>
          <table:table-cell office:value-type="float" office:value="17942" calcext:value-type="float">
            <text:p>17942</text:p>
          </table:table-cell>
        </table:table-row>
        <table:table-row table:style-name="ro1">
          <table:table-cell office:value-type="string" calcext:value-type="string">
            <text:p>ESS_R05_2010_CAT_ES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in partit va votar en aquestes eleccions?</text:p>
          </table:table-cell>
          <table:table-cell office:value-type="float" office:value="17063" calcext:value-type="float">
            <text:p>17063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i ha moltes maneres d' intentar que les coses millorin a Espanya o, almenys, d' evitar que empitjorin.</text:p>
          </table:table-cell>
          <table:table-cell office:value-type="float" office:value="17943" calcext:value-type="float">
            <text:p>17943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els últims 12 mesos, ha realitzat vostè alguna de les següents activitats?</text:p>
          </table:table-cell>
          <table:table-cell office:value-type="float" office:value="17065" calcext:value-type="float">
            <text:p>17065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' ha posat en contacte amb un polític o amb una autoritat o funcionari estatal, autonòmic o local?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string" calcext:value-type="string">
            <text:p>ESS_R05_2010_CAT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 col·laborat amb un partit polític o una plataforma d' acció ciutadana?</text:p>
          </table:table-cell>
          <table:table-cell office:value-type="float" office:value="17945" calcext:value-type="float">
            <text:p>17945</text:p>
          </table:table-cell>
        </table:table-row>
        <table:table-row table:style-name="ro1">
          <table:table-cell office:value-type="string" calcext:value-type="string">
            <text:p>ESS_R05_2010_CAT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 col·laborat amb alguna altra organització o associació?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1">
          <table:table-cell office:value-type="string" calcext:value-type="string">
            <text:p>ESS_R05_2010_CAT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 dut o mostrat insígnies o enganxines d' alguna campanya?</text:p>
          </table:table-cell>
          <table:table-cell office:value-type="float" office:value="17946" calcext:value-type="float">
            <text:p>17946</text:p>
          </table:table-cell>
        </table:table-row>
        <table:table-row table:style-name="ro1">
          <table:table-cell office:value-type="string" calcext:value-type="string">
            <text:p>ESS_R05_2010_CAT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 firmat una petició en una campanya de recollida de signatures?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ESS_R05_2010_CAT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 participat en manifestacions autoritzades?</text:p>
          </table:table-cell>
          <table:table-cell office:value-type="float" office:value="17071" calcext:value-type="float">
            <text:p>17071</text:p>
          </table:table-cell>
        </table:table-row>
        <table:table-row table:style-name="ro1">
          <table:table-cell office:value-type="string" calcext:value-type="string">
            <text:p>ESS_R05_2010_CAT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 boicotejat o deixat de comprar certs productes?</text:p>
          </table:table-cell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string" calcext:value-type="string">
            <text:p>ESS_R05_2010_CAT_ES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string" calcext:value-type="string">
            <text:p>ESS_R05_2010_CAT_ES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n quina mesura se sent vostè proper a aquest partit?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' hi sent...?</text:p>
          </table:table-cell>
          <table:table-cell office:value-type="float" office:value="17947" calcext:value-type="float">
            <text:p>17947</text:p>
          </table:table-cell>
        </table:table-row>
        <table:table-row table:style-name="ro1">
          <table:table-cell office:value-type="string" calcext:value-type="string">
            <text:p>ESS_R05_2010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Està afiliat a algun partit polític?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string" calcext:value-type="string">
            <text:p>ESS_R05_2010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gades es parla d' esquerra i de dreta.</text:p>
          </table:table-cell>
          <table:table-cell office:value-type="float" office:value="17948" calcext:value-type="float">
            <text:p>17948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vol dir "esquerra" i el 10 "dreta".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nviant de tema, en termes generals, en quina mesura està satisfet amb la seva vida actualment?</text:p>
          </table:table-cell>
          <table:table-cell office:value-type="float" office:value="17081" calcext:value-type="float">
            <text:p>17081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 us plau, respongui utilitzant aquesta targeta, on el 0 vol dir que està completament insatisfet i 10 que està completament satisfet.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Ara, utilitzant aquesta targeta, si us plau com valoraria globalment l' estat actual de l' educació a Espanya?</text:p>
          </table:table-cell>
          <table:table-cell office:value-type="float" office:value="17949" calcext:value-type="float">
            <text:p>17949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tzant aquesta mateixa targeta, si us plau com valoraria globalment l' estat actual del sistema sanitari a Espanya?</text:p>
          </table:table-cell>
          <table:table-cell office:value-type="float" office:value="17950" calcext:value-type="float">
            <text:p>17950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tzant aquesta targeta, digui' m, si us plau, fins a quin punt està d' acord o en desacord amb cadascuna de les següents afirmacions.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vern hauria de prendre mesures per reduir les diferències en els nivells d' ingressos</text:p>
          </table:table-cell>
          <table:table-cell office:value-type="float" office:value="17952" calcext:value-type="float">
            <text:p>17952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ls partits polítics que volen acabar amb la democracia haurien de ser il·legalitzats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s pot confiar en que la ciència moderna resolgui els nostres problemas mediambientals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 voldria fer-li algunes preguntes sobre les persones d' altres països que venen a viure a Espanya.</text:p>
          </table:table-cell>
          <table:table-cell office:value-type="float" office:value="17953" calcext:value-type="float">
            <text:p>17953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I què diria dels que són d' una raça o grup ètnic diferent al de la majoria dels espanyols?</text:p>
          </table:table-cell>
          <table:table-cell office:value-type="float" office:value="17954" calcext:value-type="float">
            <text:p>17954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I què diria dels que provenen dels països pobres de fora d' Europa?</text:p>
          </table:table-cell>
          <table:table-cell office:value-type="float" office:value="17955" calcext:value-type="float">
            <text:p>17955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ostè diria que, generalment, per a l' economia espanyola, és bo o és dolent que vingui a viure gent d' altres països?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, utilitzant aquesta targeta, vostè diria que, generalment, la vida cultural espanyola s' empobreix o s' enriqueix amb les persones d' altres països que venen a viure aquí?</text:p>
          </table:table-cell>
          <table:table-cell office:value-type="float" office:value="17957" calcext:value-type="float">
            <text:p>17957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' arribada de persones d' altres països, fa que Espanya sigui un lloc pitjor o millor per viure?</text:p>
          </table:table-cell>
          <table:table-cell office:value-type="float" office:value="17958" calcext:value-type="float">
            <text:p>17958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ermes generals, en quina mesura es considera vostè una persona feliç o infeliç?</text:p>
          </table:table-cell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tzant aquesta targeta, digui' m, amb quina freqüència es reuneix en el seu temps lliure amb amics, parents o companys de feina?</text:p>
          </table:table-cell>
          <table:table-cell office:value-type="float" office:value="17959" calcext:value-type="float">
            <text:p>17959</text:p>
          </table:table-cell>
        </table:table-row>
        <table:table-row table:style-name="ro1">
          <table:table-cell office:value-type="string" calcext:value-type="string">
            <text:p>ESS_R05_2010_CAT_ES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é algú amb qui pugui parlar de qüestions íntimes i personals?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at amb altres persones de la seva edat, amb quina freqüència diria vostè que participa en activitats socials?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string" calcext:value-type="string">
            <text:p>ESS_R05_2010_CAT_ES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els últims 5 anys, ha estat vostè o algun membre de casa seva víctima d' un robatori o una agressió?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n quina mesura se sent segur caminant sol de nit per aquesta zona?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 sent...?</text:p>
          </table:table-cell>
          <table:table-cell office:value-type="float" office:value="17109" calcext:value-type="float">
            <text:p>17109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mb quina freqüència li preocupa que algú pugui entrar a casa seva a robar, si és que això li preocupa?</text:p>
          </table:table-cell>
          <table:table-cell office:value-type="float" office:value="17110" calcext:value-type="float">
            <text:p>17110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i us plau, esculli una de les respostes que apareixen en aquesta targeta...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ESS_R05_2010_CAT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ostè diria que aquesta preocupació de què algú pugui entrar a casa seva a robar...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mb quina freqüència li preocupa que pugui ser víctima d' un assalt violent, si és que això li preocupa?</text:p>
          </table:table-cell>
          <table:table-cell office:value-type="float" office:value="17962" calcext:value-type="float">
            <text:p>17962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i us plau, esculli la seva resposta d' aquesta tarjeta</text:p>
          </table:table-cell>
          <table:table-cell office:value-type="float" office:value="17963" calcext:value-type="float">
            <text:p>17963</text:p>
          </table:table-cell>
        </table:table-row>
        <table:table-row table:style-name="ro1">
          <table:table-cell office:value-type="string" calcext:value-type="string">
            <text:p>ESS_R05_2010_CAT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ostè diria que aquesta preocupació de ser víctima d' un assalt violent...</text:p>
          </table:table-cell>
          <table:table-cell office:value-type="float" office:value="17964" calcext:value-type="float">
            <text:p>17964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ra anem a parlar de vostè.</text:p>
          </table:table-cell>
          <table:table-cell office:value-type="float" office:value="17122" calcext:value-type="float">
            <text:p>1712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arlant de la seva salut, en general, vostè diria que és...?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ESS_R05_2010_CAT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Té dificultats per portar a terme les seves activitats quotidianes a causa d' alguna malaltia crònica, incapacitat o problema de salut mental?</text:p>
          </table:table-cell>
          <table:table-cell office:value-type="float" office:value="17965" calcext:value-type="float">
            <text:p>17965</text:p>
          </table:table-cell>
        </table:table-row>
        <table:table-row table:style-name="ro1">
          <table:table-cell office:value-type="string" calcext:value-type="string">
            <text:p>ESS_R05_2010_CAT_ES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s considera vostè d' alguna religió?</text:p>
          </table:table-cell>
          <table:table-cell office:value-type="float" office:value="17966" calcext:value-type="float">
            <text:p>17966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5_2010_CAT_ES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I en algun moment de la seva vida s' ha considerat vostè d' alguna religió?</text:p>
          </table:table-cell>
          <table:table-cell office:value-type="float" office:value="17967" calcext:value-type="float">
            <text:p>17967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mb independència de si es considera d' alguna religió, en quina mesura es considera vostè una persona religiosa?</text:p>
          </table:table-cell>
          <table:table-cell office:value-type="float" office:value="17968" calcext:value-type="float">
            <text:p>17968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 part d' ocasions especials com ara casaments, bateigs I funerals, amb quina freqüència assisteix a cerimònies religioses habitualment?</text:p>
          </table:table-cell>
          <table:table-cell office:value-type="float" office:value="17969" calcext:value-type="float">
            <text:p>17969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 part de les ocasions en que assisteix a les cerimònies religioses, amb quina freqüència resa?</text:p>
          </table:table-cell>
          <table:table-cell office:value-type="float" office:value="17775" calcext:value-type="float">
            <text:p>17775</text:p>
          </table:table-cell>
        </table:table-row>
        <table:table-row table:style-name="ro1">
          <table:table-cell office:value-type="string" calcext:value-type="string">
            <text:p>ESS_R05_2010_CAT_ES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onsidera vostè que pertany a un grup contra el que existeix algun tipus de discriminació en aquest país?</text:p>
          </table:table-cell>
          <table:table-cell office:value-type="float" office:value="17132" calcext:value-type="float">
            <text:p>17132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Per quins motius es discrimina al seu grup?</text:p>
          </table:table-cell>
          <table:table-cell office:value-type="float" office:value="17133" calcext:value-type="float">
            <text:p>17133</text:p>
          </table:table-cell>
        </table:table-row>
        <table:table-row table:style-name="ro1">
          <table:table-cell office:value-type="string" calcext:value-type="string">
            <text:p>ESS_R05_2010_CAT_ES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Té vostè la nacionalitat espanyola?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string" calcext:value-type="string">
            <text:p>ESS_R05_2010_CAT_ES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Quina és la seva nacionalitat?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string" calcext:value-type="string">
            <text:p>ESS_R05_2010_CAT_ES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Ha nascut a Espanya?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string" calcext:value-type="string">
            <text:p>ESS_R05_2010_CAT_ES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 quin país va néixer?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string" calcext:value-type="string">
            <text:p>ESS_R05_2010_CAT_ES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Quin any va venir a viure a Espanya?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string" calcext:value-type="string">
            <text:p>ESS_R05_2010_CAT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Quines llengües o idiomes parla més sovint a casa seva?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string" calcext:value-type="string">
            <text:p>ESS_R05_2010_CAT_ES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Pertany vostè a una minoria ètnica a Espanya?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ESS_R05_2010_CAT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El seu pare va néixer a Espanya?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string" calcext:value-type="string">
            <text:p>ESS_R05_2010_CAT_ES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 quin país va néixer el seu pare?</text:p>
          </table:table-cell>
          <table:table-cell office:value-type="float" office:value="17777" calcext:value-type="float">
            <text:p>17777</text:p>
          </table:table-cell>
        </table:table-row>
        <table:table-row table:style-name="ro1">
          <table:table-cell office:value-type="string" calcext:value-type="string">
            <text:p>ESS_R05_2010_CAT_ES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La seva mare va néixer a Espanya?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string" calcext:value-type="string">
            <text:p>ESS_R05_2010_CAT_ES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 quin país va néixer la seva mare?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tilitzant aquesta targeta, digui'm, si us plau, en quina mesura li sembla que està malament...</text:p>
          </table:table-cell>
          <table:table-cell office:value-type="float" office:value="17970" calcext:value-type="float">
            <text:p>17970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 presentar una reclamació exagerada o falsa a una companya d'assegurances?</text:p>
          </table:table-cell>
          <table:table-cell office:value-type="float" office:value="17971" calcext:value-type="float">
            <text:p>17971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comprar una cosa que creu que podria haver estat robada?</text:p>
          </table:table-cell>
          <table:table-cell office:value-type="float" office:value="17972" calcext:value-type="float">
            <text:p>17972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cometre una infracció de trànsit com ara sobrepassar el límit de velocitat o bé saltar-se un semàfor?</text:p>
          </table:table-cell>
          <table:table-cell office:value-type="float" office:value="17973" calcext:value-type="float">
            <text:p>17973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posem que vostè fes alguna d'aquestes coses a Espanya.</text:p>
          </table:table-cell>
          <table:table-cell office:value-type="float" office:value="17974" calcext:value-type="float">
            <text:p>17974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tilitzant aquesta targeta, si us plau, digui'm quina probabilitat hi hauria que l'agafessin i el castiguessin...</text:p>
          </table:table-cell>
          <table:table-cell office:value-type="float" office:value="17975" calcext:value-type="float">
            <text:p>17975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si presentés una reclamació exagerada o falsa a una companya d'assegurances?</text:p>
          </table:table-cell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si comprés una cosa que creu que podria haver estat robada?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si cometés una infracció de trànsit com ara sobrepassar el límit de velocitat o bé saltar-se un semàfor?</text:p>
          </table:table-cell>
          <table:table-cell office:value-type="float" office:value="17978" calcext:value-type="float">
            <text:p>17978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ra li faré unes quantes preguntes sobre la policia a Espanya (policia local, mossos d'esquadra, policia autonòmica, nacional i guàrdia civil).</text:p>
          </table:table-cell>
          <table:table-cell office:value-type="float" office:value="17979" calcext:value-type="float">
            <text:p>17979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enint en compte tot el que s'espera que faci la policia, vostè diria que fa bé o malament la seva feina?</text:p>
          </table:table-cell>
          <table:table-cell office:value-type="float" office:value="17980" calcext:value-type="float">
            <text:p>17980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sculli una resposta d'aquesta targeta.</text:p>
          </table:table-cell>
          <table:table-cell office:value-type="float" office:value="17981" calcext:value-type="float">
            <text:p>17981</text:p>
          </table:table-cell>
        </table:table-row>
        <table:table-row table:style-name="ro1">
          <table:table-cell office:value-type="string" calcext:value-type="string">
            <text:p>ESS_R05_2010_CAT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n els últims 2 anys, se li ha adreçat, l'ha aturat o s'ha posat en contacte amb vostè la policia a Espanya per cap motiu?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n quina mesura va quedar insatisfet o bé satisfet de la manera com la policia el va tractar l'última vegada que això va passar?</text:p>
          </table:table-cell>
          <table:table-cell office:value-type="float" office:value="17983" calcext:value-type="float">
            <text:p>17983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sculli la resposta d'aquesta targeta.</text:p>
          </table:table-cell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a li faré unes quantes preguntes sobre si la policia a Espanya tracta de la mateixa manera totes les víctimes de delictes.</text:p>
          </table:table-cell>
          <table:table-cell office:value-type="float" office:value="17985" calcext:value-type="float">
            <text:p>17985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i us plau, respongui pensant en la seva pròpia experiència o en el que ha sentit.</text:p>
          </table:table-cell>
          <table:table-cell office:value-type="float" office:value="17986" calcext:value-type="float">
            <text:p>17986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Quan les víctimes denuncien un delicte, vostè creu que la policia tracta pitjor les persones riques, tracta pitjor les persones pobres o bé les tracta igual?</text:p>
          </table:table-cell>
          <table:table-cell office:value-type="float" office:value="17987" calcext:value-type="float">
            <text:p>17987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sculli la resposta d'aquesta targeta.</text:p>
          </table:table-cell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Quan les víctimes denuncien un delicte, vostè creu que la policia tracta pitjor a algunes persones a causa de la seva raça o el seu grup ètnic o bé tracta tothom igual?</text:p>
          </table:table-cell>
          <table:table-cell office:value-type="float" office:value="17988" calcext:value-type="float">
            <text:p>17988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sculli la resposta d'aquesta targeta.</text:p>
          </table:table-cell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nint en compte la seva pròpia experiència o el que ha sentit, fins a quin punt creu que la policia és eficaç a Espanya en la prevenció de delictes en què es fa servir o s'amenaça de fer servir la violència?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sculli la resposta d'aquesta targeta, en què 0 és extremadament ineficaç i 10 és extremadament eficaç.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ins a quin punt creu que la policia és eficaç a Espanya a l'hora d'agafar els que entren a robar a les cases?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 succeís un delicte amb violència a prop d' on viu vostè i truquessin a la policia, com de lent o ràpid creu que arribaria al lloc del delicte?</text:p>
          </table:table-cell>
          <table:table-cell office:value-type="float" office:value="17992" calcext:value-type="float">
            <text:p>179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sculli la resposta d'aquesta targeta, en què 0 és extremadament lent i 10 és extremadament ràpid.</text:p>
          </table:table-cell>
          <table:table-cell office:value-type="float" office:value="17993" calcext:value-type="float">
            <text:p>17993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ra li faré unes quantes preguntes sobre les situacions en què la policia s'ocupa de delictes com ara els robatoris a les cases i les agressions.</text:p>
          </table:table-cell>
          <table:table-cell office:value-type="float" office:value="17994" calcext:value-type="float">
            <text:p>17994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s preguntes següents no tenen targeta.</text:p>
          </table:table-cell>
          <table:table-cell office:value-type="float" office:value="17995" calcext:value-type="float">
            <text:p>17995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int en compte la seva pròpia experiència o el que ha sentit, <text:s/>amb quina freqüència diria que la policia a Espanya tracta les persones amb respecte...</text:p>
          </table:table-cell>
          <table:table-cell office:value-type="float" office:value="17996" calcext:value-type="float">
            <text:p>17996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mb quina freqüència diria que la policia pren decisions justes i imparcials en els casos dels quals s'ocupa?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 <text:s/>quan tracta amb la gent a Espanya, amb quina freqüència diria que la policia explica les decisions que pren i les accions que fa quan li ho demanen?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iria que...</text:p>
          </table:table-cell>
          <table:table-cell office:value-type="float" office:value="17999" calcext:value-type="float">
            <text:p>17999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Ara li faré unes quantes preguntes sobre el seus deures envers la policia a Espanya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tzi aquesta targeta, en què 0 significa "no és gens el meu deure" i 10 "és totalment el meu deure".</text:p>
          </table:table-cell>
          <table:table-cell office:value-type="float" office:value="18001" calcext:value-type="float">
            <text:p>18001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Fins a quin punt és el seu deure... recolzar les decisions que pren la policia, fins i tot quan no hi està d'acord?</text:p>
          </table:table-cell>
          <table:table-cell office:value-type="float" office:value="18002" calcext:value-type="float">
            <text:p>18002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fer el que la policia li diu encara que no entengui o no estigui d'acord amb les raons per fer-ho?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 fer el que la policia li diu que faci encara que no li agradi la manera com el tracten?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tilitzant aquesta targeta, si us plau, digui'm en quina mesura està d'acord o en desacord amb les afirmacions següents sobre la policia a Espanya.</text:p>
          </table:table-cell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general, la policia té el mateix sentit del que està bé i del que està malament que jo.</text:p>
          </table:table-cell>
          <table:table-cell office:value-type="float" office:value="18006" calcext:value-type="float">
            <text:p>18006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a policia defensa valors que són importants per a les persones com jo.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general, recolza la manera com se sol comportar la policia.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les decisions i les accions de la policia pesen massa les pressions dels partits polítics i dels polítics.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ra li faré una pregunta sobre la manera d'actuar de la policia.</text:p>
          </table:table-cell>
          <table:table-cell office:value-type="float" office:value="18010" calcext:value-type="float">
            <text:p>18010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mb quina freqüència diria que la policia accepta suborns a Espanya?</text:p>
          </table:table-cell>
          <table:table-cell office:value-type="float" office:value="18011" calcext:value-type="float">
            <text:p>18011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sculli la resposta d'aquesta targeta, en què 0 és mai i 10 és sempre.</text:p>
          </table:table-cell>
          <table:table-cell office:value-type="float" office:value="18012" calcext:value-type="float">
            <text:p>18012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ra passem a parlar sobre els tribunals que s'ocupen a Espanya de delictes com ara els robatoris a les cases i les agressions.</text:p>
          </table:table-cell>
          <table:table-cell office:value-type="float" office:value="18013" calcext:value-type="float">
            <text:p>18013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i us plau, recordi que ha de respondre tenint en compte la seva experiència o el que ha sentit.</text:p>
          </table:table-cell>
          <table:table-cell office:value-type="float" office:value="18014" calcext:value-type="float">
            <text:p>18014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Tenint en compte tot el que els tribunals s'espera que facin, vostè diria que fan bé o malament la seva feina?</text:p>
          </table:table-cell>
          <table:table-cell office:value-type="float" office:value="18015" calcext:value-type="float">
            <text:p>18015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sculli una resposta d'aquesta targeta.</text:p>
          </table:table-cell>
          <table:table-cell office:value-type="float" office:value="17981" calcext:value-type="float">
            <text:p>17981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i us plau, digui'm amb quina freqüència creu que els tribunals cometen errors que fan que persones culpables quedin en llibertat?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Utilitzi aquesta targeta, en què 0 és mai i 10 és sempre.</text:p>
          </table:table-cell>
          <table:table-cell office:value-type="float" office:value="18017" calcext:value-type="float">
            <text:p>18017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mb quina freqüència creu que els tribunals prenen decisions justes i imparcials basant-se en les proves que se'ls presenten?</text:p>
          </table:table-cell>
          <table:table-cell office:value-type="float" office:value="18018" calcext:value-type="float">
            <text:p>18018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ra li faré unes quantes preguntes sobre la probabilitat que determinades persones a Espanya siguin declarades culpables de delictes que no han comès.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uposi que dues persones, una de rica i una de pobra, són jutjades per un delicte idèntic que no han comès.</text:p>
          </table:table-cell>
          <table:table-cell office:value-type="float" office:value="18020" calcext:value-type="float">
            <text:p>18020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sculli una resposta d'aquesta targeta per indicar qui creu que és més probable que sigui declarat culpable.</text:p>
          </table:table-cell>
          <table:table-cell office:value-type="float" office:value="18021" calcext:value-type="float">
            <text:p>18021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ra, suposi que dues persones de raça o grup ètnic diferent són jutjades per un delicte idèntic que no han comès.</text:p>
          </table:table-cell>
          <table:table-cell office:value-type="float" office:value="18022" calcext:value-type="float">
            <text:p>18022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sculli una resposta d'aquesta targeta per indicar qui creu que és més probable que sigui declarat culpable.</text:p>
          </table:table-cell>
          <table:table-cell office:value-type="float" office:value="18021" calcext:value-type="float">
            <text:p>18021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Ara parlarem dels jutges i de la seva manera d'actuar.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Utilitzant aquesta targeta, si us plau, digui'm amb quina freqüència creu que els jutges accepten suborns a Espanya?</text:p>
          </table:table-cell>
          <table:table-cell office:value-type="float" office:value="18024" calcext:value-type="float">
            <text:p>18024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tilitzant aquesta targeta, si us plau, digui'm en quina mesura està d'acord o en desacord amb cadascuna de les afirmacions següents sobre Espanya avui dia.</text:p>
          </table:table-cell>
          <table:table-cell office:value-type="float" office:value="18025" calcext:value-type="float">
            <text:p>18025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general, els tribunals protegeixen més els interessos dels rics i dels poderosos que els de les persones normals.</text:p>
          </table:table-cell>
          <table:table-cell office:value-type="float" office:value="18026" calcext:value-type="float">
            <text:p>18026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s persones que infringeixen la llei haurien de rebre condemnes molt més dures que les que s'imposen ara.</text:p>
          </table:table-cell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Tothom té el deure de recolzar el veredicte final els tribunals.</text:p>
          </table:table-cell>
          <table:table-cell office:value-type="float" office:value="18028" calcext:value-type="float">
            <text:p>18028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Totes les lleis s'haurien d'obeir estrictament.</text:p>
          </table:table-cell>
          <table:table-cell office:value-type="float" office:value="18029" calcext:value-type="float">
            <text:p>18029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e vegades, per actuar correctament s'ha d'infringir la llei.</text:p>
          </table:table-cell>
          <table:table-cell office:value-type="float" office:value="18030" calcext:value-type="float">
            <text:p>18030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En les decisions i les accions dels tribunals pesen massa les pressions dels partits polítics i dels polítics.</text:p>
          </table:table-cell>
          <table:table-cell office:value-type="float" office:value="18031" calcext:value-type="float">
            <text:p>18031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a gent té opinions diferents sobre les penes que caldria imposar als que infringeixin la llei.</text:p>
          </table:table-cell>
          <table:table-cell office:value-type="float" office:value="18032" calcext:value-type="float">
            <text:p>18032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onsideri, per exemple, el cas d'un home de 25 anys a qui declaren culpable d'haver entrat a robar en una casa per segona vegada.</text:p>
          </table:table-cell>
          <table:table-cell office:value-type="float" office:value="18033" calcext:value-type="float">
            <text:p>18033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Quina pena de les següents creu que se li hauria d'imposar?</text:p>
          </table:table-cell>
          <table:table-cell office:value-type="float" office:value="18034" calcext:value-type="float">
            <text:p>18034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NTREVISTADOR: Si l' entrevistat vol triar més d'una pena, anoteu la que tingui el codi més baix.</text:p>
          </table:table-cell>
          <table:table-cell office:value-type="float" office:value="18035" calcext:value-type="float">
            <text:p>18035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l codi 1 és el més baix i el codi 5 és el més alt.</text:p>
          </table:table-cell>
          <table:table-cell office:value-type="float" office:value="18036" calcext:value-type="float">
            <text:p>18036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us pregunta què són la llibertat condicionada o la prestació de serveis comunitaris, si us plau, responeu:</text:p>
          </table:table-cell>
          <table:table-cell office:value-type="float" office:value="18037" calcext:value-type="float">
            <text:p>18037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"La llibertat condicionada implica que la persona que comet un delicte no ingressa a presó sempre que no torni a delinquir o compleixi altres requisits durant un període determinat".</text:p>
          </table:table-cell>
          <table:table-cell office:value-type="float" office:value="18038" calcext:value-type="float">
            <text:p>1803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"La prestació de serveis comunitaris són penes DIFERENTS a una pena de presó o una multa i en què s'exigeix al condemnat que faci una o diverses tasques en benefici de la comunitat".</text:p>
          </table:table-cell>
          <table:table-cell office:value-type="float" office:value="18039" calcext:value-type="float">
            <text:p>1803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I quina de les respostes d'aquesta targeta s'acosta més al període que vostè creu que hauria de passar a la presó?</text:p>
          </table:table-cell>
          <table:table-cell office:value-type="float" office:value="18040" calcext:value-type="float">
            <text:p>18040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Ara li faré unes quantes preguntes sobre el que faria si fos l'únic testimoni d'un delicte.</text:p>
          </table:table-cell>
          <table:table-cell office:value-type="float" office:value="18041" calcext:value-type="float">
            <text:p>18041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s preguntes següents no tenen targeta.</text:p>
          </table:table-cell>
          <table:table-cell office:value-type="float" office:value="17995" calcext:value-type="float">
            <text:p>17995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Imagini's que és el carrer i veu algú que tira un home a terra i li roba la cartera.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om és de probable que vostè truqués a la policia?</text:p>
          </table:table-cell>
          <table:table-cell office:value-type="float" office:value="18043" calcext:value-type="float">
            <text:p>18043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En quina mesura estaria disposat a identificar la persona que ho hagués fet?</text:p>
          </table:table-cell>
          <table:table-cell office:value-type="float" office:value="18044" calcext:value-type="float">
            <text:p>18044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I en quina mesura estaria disposat a declarar en contra de l'acusat en un judici?</text:p>
          </table:table-cell>
          <table:table-cell office:value-type="float" office:value="18045" calcext:value-type="float">
            <text:p>18045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Ara li faré unes quantes preguntes sobre coses que pot ser que hagi fet.</text:p>
          </table:table-cell>
          <table:table-cell office:value-type="float" office:value="18046" calcext:value-type="float">
            <text:p>18046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tilitzant aquesta targeta, digui'm si us plau amb quina freqüència ha fet cadascuna d'aquestes coses en els últims cinc anys.</text:p>
          </table:table-cell>
          <table:table-cell office:value-type="float" office:value="18047" calcext:value-type="float">
            <text:p>18047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Amb quina freqüència...</text:p>
          </table:table-cell>
          <table:table-cell office:value-type="float" office:value="18048" calcext:value-type="float">
            <text:p>18048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... ha presentat una reclamació exagerada o falsa a una companya d'assegurances?</text:p>
          </table:table-cell>
          <table:table-cell office:value-type="float" office:value="18049" calcext:value-type="float">
            <text:p>18049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 ha comprat una cosa que creu que podria haver estat robada?</text:p>
          </table:table-cell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 ha comès una infracció de trànsit com ara sobrepassar el límit de velocitat o bé saltarse un semàfor?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ESS_R05_2010_CAT_ES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òs vostè, quantes persones, adults i nens, viuen habitualment en aquesta casa?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string" calcext:value-type="string">
            <text:p>ESS_R05_2010_CAT_ES_13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uin any va néixer?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tzant aquesta targeta, quina relació té aquesta persona amb vostè?</text:p>
          </table:table-cell>
          <table:table-cell office:value-type="float" office:value="17335" calcext:value-type="float">
            <text:p>17335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'acaba de dir que viu amb el seu marit.</text:p>
          </table:table-cell>
          <table:table-cell office:value-type="float" office:value="18052" calcext:value-type="float">
            <text:p>18052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Quina de les situacions que figuren en aquesta targeta descriu la seva relació amb aquesta persona?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string" calcext:value-type="string">
            <text:p>ESS_R05_2010_CAT_ES_13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i puc demanar si ha viscut mai en parella sense estar casat o inscrit com a parella de fet?</text:p>
          </table:table-cell>
          <table:table-cell office:value-type="float" office:value="18054" calcext:value-type="float">
            <text:p>18054</text:p>
          </table:table-cell>
        </table:table-row>
        <table:table-row table:style-name="ro1">
          <table:table-cell office:value-type="string" calcext:value-type="string">
            <text:p>ESS_R05_2010_CAT_ES_13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Li puc demanar si s'ha divorciat mai o si ha dissolt una parella de fet inscrita?</text:p>
          </table:table-cell>
          <table:table-cell office:value-type="float" office:value="18055" calcext:value-type="float">
            <text:p>18055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Aquesta pregunta es refereix al seu estat civil, no a la persona amb qui conviu.</text:p>
          </table:table-cell>
          <table:table-cell office:value-type="float" office:value="17656" calcext:value-type="float">
            <text:p>17656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Quina de les situacions d'aquesta targeta descriu el seu estat civil actual?</text:p>
          </table:table-cell>
          <table:table-cell office:value-type="float" office:value="17657" calcext:value-type="float">
            <text:p>17657</text:p>
          </table:table-cell>
        </table:table-row>
        <table:table-row table:style-name="ro1">
          <table:table-cell office:value-type="string" calcext:value-type="string">
            <text:p>ESS_R05_2010_CAT_ES_13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Alguna vegada ha tingut algun fill (siguin seus o de la seva parella, incloent fills adoptats o en acolliment) vivint a casa seva?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string" calcext:value-type="string">
            <text:p>ESS_R05_2010_CAT_ES_137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Té telèfon fix en el seu domicili?</text:p>
          </table:table-cell>
          <table:table-cell office:value-type="float" office:value="18056" calcext:value-type="float">
            <text:p>18056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Quina d' aquestes frases que apareixen en aquesta targeta descriu millor el lloc on vostè viu?</text:p>
          </table:table-cell>
          <table:table-cell office:value-type="float" office:value="18057" calcext:value-type="float">
            <text:p>18057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Quin és el nivell d'estudis més alt que ha assolit?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ESS_R05_2010_CAT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Aproximadament, durant quants anys o cursos complets ha estudiat vostè, sigui a temps parcial o complet?</text:p>
          </table:table-cell>
          <table:table-cell office:value-type="float" office:value="17340" calcext:value-type="float">
            <text:p>17340</text:p>
          </table:table-cell>
        </table:table-row>
        <table:table-row table:style-name="ro1">
          <table:table-cell office:value-type="string" calcext:value-type="string">
            <text:p>ESS_R05_2010_CAT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diqui' m els anys o cursos complets sumant com mig any aquells en què hagi estat estudiant a temps parcial, és a dir, mentre treballava.</text:p>
          </table:table-cell>
          <table:table-cell office:value-type="float" office:value="18058" calcext:value-type="float">
            <text:p>18058</text:p>
          </table:table-cell>
        </table:table-row>
        <table:table-row table:style-name="ro1">
          <table:table-cell office:value-type="string" calcext:value-type="string">
            <text:p>ESS_R05_2010_CAT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Si us plau, indiqui-ho en anys escolars complets i no s' oblidi d' incloure els anys d' ensenyament obligatori.</text:p>
          </table:table-cell>
          <table:table-cell office:value-type="float" office:value="18059" calcext:value-type="float">
            <text:p>18059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Utilitzant aquesta targeta, em podria dir en quines d' aquestes situacions s' ha trobat vostè en els darrers set dies?</text:p>
          </table:table-cell>
          <table:table-cell office:value-type="float" office:value="18060" calcext:value-type="float">
            <text:p>18060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I quina d'aquestes descriu millor la seva situació en els darrers set dies?</text:p>
          </table:table-cell>
          <table:table-cell office:value-type="float" office:value="17869" calcext:value-type="float">
            <text:p>17869</text:p>
          </table:table-cell>
        </table:table-row>
        <table:table-row table:style-name="ro1">
          <table:table-cell office:value-type="string" calcext:value-type="string">
            <text:p>ESS_R05_2010_CAT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string" calcext:value-type="string">
            <text:p>ESS_R05_2010_CAT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Ha realitzat algun treball remunerat d' una hora o més en als darrers 7 dies?</text:p>
          </table:table-cell>
          <table:table-cell office:value-type="float" office:value="18061" calcext:value-type="float">
            <text:p>18061</text:p>
          </table:table-cell>
        </table:table-row>
        <table:table-row table:style-name="ro1">
          <table:table-cell office:value-type="string" calcext:value-type="string">
            <text:p>ESS_R05_2010_CAT_ES_14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Ha tingut en algun moment un treball remunerat?</text:p>
          </table:table-cell>
          <table:table-cell office:value-type="float" office:value="17349" calcext:value-type="float">
            <text:p>17349</text:p>
          </table:table-cell>
        </table:table-row>
        <table:table-row table:style-name="ro1">
          <table:table-cell office:value-type="string" calcext:value-type="string">
            <text:p>ESS_R05_2010_CAT_ES_14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Quin any va tenir el seu últim treball remunerat?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ESS_R05_2010_CAT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En la seva feina principal, vostè és ...?</text:p>
          </table:table-cell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string" calcext:value-type="string">
            <text:p>ESS_R05_2010_CAT_ES_14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Quants empleats té vostè?</text:p>
          </table:table-cell>
          <table:table-cell office:value-type="float" office:value="17352" calcext:value-type="float">
            <text:p>17352</text:p>
          </table:table-cell>
        </table:table-row>
        <table:table-row table:style-name="ro1">
          <table:table-cell office:value-type="string" calcext:value-type="string">
            <text:p>ESS_R05_2010_CAT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Té un contracte laboral...?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Quan vostè va començar la seva feina, creu que l'empresa/ organització per a la qual treballa la va considerar...</text:p>
          </table:table-cell>
          <table:table-cell office:value-type="float" office:value="18062" calcext:value-type="float">
            <text:p>18062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Incloent vostè, quants empleats hi ha habitualment al seu lloc de treball?</text:p>
          </table:table-cell>
          <table:table-cell office:value-type="float" office:value="17354" calcext:value-type="float">
            <text:p>17354</text:p>
          </table:table-cell>
        </table:table-row>
        <table:table-row table:style-name="ro1">
          <table:table-cell office:value-type="string" calcext:value-type="string">
            <text:p>ESS_R05_2010_CAT_ES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En la seva feina principal, és vostè responsable de supervisar el treball d' altres empleats?</text:p>
          </table:table-cell>
          <table:table-cell office:value-type="float" office:value="18063" calcext:value-type="float">
            <text:p>18063</text:p>
          </table:table-cell>
        </table:table-row>
        <table:table-row table:style-name="ro1">
          <table:table-cell office:value-type="string" calcext:value-type="string">
            <text:p>ESS_R05_2010_CAT_ES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Quants empleats estan al seu càrrec?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A continuació li llegiré un llistat d' activitats relacionades amb la seva vida laboral.</text:p>
          </table:table-cell>
          <table:table-cell office:value-type="float" office:value="18064" calcext:value-type="float">
            <text:p>18064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Utilitzant aquesta targeta, digui' m, si us plau, fins a quin punt la direcció o els seus caps al treball li permeten...</text:p>
          </table:table-cell>
          <table:table-cell office:value-type="float" office:value="18065" calcext:value-type="float">
            <text:p>18065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...decidir com organitzar el seu treball diari.</text:p>
          </table:table-cell>
          <table:table-cell office:value-type="float" office:value="18066" calcext:value-type="float">
            <text:p>18066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...elegir o canviar el seu ritme de treball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string" calcext:value-type="string">
            <text:p>ESS_R05_2010_CAT_ES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ense comptar les hores extres, remunerades o no, quantes hores de treball a la setmana consten en el contracte del seu treball principal?</text:p>
          </table:table-cell>
          <table:table-cell office:value-type="float" office:value="18067" calcext:value-type="float">
            <text:p>18067</text:p>
          </table:table-cell>
        </table:table-row>
        <table:table-row table:style-name="ro1">
          <table:table-cell office:value-type="string" calcext:value-type="string">
            <text:p>ESS_R05_2010_CAT_ES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Continuant amb el seu treball principal, amb independència del nombre d' hores estipulades en el seu contracte, quantes hores treballa normalment a la setmana, incloent hores extres, remunerades o no?</text:p>
          </table:table-cell>
          <table:table-cell office:value-type="float" office:value="18068" calcext:value-type="float">
            <text:p>18068</text:p>
          </table:table-cell>
        </table:table-row>
        <table:table-row table:style-name="ro1">
          <table:table-cell office:value-type="string" calcext:value-type="string">
            <text:p>ESS_R05_2010_CAT_ES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 què es dedica l' empresa o entitat on vostè treballa?</text:p>
          </table:table-cell>
          <table:table-cell office:value-type="float" office:value="18069" calcext:value-type="float">
            <text:p>18069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Per a quin dels tipus d' organitzacions d' aquesta targeta treballa vostè?</text:p>
          </table:table-cell>
          <table:table-cell office:value-type="float" office:value="18070" calcext:value-type="float">
            <text:p>18070</text:p>
          </table:table-cell>
        </table:table-row>
        <table:table-row table:style-name="ro1">
          <table:table-cell office:value-type="string" calcext:value-type="string">
            <text:p>ESS_R05_2010_CAT_ES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m definiria el càrrec o el lloc del seu treball principal?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 office:value-type="string" calcext:value-type="string">
            <text:p>ESS_R05_2010_CAT_ES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n el seu treball principal, quin tipus de tasca fa la major part del temps?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1">
          <table:table-cell office:value-type="string" calcext:value-type="string">
            <text:p>ESS_R05_2010_CAT_ES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Quin tipus de formació o de titulació requereix aquest treball?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Quina de les raons que apareixen en aquesta targeta descriu millor la raó principal per la qual va deixar la seva darrera feina?</text:p>
          </table:table-cell>
          <table:table-cell office:value-type="float" office:value="18072" calcext:value-type="float">
            <text:p>18072</text:p>
          </table:table-cell>
        </table:table-row>
        <table:table-row table:style-name="ro1">
          <table:table-cell office:value-type="string" calcext:value-type="string">
            <text:p>ESS_R05_2010_CAT_ES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En els darrers 10 anys, ha realitzat algun treball remunerat a un altre país durant al menys 6 mesos?</text:p>
          </table:table-cell>
          <table:table-cell office:value-type="float" office:value="18073" calcext:value-type="float">
            <text:p>18073</text:p>
          </table:table-cell>
        </table:table-row>
        <table:table-row table:style-name="ro1">
          <table:table-cell office:value-type="string" calcext:value-type="string">
            <text:p>ESS_R05_2010_CAT_ES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 algun moment de la seva vida ha estat a l' atur i buscant feina durant un període de més de tres mesos?</text:p>
          </table:table-cell>
          <table:table-cell office:value-type="float" office:value="18074" calcext:value-type="float">
            <text:p>18074</text:p>
          </table:table-cell>
        </table:table-row>
        <table:table-row table:style-name="ro1">
          <table:table-cell office:value-type="string" calcext:value-type="string">
            <text:p>ESS_R05_2010_CAT_ES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Algun d' aquests períodes ha durat 12 mesos o més?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string" calcext:value-type="string">
            <text:p>ESS_R05_2010_CAT_ES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Algun d' aquests períodes ha tingut lloc en els últims 5 anys?</text:p>
          </table:table-cell>
          <table:table-cell office:value-type="float" office:value="18076" calcext:value-type="float">
            <text:p>18076</text:p>
          </table:table-cell>
        </table:table-row>
        <table:table-row table:style-name="ro1">
          <table:table-cell office:value-type="string" calcext:value-type="string">
            <text:p>ESS_R05_2010_CAT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Està o ha estat afiliat a un sindicat o organització similar?</text:p>
          </table:table-cell>
          <table:table-cell office:value-type="float" office:value="17372" calcext:value-type="float">
            <text:p>1737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i us plau, consideri la totalitat dels ingressos de tots els membres de la llar.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Quina és la principal font d' ingressos de la seva llar?</text:p>
          </table:table-cell>
          <table:table-cell office:value-type="float" office:value="18077" calcext:value-type="float">
            <text:p>18077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Aproximadament SETMANAL:</text:p>
          </table:table-cell>
          <table:table-cell office:value-type="float" office:value="18079" calcext:value-type="float">
            <text:p>18079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Aproximadament MENSUAL: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Aproximadament ANUAL:</text:p>
          </table:table-cell>
          <table:table-cell office:value-type="float" office:value="18081" calcext:value-type="float">
            <text:p>18081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Aproximadament SETMANAL:</text:p>
          </table:table-cell>
          <table:table-cell office:value-type="float" office:value="18079" calcext:value-type="float">
            <text:p>18079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Aproximadament MENSUAL: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Si no coneix la quantitat exacta, digui' ns si us plau una quantitat aproximada.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Aproximadament ANUAL:</text:p>
          </table:table-cell>
          <table:table-cell office:value-type="float" office:value="18081" calcext:value-type="float">
            <text:p>18081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proximadament, quina proporció dels ingressos d' aquesta llar aporta vostè?</text:p>
          </table:table-cell>
          <table:table-cell office:value-type="float" office:value="18082" calcext:value-type="float">
            <text:p>18082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Quina de les afirmacions d' aquesta targeta descriu millor com se sent respecte als ingressos de la seva llar en l' actualitat?</text:p>
          </table:table-cell>
          <table:table-cell office:value-type="float" office:value="18083" calcext:value-type="float">
            <text:p>18083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i per qualsevol raó vostè es trobés en greus dificultats econòmiques i hagués de demanar diners per arribar a fi de mes, en quina mesura això li resultaria difícil o fàcil?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Quin és el nivell d'estudis més alt que ha assolit el seu marit?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quina d' aquestes situacions s' ha trobat el seu marit en els últims 7 dies?</text:p>
          </table:table-cell>
          <table:table-cell office:value-type="float" office:value="18084" calcext:value-type="float">
            <text:p>18084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I quina d'aquestes descriu millor la seva situació en els darrers 7 dies?</text:p>
          </table:table-cell>
          <table:table-cell office:value-type="float" office:value="18085" calcext:value-type="float">
            <text:p>18085</text:p>
          </table:table-cell>
        </table:table-row>
        <table:table-row table:style-name="ro1">
          <table:table-cell office:value-type="string" calcext:value-type="string">
            <text:p>ESS_R05_2010_CAT_ES_18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Permeti' m verificar les dades.</text:p>
          </table:table-cell>
          <table:table-cell office:value-type="float" office:value="18086" calcext:value-type="float">
            <text:p>18086</text:p>
          </table:table-cell>
        </table:table-row>
        <table:table-row table:style-name="ro1">
          <table:table-cell office:value-type="string" calcext:value-type="string">
            <text:p>ESS_R05_2010_CAT_ES_18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El seu marit ha realitzat algun treball remunerat (d' una hora o més) en els últims 7 dies?</text:p>
          </table:table-cell>
          <table:table-cell office:value-type="float" office:value="18087" calcext:value-type="float">
            <text:p>18087</text:p>
          </table:table-cell>
        </table:table-row>
        <table:table-row table:style-name="ro1">
          <table:table-cell office:value-type="string" calcext:value-type="string">
            <text:p>ESS_R05_2010_CAT_ES_18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Com definiria el càrrec o lloc del treball principal del seu marit?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string" calcext:value-type="string">
            <text:p>ESS_R05_2010_CAT_ES_18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 el seu treball principal, quin tipus de tasca fa el seu marit la major part del temps?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string" calcext:value-type="string">
            <text:p>ESS_R05_2010_CAT_ES_18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ESS_R05_2010_CAT_ES_18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n la seva feina principal, el seu marit és ...?</text:p>
          </table:table-cell>
          <table:table-cell office:value-type="float" office:value="18088" calcext:value-type="float">
            <text:p>18088</text:p>
          </table:table-cell>
        </table:table-row>
        <table:table-row table:style-name="ro1">
          <table:table-cell office:value-type="string" calcext:value-type="string">
            <text:p>ESS_R05_2010_CAT_ES_18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Quants empleats té el seu marit, si és que en té?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ESS_R05_2010_CAT_ES_18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En el seu treball principal, el seu marit és responsable de supervisar el treball d' altres empleats?</text:p>
          </table:table-cell>
          <table:table-cell office:value-type="float" office:value="18089" calcext:value-type="float">
            <text:p>18089</text:p>
          </table:table-cell>
        </table:table-row>
        <table:table-row table:style-name="ro1">
          <table:table-cell office:value-type="string" calcext:value-type="string">
            <text:p>ESS_R05_2010_CAT_ES_18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Quants empleats estan al càrrec del seu marit?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ESS_R05_2010_CAT_ES_19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Continuant amb el seu marit, quantes hores treballa normalment a la setmana (en la seva feina principal)?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1">
          <table:table-cell office:value-type="string" calcext:value-type="string">
            <text:p>ESS_R05_2010_CAT_ES_19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Si us plau, inclogui les hores extres, siguin o no remunerades.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Quin és el nivell d'estudis més alt assolit pel seu pare?</text:p>
          </table:table-cell>
          <table:table-cell office:value-type="float" office:value="18091" calcext:value-type="float">
            <text:p>18091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Quan vostè tenia 14 anys, el seu pare treballava per compte d' altri, treballava per compte propi, o en aquell temps no treballava?</text:p>
          </table:table-cell>
          <table:table-cell office:value-type="float" office:value="18092" calcext:value-type="float">
            <text:p>18092</text:p>
          </table:table-cell>
        </table:table-row>
        <table:table-row table:style-name="ro1">
          <table:table-cell office:value-type="string" calcext:value-type="string">
            <text:p>ESS_R05_2010_CAT_ES_19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Quants empleats tenia el seu pare al seu càrrec?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 office:value-type="string" calcext:value-type="string">
            <text:p>ESS_R05_2010_CAT_ES_19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Era el seu pare responsable de supervisar el treball d' altres empleats?</text:p>
          </table:table-cell>
          <table:table-cell office:value-type="float" office:value="18093" calcext:value-type="float">
            <text:p>18093</text:p>
          </table:table-cell>
        </table:table-row>
        <table:table-row table:style-name="ro1">
          <table:table-cell office:value-type="string" calcext:value-type="string">
            <text:p>ESS_R05_2010_CAT_ES_19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I, seguint amb el seu pare, com definiria el seu càrrec o lloc del treball principal?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Quina de les professions o ocupacions que apareixen en aquesta targeta descriu millor el tipus de treball que feia el seu pare quan vostè tenia 14 anys?</text:p>
          </table:table-cell>
          <table:table-cell office:value-type="float" office:value="17406" calcext:value-type="float">
            <text:p>174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Quin és el nivell d'estudis més alt assolit per la seva mare?</text:p>
          </table:table-cell>
          <table:table-cell office:value-type="float" office:value="18094" calcext:value-type="float">
            <text:p>18094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Quan vostè tenia 14 anys, la seva mare treballava per compte d' altri, treballava per compte propi, o en aquell temps no treballava?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string" calcext:value-type="string">
            <text:p>ESS_R05_2010_CAT_ES_19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Quants empleats tenia la seva mare al seu càrrec?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ESS_R05_2010_CAT_ES_20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Era la seva mare responsable de supervisar el treball d' altres empleats?</text:p>
          </table:table-cell>
          <table:table-cell office:value-type="float" office:value="18096" calcext:value-type="float">
            <text:p>18096</text:p>
          </table:table-cell>
        </table:table-row>
        <table:table-row table:style-name="ro1">
          <table:table-cell office:value-type="string" calcext:value-type="string">
            <text:p>ESS_R05_2010_CAT_ES_20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I, seguint amb la seva mare, com definiria el seu càrrec o lloc del treball principal?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Quina de les professions o ocupacions que apareixen en aquesta targeta descriu millor el tipus de treball que feia la seva mare quan vostè tenia 14 anys?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string" calcext:value-type="string">
            <text:p>ESS_R05_2010_CAT_ES_20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Durant els últims dotze mesos, ha assistit vostè a algun curs, seminari o conferència per tal de millorar els seus coneixements o habilitats laborals?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string" calcext:value-type="string">
            <text:p>ESS_R05_2010_CAT_ES_20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En total, quants dies diria que ha durat aquest procés de formació o d'educació que ha seguit els últims 12 mesos?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string" calcext:value-type="string">
            <text:p>ESS_R05_2010_CAT_ES_20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Si us plau, compti dues meitats de dia com un dia sencer.</text:p>
          </table:table-cell>
          <table:table-cell office:value-type="float" office:value="18098" calcext:value-type="float">
            <text:p>18098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Pensi en el que ha après durant aquestes activitats de formació o d'educació.</text:p>
          </table:table-cell>
          <table:table-cell office:value-type="float" office:value="18099" calcext:value-type="float">
            <text:p>18099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En quina mesura el que ha après li seria útil si volgués anar a treballar per una altra organització o empresa?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Quina part d'aquesta formació o educació va pagar la seva empresa o organització?</text:p>
          </table:table-cell>
          <table:table-cell office:value-type="float" office:value="18101" calcext:value-type="float">
            <text:p>18101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Per ajudar-nos a millorar les preguntes d'aquest qüestionari en futures ocasions, li farem unes últimes preguntes sobre diverses qüestions semblants a les que ja han aparegut en el qüestionari que acaba de respondre.</text:p>
          </table:table-cell>
          <table:table-cell office:value-type="float" office:value="18102" calcext:value-type="float">
            <text:p>18102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Si us plau, no provi de recordar el que ha respost abans, respongui les preguntes com si fossin del tot noves.</text:p>
          </table:table-cell>
          <table:table-cell office:value-type="float" office:value="18103" calcext:value-type="float">
            <text:p>18103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Les primeres preguntes fan referència a l'estona que passa mirant la televisió, escoltant la ràdio i llegint el diari.</text:p>
          </table:table-cell>
          <table:table-cell office:value-type="float" office:value="18104" calcext:value-type="float">
            <text:p>18104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En un dia feiner, quant temps passa normalment mirant la televisió?</text:p>
          </table:table-cell>
          <table:table-cell office:value-type="float" office:value="18105" calcext:value-type="float">
            <text:p>18105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Si us plau, inclogui el temps que passa mirant la televisió a través d'Internet.</text:p>
          </table:table-cell>
          <table:table-cell office:value-type="float" office:value="18106" calcext:value-type="float">
            <text:p>1810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En un dia feiner, quant temps passa normalment escoltant la ràdio?</text:p>
          </table:table-cell>
          <table:table-cell office:value-type="float" office:value="18107" calcext:value-type="float">
            <text:p>18107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Si us plau, inclogui el temps que passa escoltant la ràdio a través d'Internet.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En un dia feiner, quant temps passa normalment llegint el diari?</text:p>
          </table:table-cell>
          <table:table-cell office:value-type="float" office:value="18109" calcext:value-type="float">
            <text:p>18109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Si us plau, inclogui el temps que passa llegint els diaris a través d'Internet.</text:p>
          </table:table-cell>
          <table:table-cell office:value-type="float" office:value="18110" calcext:value-type="float">
            <text:p>18110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Ara m'agradaria fer-li unes quantes preguntes sobre política i el govern.</text:p>
          </table:table-cell>
          <table:table-cell office:value-type="float" office:value="18111" calcext:value-type="float">
            <text:p>18111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En quina mesura diria que el sistema polític espanyol permet que persones com vostè diguin la seva en el que fa el govern?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MOSTREU TARJETA L</text:p>
          </table:table-cell>
          <table:table-cell office:value-type="float" office:value="18113" calcext:value-type="float">
            <text:p>18113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Creu que vostè podria participar activament en un grup de caràcter polític?</text:p>
          </table:table-cell>
          <table:table-cell office:value-type="float" office:value="18114" calcext:value-type="float">
            <text:p>18114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En quina mesura diria que el sistema polític espanyol permet a persones com vostè influir directament en la vida política?</text:p>
          </table:table-cell>
          <table:table-cell office:value-type="float" office:value="18115" calcext:value-type="float">
            <text:p>18115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Quanta confiança té en la seva capacitat per participar en la política?</text:p>
          </table:table-cell>
          <table:table-cell office:value-type="float" office:value="18116" calcext:value-type="float">
            <text:p>18116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Per ajudar-nos a millorar les preguntes d'aquest qüestionari en futures ocasions, li farem unes últimes preguntes sobre diverses qüestions semblants a les que ja han aparegut en el qüestionari que acaba de respondre.</text:p>
          </table:table-cell>
          <table:table-cell office:value-type="float" office:value="18102" calcext:value-type="float">
            <text:p>18102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Si us plau, no provi de recordar el que ha respost abans, respongui les preguntes com si fossin del tot noves.</text:p>
          </table:table-cell>
          <table:table-cell office:value-type="float" office:value="18103" calcext:value-type="float">
            <text:p>18103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Les primeres preguntes fan referència a l'estona que passa mirant la televisió, escoltant la ràdio i llegint el diari.</text:p>
          </table:table-cell>
          <table:table-cell office:value-type="float" office:value="18104" calcext:value-type="float">
            <text:p>18104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En un dia feiner, quant temps passa normalment mirant la televisió?</text:p>
          </table:table-cell>
          <table:table-cell office:value-type="float" office:value="18105" calcext:value-type="float">
            <text:p>18105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Si us plau, inclogui el temps que passa mirant la televisió a través d'Internet.</text:p>
          </table:table-cell>
          <table:table-cell office:value-type="float" office:value="18106" calcext:value-type="float">
            <text:p>18106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De nou, en un dia feiner, quant d'aquest temps que passa mirant la televisió el passa mirant notícies o programes de política i actualitat?</text:p>
          </table:table-cell>
          <table:table-cell office:value-type="float" office:value="18117" calcext:value-type="float">
            <text:p>18117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En un dia feiner, quant temps passa normalment escoltant la ràdio?</text:p>
          </table:table-cell>
          <table:table-cell office:value-type="float" office:value="18107" calcext:value-type="float">
            <text:p>18107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Si us plau, inclogui el temps que passa escoltant la ràdio a través d'Internet.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I, de nou, en un dia feiner, quant d'aquest temps que passa escoltant la ràdio el passa escoltant notícies o altres programes de política i actualitat?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En un dia feiner, quant temps passa normalment llegint el diari?</text:p>
          </table:table-cell>
          <table:table-cell office:value-type="float" office:value="18109" calcext:value-type="float">
            <text:p>18109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Si us plau, inclogui el temps que passa llegint els diaris a través d'Internet.</text:p>
          </table:table-cell>
          <table:table-cell office:value-type="float" office:value="18110" calcext:value-type="float">
            <text:p>18110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I quant d'aquest temps el dedica a llegir noticies sobre política i temes d'actualitat?</text:p>
          </table:table-cell>
          <table:table-cell office:value-type="float" office:value="18119" calcext:value-type="float">
            <text:p>18119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Ara ens agradaria que tingués en compte només l'estona que mira la televisió, escolta la ràdio o llegeix els diaris a través d'Internet.</text:p>
          </table:table-cell>
          <table:table-cell office:value-type="float" office:value="18120" calcext:value-type="float">
            <text:p>1812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En un dia feiner, quant temps passa utilitzant Internet per mirar programes de televisió?</text:p>
          </table:table-cell>
          <table:table-cell office:value-type="float" office:value="18121" calcext:value-type="float">
            <text:p>18121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I quant d'aquest temps el passa mirant programes de política i actualitat?</text:p>
          </table:table-cell>
          <table:table-cell office:value-type="float" office:value="18122" calcext:value-type="float">
            <text:p>18122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En un dia feiner, quant temps passa utilitzant</text:p>
          </table:table-cell>
          <table:table-cell office:value-type="float" office:value="18123" calcext:value-type="float">
            <text:p>18123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Internet per escoltar la ràdio?</text:p>
          </table:table-cell>
          <table:table-cell office:value-type="float" office:value="18124" calcext:value-type="float">
            <text:p>18124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I quant d'aquest temps el passa escoltant programes de ràdio sobre política i actualitat?</text:p>
          </table:table-cell>
          <table:table-cell office:value-type="float" office:value="18125" calcext:value-type="float">
            <text:p>18125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OSTREU TARGETA R En un dia feiner, quant temps passa utilitzant Internet per llegir el diari?</text:p>
          </table:table-cell>
          <table:table-cell office:value-type="float" office:value="18126" calcext:value-type="float">
            <text:p>18126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I quant d'aquest temps el dedica a llegir noticies sobre política i temes d'actualitat?</text:p>
          </table:table-cell>
          <table:table-cell office:value-type="float" office:value="18119" calcext:value-type="float">
            <text:p>18119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En un dia feiner, quant temps passa, en total, utilitzant Internet per activitats que no siguin mirar la televisió, escoltar la ràdio i llegir els diaris?</text:p>
          </table:table-cell>
          <table:table-cell office:value-type="float" office:value="18127" calcext:value-type="float">
            <text:p>18127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I quant d'aquest temps el dedica a activitats relacionades amb la política i temes d'actualitat?</text:p>
          </table:table-cell>
          <table:table-cell office:value-type="float" office:value="18128" calcext:value-type="float">
            <text:p>18128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nint en compte la seva pròpia experiència o el que ha sentit, fins a quin punt creu que la policia és eficaç a Espanya en la prevenció de delictes en què es fa servir o s'amenaça de fer servir la violència?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sculli la resposta d'aquesta targeta, en què 0 és extremadament ineficaç i 10 és extremadament eficaç.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ins a quin punt creu que la policia és eficaç a Espanya a l'hora d'agafar els que entren a robar a les cases?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 succeís un delicte amb violència a prop d'on viu vostè i truquessin a la policia, com de lent o ràpid creu que arribaria al lloc del delicte?</text:p>
          </table:table-cell>
          <table:table-cell office:value-type="float" office:value="18129" calcext:value-type="float">
            <text:p>18129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sculli la resposta d'aquesta targeta, en què 0 és extremadament lent i 10 és extremadament ràpid.</text:p>
          </table:table-cell>
          <table:table-cell office:value-type="float" office:value="17993" calcext:value-type="float">
            <text:p>17993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int en compte la seva pròpia experiència o el que ha sentit, amb quina freqüència diria que la policia a Espanya tracta les persones amb respecte...</text:p>
          </table:table-cell>
          <table:table-cell office:value-type="float" office:value="18130" calcext:value-type="float">
            <text:p>18130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mb quina freqüència diria que la policia pren decisions justes i imparcials en els casos dels quals s'ocupa?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 quan tracta amb la gent a Espanya, amb quina freqüència diria que la policia explica les decisions que pren i les accions que fa quan li ho demanen?</text:p>
          </table:table-cell>
          <table:table-cell office:value-type="float" office:value="18131" calcext:value-type="float">
            <text:p>18131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iria que...</text:p>
          </table:table-cell>
          <table:table-cell office:value-type="float" office:value="17999" calcext:value-type="float">
            <text:p>17999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tilitzant aquesta targeta, si us plau, digui'm quina probabilitat hi hauria que l'agafessin i el castiguessin ... si presentés una reclamació exagerada o falsa a una companya d'assegurances?</text:p>
          </table:table-cell>
          <table:table-cell office:value-type="float" office:value="18132" calcext:value-type="float">
            <text:p>18132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si comprés una cosa que creu que podria haver estat robada?</text:p>
          </table:table-cell>
          <table:table-cell office:value-type="float" office:value="18133" calcext:value-type="float">
            <text:p>18133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si cometés una infracció de trànsit, com ara sobrepassar el límit de velocitat o bé saltar-se un semàfor?</text:p>
          </table:table-cell>
          <table:table-cell office:value-type="float" office:value="18134" calcext:value-type="float">
            <text:p>18134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Utilitzi aquesta targeta, en la qual 1 és Gens probable, i 4 Molt probable.</text:p>
          </table:table-cell>
          <table:table-cell office:value-type="float" office:value="18135" calcext:value-type="float">
            <text:p>18135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Quina probabilitat hi hauria que l'agafessin i el castiguessin ...si presentés una reclamació exagerada o falsa a una companya d'assegurances?</text:p>
          </table:table-cell>
          <table:table-cell office:value-type="float" office:value="18136" calcext:value-type="float">
            <text:p>1813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...si cometés una infracció de trànsit com ara sobrepassar el límit de velocitat o bé saltar-se un semàfor?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...si cometés una infracció de trànsit com ara sobrepassar el límit de velocitat o bé saltar-se un semàfor?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Tenint en compte la seva pròpia experiència o el que ha sentit, fins a quin punt creu que la policia és eficaç a Espanya en la prevenció de delictes en què es fa servir o s'amenaça de fer servir la violència?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Triï la resposta d'aquesta targeta, en la qual 0 vol dir molt ineficaç i 4 molt eficaç.</text:p>
          </table:table-cell>
          <table:table-cell office:value-type="float" office:value="18138" calcext:value-type="float">
            <text:p>18138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Fins a quin punt creu que la policia és eficaç a Espanya a l'hora d'agafar els que entren a robar a les cases?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Si succeís un delicte amb violència a prop d'on viu vostè i truquessin a la policia, com de lent o ràpid creu que arribaria al lloc del delicte?</text:p>
          </table:table-cell>
          <table:table-cell office:value-type="float" office:value="18129" calcext:value-type="float">
            <text:p>18129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Tenint en compte la seva pròpia experiència o el que ha sentit, amb quina freqüència diria que la policia a Espanya tracta les persones amb respecte?</text:p>
          </table:table-cell>
          <table:table-cell office:value-type="float" office:value="18139" calcext:value-type="float">
            <text:p>18139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Triï la resposta d'aquesta targeta, en què 0 vol dir gairebé mai i 10 vol dir gairebé sempre.</text:p>
          </table:table-cell>
          <table:table-cell office:value-type="float" office:value="18140" calcext:value-type="float">
            <text:p>18140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Amb quina freqüència diria que la policia pren decisions justes i imparcials en els casos dels quals s'ocupa?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I quan tracta amb la gent a Espanya, amb quina freqüència diria que la policia explica les decisions que pren i les accions que fa quan li ho demanen?</text:p>
          </table:table-cell>
          <table:table-cell office:value-type="float" office:value="18131" calcext:value-type="float">
            <text:p>18131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Si us plau, per respondre utilitzi aquesta targeta, en la qual 1 és Molt improbable, i 4 Molt probable.</text:p>
          </table:table-cell>
          <table:table-cell office:value-type="float" office:value="18141" calcext:value-type="float">
            <text:p>18141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Quina probabilitat hi hauria que l'agafessin i el castiguessin ...si presentés una reclamació exagerada o falsa a una companya d'assegurances?</text:p>
          </table:table-cell>
          <table:table-cell office:value-type="float" office:value="18136" calcext:value-type="float">
            <text:p>18136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... si comprés una cosa que creu que podria haver estat robada?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...si cometés una infracció de trànsit com ara sobrepassar el límit de velocitat o bé saltar-se un semàfor?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Tenint en compte la seva pròpia experiència o el que ha sentit, fins a quin punt creu que la policia és eficaç a Espanya en la prevenció de delictes en què es fa servir o s'amenaça de fer servir la violència?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Fins a quin punt creu que la policia és eficaç a Espanya a l'hora d'agafar els que entren a robar a les cases?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Si succeís un delicte amb violència a prop d'on viu vostè i truquessin a la policia, com de lent o ràpid creu que arribaria al lloc del delicte?</text:p>
          </table:table-cell>
          <table:table-cell office:value-type="float" office:value="18129" calcext:value-type="float">
            <text:p>18129</text:p>
          </table:table-cell>
        </table:table-row>
        <table:table-row table:style-name="ro1">
          <table:table-cell office:value-type="string" calcext:value-type="string">
            <text:p>ESS_R05_2010_CAT_ES_252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Tenint en compte la seva pròpia experiència o el que ha sentit, amb quina freqüència diria que la policia tracta les persones amb respecte?</text:p>
          </table:table-cell>
          <table:table-cell office:value-type="float" office:value="18142" calcext:value-type="float">
            <text:p>18142</text:p>
          </table:table-cell>
        </table:table-row>
        <table:table-row table:style-name="ro1">
          <table:table-cell office:value-type="string" calcext:value-type="string">
            <text:p>ESS_R05_2010_CAT_ES_253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Amb quina freqüència diria que la policia pren decisions justes i imparcials en els casos dels quals s'ocupa?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S_R05_2010_CAT_ES_254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I quan tracta amb la gent a Espanya, amb quina freqüència diria que la policia explica les decisions que pren i les accions que fa quan li ho demanen?</text:p>
          </table:table-cell>
          <table:table-cell office:value-type="float" office:value="18131" calcext:value-type="float">
            <text:p>18131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ens</text:p>
          </table:table-cell>
          <table:table-cell office:value-type="float" office:value="47460" calcext:value-type="float">
            <text:p>474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ys de ½ hora</text:p>
          </table:table-cell>
          <table:table-cell office:value-type="float" office:value="47461" calcext:value-type="float">
            <text:p>4746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½ hora a 1 hora</text:p>
          </table:table-cell>
          <table:table-cell office:value-type="float" office:value="47462" calcext:value-type="float">
            <text:p>474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s d' 1, fins a 1 ½ hora</text:p>
          </table:table-cell>
          <table:table-cell office:value-type="float" office:value="47463" calcext:value-type="float">
            <text:p>4746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' 1 ½, fins a 2 hores</text:p>
          </table:table-cell>
          <table:table-cell office:value-type="float" office:value="47464" calcext:value-type="float">
            <text:p>4746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2, fins a 2 ½ hores</text:p>
          </table:table-cell>
          <table:table-cell office:value-type="float" office:value="47465" calcext:value-type="float">
            <text:p>474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2 ½, fins a 3 hores</text:p>
          </table:table-cell>
          <table:table-cell office:value-type="float" office:value="47466" calcext:value-type="float">
            <text:p>474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és de 3 hores</text:p>
          </table:table-cell>
          <table:table-cell office:value-type="float" office:value="47467" calcext:value-type="float">
            <text:p>474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ho sap)</text:p>
          </table:table-cell>
          <table:table-cell office:value-type="float" office:value="47468" calcext:value-type="float">
            <text:p>4746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hi tinc accés ni a casa ni a la feina</text:p>
          </table:table-cell>
          <table:table-cell office:value-type="float" office:value="47469" calcext:value-type="float">
            <text:p>4746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els faig servir mai</text:p>
          </table:table-cell>
          <table:table-cell office:value-type="float" office:value="47470" calcext:value-type="float">
            <text:p>4747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ys d' una vegada al mes</text:p>
          </table:table-cell>
          <table:table-cell office:value-type="float" office:value="47471" calcext:value-type="float">
            <text:p>474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gada al mes</text:p>
          </table:table-cell>
          <table:table-cell office:value-type="float" office:value="47472" calcext:value-type="float">
            <text:p>474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àries vegades al mes</text:p>
          </table:table-cell>
          <table:table-cell office:value-type="float" office:value="47473" calcext:value-type="float">
            <text:p>4747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gada a la setmana</text:p>
          </table:table-cell>
          <table:table-cell office:value-type="float" office:value="47474" calcext:value-type="float">
            <text:p>4747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7475" calcext:value-type="float">
            <text:p>47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ts els dies</text:p>
          </table:table-cell>
          <table:table-cell office:value-type="float" office:value="47476" calcext:value-type="float">
            <text:p>4747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ho sap)</text:p>
          </table:table-cell>
          <table:table-cell office:value-type="float" office:value="47477" calcext:value-type="float">
            <text:p>4747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Un mai no és prou prudent</text:p>
          </table:table-cell>
          <table:table-cell office:value-type="float" office:value="45293" calcext:value-type="float">
            <text:p>45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45294" calcext:value-type="float">
            <text:p>45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5295" calcext:value-type="float">
            <text:p>45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45296" calcext:value-type="float">
            <text:p>45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45297" calcext:value-type="float">
            <text:p>45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45298" calcext:value-type="float">
            <text:p>452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45299" calcext:value-type="float">
            <text:p>452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45300" calcext:value-type="float">
            <text:p>45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45301" calcext:value-type="float">
            <text:p>45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45302" calcext:value-type="float">
            <text:p>45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Es pot confiar en la majoria de la gent</text:p>
          </table:table-cell>
          <table:table-cell office:value-type="float" office:value="45303" calcext:value-type="float">
            <text:p>45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ho sap)</text:p>
          </table:table-cell>
          <table:table-cell office:value-type="float" office:value="45304" calcext:value-type="float">
            <text:p>45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joria de la gent intentaría aprofitar-se de mi</text:p>
          </table:table-cell>
          <table:table-cell office:value-type="float" office:value="45305" calcext:value-type="float">
            <text:p>453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5306" calcext:value-type="float">
            <text:p>453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5307" calcext:value-type="float">
            <text:p>45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5308" calcext:value-type="float">
            <text:p>45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309" calcext:value-type="float">
            <text:p>45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5310" calcext:value-type="float">
            <text:p>45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5311" calcext:value-type="float">
            <text:p>45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5312" calcext:value-type="float">
            <text:p>453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5313" calcext:value-type="float">
            <text:p>453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45314" calcext:value-type="float">
            <text:p>45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joria la gent seria honrada amb mi</text:p>
          </table:table-cell>
          <table:table-cell office:value-type="float" office:value="45315" calcext:value-type="float">
            <text:p>45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ho sap)</text:p>
          </table:table-cell>
          <table:table-cell office:value-type="float" office:value="45316" calcext:value-type="float">
            <text:p>453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joria de les vegades la gent mira per sí mateixa</text:p>
          </table:table-cell>
          <table:table-cell office:value-type="float" office:value="45317" calcext:value-type="float">
            <text:p>453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45318" calcext:value-type="float">
            <text:p>453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45319" calcext:value-type="float">
            <text:p>453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5320" calcext:value-type="float">
            <text:p>453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45322" calcext:value-type="float">
            <text:p>45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45323" calcext:value-type="float">
            <text:p>453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45324" calcext:value-type="float">
            <text:p>45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45325" calcext:value-type="float">
            <text:p>453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45326" calcext:value-type="float">
            <text:p>453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joria de les vegades la gent intenta ajudar els altres</text:p>
          </table:table-cell>
          <table:table-cell office:value-type="float" office:value="45327" calcext:value-type="float">
            <text:p>45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ho sap)</text:p>
          </table:table-cell>
          <table:table-cell office:value-type="float" office:value="45328" calcext:value-type="float">
            <text:p>45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lt</text:p>
          </table:table-cell>
          <table:table-cell office:value-type="float" office:value="45329" calcext:value-type="float">
            <text:p>45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</text:p>
          </table:table-cell>
          <table:table-cell office:value-type="float" office:value="45330" calcext:value-type="float">
            <text:p>45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</text:p>
          </table:table-cell>
          <table:table-cell office:value-type="float" office:value="45331" calcext:value-type="float">
            <text:p>45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ns</text:p>
          </table:table-cell>
          <table:table-cell office:value-type="float" office:value="45332" calcext:value-type="float">
            <text:p>45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5_2010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ho sap)</text:p>
          </table:table-cell>
          <table:table-cell office:value-type="float" office:value="45333" calcext:value-type="float">
            <text:p>45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hi confio en absolut</text:p>
          </table:table-cell>
          <table:table-cell office:value-type="float" office:value="45346" calcext:value-type="float">
            <text:p>45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45347" calcext:value-type="float">
            <text:p>45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45348" calcext:value-type="float">
            <text:p>45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45349" calcext:value-type="float">
            <text:p>453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45350" calcext:value-type="float">
            <text:p>45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45351" calcext:value-type="float">
            <text:p>45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45352" calcext:value-type="float">
            <text:p>45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45353" calcext:value-type="float">
            <text:p>453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45354" calcext:value-type="float">
            <text:p>45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45355" calcext:value-type="float">
            <text:p>45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Hi confio plenament</text:p>
          </table:table-cell>
          <table:table-cell office:value-type="float" office:value="45356" calcext:value-type="float">
            <text:p>453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ho sap)</text:p>
          </table:table-cell>
          <table:table-cell office:value-type="float" office:value="45357" calcext:value-type="float">
            <text:p>45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5_2010_CAT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molt proper</text:p>
          </table:table-cell>
          <table:table-cell office:value-type="float" office:value="45361" calcext:value-type="float">
            <text:p>453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bastant proper</text:p>
          </table:table-cell>
          <table:table-cell office:value-type="float" office:value="45362" calcext:value-type="float">
            <text:p>453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poc proper</text:p>
          </table:table-cell>
          <table:table-cell office:value-type="float" office:value="45363" calcext:value-type="float">
            <text:p>45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gens proper</text:p>
          </table:table-cell>
          <table:table-cell office:value-type="float" office:value="45364" calcext:value-type="float">
            <text:p>453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5_2010_CAT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No ho sap)</text:p>
          </table:table-cell>
          <table:table-cell office:value-type="float" office:value="45365" calcext:value-type="float">
            <text:p>453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5_2010_CAT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Esquerra</text:p>
          </table:table-cell>
          <table:table-cell office:value-type="float" office:value="45366" calcext:value-type="float">
            <text:p>453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45367" calcext:value-type="float">
            <text:p>453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45368" calcext:value-type="float">
            <text:p>453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45369" calcext:value-type="float">
            <text:p>453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45370" calcext:value-type="float">
            <text:p>45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45371" calcext:value-type="float">
            <text:p>45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45372" calcext:value-type="float">
            <text:p>45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45373" calcext:value-type="float">
            <text:p>453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45374" calcext:value-type="float">
            <text:p>45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45375" calcext:value-type="float">
            <text:p>453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Dreta</text:p>
          </table:table-cell>
          <table:table-cell office:value-type="float" office:value="45376" calcext:value-type="float">
            <text:p>453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ho sap)</text:p>
          </table:table-cell>
          <table:table-cell office:value-type="float" office:value="45377" calcext:value-type="float">
            <text:p>453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 insatisfet</text:p>
          </table:table-cell>
          <table:table-cell office:value-type="float" office:value="45378" calcext:value-type="float">
            <text:p>45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45379" calcext:value-type="float">
            <text:p>453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45380" calcext:value-type="float">
            <text:p>453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45381" calcext:value-type="float">
            <text:p>45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45382" calcext:value-type="float">
            <text:p>45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45383" calcext:value-type="float">
            <text:p>45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45384" calcext:value-type="float">
            <text:p>453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45385" calcext:value-type="float">
            <text:p>45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45386" calcext:value-type="float">
            <text:p>453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45387" calcext:value-type="float">
            <text:p>45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 satisfet</text:p>
          </table:table-cell>
          <table:table-cell office:value-type="float" office:value="45388" calcext:value-type="float">
            <text:p>45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ho sap)</text:p>
          </table:table-cell>
          <table:table-cell office:value-type="float" office:value="45389" calcext:value-type="float">
            <text:p>453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olt malament</text:p>
          </table:table-cell>
          <table:table-cell office:value-type="float" office:value="45390" calcext:value-type="float">
            <text:p>453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45391" calcext:value-type="float">
            <text:p>453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45392" calcext:value-type="float">
            <text:p>453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45393" calcext:value-type="float">
            <text:p>45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45394" calcext:value-type="float">
            <text:p>45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45395" calcext:value-type="float">
            <text:p>45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45396" calcext:value-type="float">
            <text:p>453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45397" calcext:value-type="float">
            <text:p>453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45398" calcext:value-type="float">
            <text:p>45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45399" calcext:value-type="float">
            <text:p>453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olt bé</text:p>
          </table:table-cell>
          <table:table-cell office:value-type="float" office:value="45400" calcext:value-type="float">
            <text:p>45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ho sap)</text:p>
          </table:table-cell>
          <table:table-cell office:value-type="float" office:value="45401" calcext:value-type="float">
            <text:p>45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olt malament</text:p>
          </table:table-cell>
          <table:table-cell office:value-type="float" office:value="45390" calcext:value-type="float">
            <text:p>453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45391" calcext:value-type="float">
            <text:p>453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45392" calcext:value-type="float">
            <text:p>453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45393" calcext:value-type="float">
            <text:p>45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45394" calcext:value-type="float">
            <text:p>45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45395" calcext:value-type="float">
            <text:p>45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45396" calcext:value-type="float">
            <text:p>453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45397" calcext:value-type="float">
            <text:p>453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45398" calcext:value-type="float">
            <text:p>45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45399" calcext:value-type="float">
            <text:p>453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olt bé</text:p>
          </table:table-cell>
          <table:table-cell office:value-type="float" office:value="45400" calcext:value-type="float">
            <text:p>45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ho sap)</text:p>
          </table:table-cell>
          <table:table-cell office:value-type="float" office:value="45401" calcext:value-type="float">
            <text:p>45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' hauria de permetre que molts vinguin a viure aquí</text:p>
          </table:table-cell>
          <table:table-cell office:value-type="float" office:value="47484" calcext:value-type="float">
            <text:p>474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etre que vinguin uns quants</text:p>
          </table:table-cell>
          <table:table-cell office:value-type="float" office:value="47485" calcext:value-type="float">
            <text:p>4748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etre que vinguin uns pocs</text:p>
          </table:table-cell>
          <table:table-cell office:value-type="float" office:value="47486" calcext:value-type="float">
            <text:p>474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 s' hauria de permetre que cap vingui a viure aquí</text:p>
          </table:table-cell>
          <table:table-cell office:value-type="float" office:value="47487" calcext:value-type="float">
            <text:p>4748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ho sap)</text:p>
          </table:table-cell>
          <table:table-cell office:value-type="float" office:value="47488" calcext:value-type="float">
            <text:p>474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' hauria de permetre que molts vinguin a viure aquí</text:p>
          </table:table-cell>
          <table:table-cell office:value-type="float" office:value="47484" calcext:value-type="float">
            <text:p>474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etre que vinguin uns quants</text:p>
          </table:table-cell>
          <table:table-cell office:value-type="float" office:value="47485" calcext:value-type="float">
            <text:p>4748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etre que vinguin uns pocs</text:p>
          </table:table-cell>
          <table:table-cell office:value-type="float" office:value="47486" calcext:value-type="float">
            <text:p>474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o s' hauria de permetre que cap vingui a viure aquí</text:p>
          </table:table-cell>
          <table:table-cell office:value-type="float" office:value="47487" calcext:value-type="float">
            <text:p>4748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ho sap)</text:p>
          </table:table-cell>
          <table:table-cell office:value-type="float" office:value="47488" calcext:value-type="float">
            <text:p>474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' hauria de permetre que molts vinguin a viure aquí</text:p>
          </table:table-cell>
          <table:table-cell office:value-type="float" office:value="47484" calcext:value-type="float">
            <text:p>474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etre que vinguin uns quants</text:p>
          </table:table-cell>
          <table:table-cell office:value-type="float" office:value="47485" calcext:value-type="float">
            <text:p>4748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etre que vinguin uns pocs</text:p>
          </table:table-cell>
          <table:table-cell office:value-type="float" office:value="47486" calcext:value-type="float">
            <text:p>474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o s' hauria de permetre que cap vingui a viure aquí</text:p>
          </table:table-cell>
          <table:table-cell office:value-type="float" office:value="47487" calcext:value-type="float">
            <text:p>4748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ho sap)</text:p>
          </table:table-cell>
          <table:table-cell office:value-type="float" office:value="47488" calcext:value-type="float">
            <text:p>474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És dolent per a l' economia</text:p>
          </table:table-cell>
          <table:table-cell office:value-type="float" office:value="47489" calcext:value-type="float">
            <text:p>4748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47490" calcext:value-type="float">
            <text:p>4749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47491" calcext:value-type="float">
            <text:p>4749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47492" calcext:value-type="float">
            <text:p>4749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47493" calcext:value-type="float">
            <text:p>4749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47494" calcext:value-type="float">
            <text:p>4749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47495" calcext:value-type="float">
            <text:p>4749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47496" calcext:value-type="float">
            <text:p>4749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47497" calcext:value-type="float">
            <text:p>4749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47498" calcext:value-type="float">
            <text:p>4749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És bo per a l' economia</text:p>
          </table:table-cell>
          <table:table-cell office:value-type="float" office:value="47499" calcext:value-type="float">
            <text:p>4749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ho sap)</text:p>
          </table:table-cell>
          <table:table-cell office:value-type="float" office:value="47500" calcext:value-type="float">
            <text:p>475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nyola s' empobreix</text:p>
          </table:table-cell>
          <table:table-cell office:value-type="float" office:value="47501" calcext:value-type="float">
            <text:p>475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47502" calcext:value-type="float">
            <text:p>4750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47503" calcext:value-type="float">
            <text:p>4750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47504" calcext:value-type="float">
            <text:p>475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47505" calcext:value-type="float">
            <text:p>4750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47506" calcext:value-type="float">
            <text:p>475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47507" calcext:value-type="float">
            <text:p>4750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47508" calcext:value-type="float">
            <text:p>475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47509" calcext:value-type="float">
            <text:p>475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47510" calcext:value-type="float">
            <text:p>475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' enriqueix</text:p>
          </table:table-cell>
          <table:table-cell office:value-type="float" office:value="47511" calcext:value-type="float">
            <text:p>475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ho sap)</text:p>
          </table:table-cell>
          <table:table-cell office:value-type="float" office:value="47512" calcext:value-type="float">
            <text:p>4751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Un lloc pitjor per viure</text:p>
          </table:table-cell>
          <table:table-cell office:value-type="float" office:value="45449" calcext:value-type="float">
            <text:p>454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45450" calcext:value-type="float">
            <text:p>454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45451" calcext:value-type="float">
            <text:p>454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45452" calcext:value-type="float">
            <text:p>454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45453" calcext:value-type="float">
            <text:p>454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45454" calcext:value-type="float">
            <text:p>454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45455" calcext:value-type="float">
            <text:p>454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45456" calcext:value-type="float">
            <text:p>454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45457" calcext:value-type="float">
            <text:p>45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45458" calcext:value-type="float">
            <text:p>454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Un lloc millor per viure</text:p>
          </table:table-cell>
          <table:table-cell office:value-type="float" office:value="45459" calcext:value-type="float">
            <text:p>454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ho sap)</text:p>
          </table:table-cell>
          <table:table-cell office:value-type="float" office:value="45460" calcext:value-type="float">
            <text:p>454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 infeliç</text:p>
          </table:table-cell>
          <table:table-cell office:value-type="float" office:value="45461" calcext:value-type="float">
            <text:p>45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45462" calcext:value-type="float">
            <text:p>454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45463" calcext:value-type="float">
            <text:p>454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45464" calcext:value-type="float">
            <text:p>45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45465" calcext:value-type="float">
            <text:p>45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45466" calcext:value-type="float">
            <text:p>454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45467" calcext:value-type="float">
            <text:p>45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45468" calcext:value-type="float">
            <text:p>454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45469" calcext:value-type="float">
            <text:p>454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45470" calcext:value-type="float">
            <text:p>454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 feliç</text:p>
          </table:table-cell>
          <table:table-cell office:value-type="float" office:value="45471" calcext:value-type="float">
            <text:p>454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ho sap)</text:p>
          </table:table-cell>
          <table:table-cell office:value-type="float" office:value="45472" calcext:value-type="float">
            <text:p>45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ai</text:p>
          </table:table-cell>
          <table:table-cell office:value-type="float" office:value="47513" calcext:value-type="float">
            <text:p>4751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ys d' una vegada al mes</text:p>
          </table:table-cell>
          <table:table-cell office:value-type="float" office:value="47514" calcext:value-type="float">
            <text:p>4751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gada al mes</text:p>
          </table:table-cell>
          <table:table-cell office:value-type="float" office:value="47515" calcext:value-type="float">
            <text:p>4751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àries vegades al mes</text:p>
          </table:table-cell>
          <table:table-cell office:value-type="float" office:value="47516" calcext:value-type="float">
            <text:p>4751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gada a la setmana</text:p>
          </table:table-cell>
          <table:table-cell office:value-type="float" office:value="47517" calcext:value-type="float">
            <text:p>4751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àries vegades a la setmana</text:p>
          </table:table-cell>
          <table:table-cell office:value-type="float" office:value="47518" calcext:value-type="float">
            <text:p>4751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ts els dies</text:p>
          </table:table-cell>
          <table:table-cell office:value-type="float" office:value="47519" calcext:value-type="float">
            <text:p>4751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 ho sap (No suggerir)</text:p>
          </table:table-cell>
          <table:table-cell office:value-type="float" office:value="47520" calcext:value-type="float">
            <text:p>4752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5_2010_CAT_ES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lt menys que la majoria</text:p>
          </table:table-cell>
          <table:table-cell office:value-type="float" office:value="45481" calcext:value-type="float">
            <text:p>454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ys que la majoria</text:p>
          </table:table-cell>
          <table:table-cell office:value-type="float" office:value="45482" calcext:value-type="float">
            <text:p>454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és o menys com tothom</text:p>
          </table:table-cell>
          <table:table-cell office:value-type="float" office:value="45483" calcext:value-type="float">
            <text:p>454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és que la majoria</text:p>
          </table:table-cell>
          <table:table-cell office:value-type="float" office:value="45484" calcext:value-type="float">
            <text:p>454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lt més que la majoria</text:p>
          </table:table-cell>
          <table:table-cell office:value-type="float" office:value="45485" calcext:value-type="float">
            <text:p>454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ho sap)</text:p>
          </table:table-cell>
          <table:table-cell office:value-type="float" office:value="45486" calcext:value-type="float">
            <text:p>454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5_2010_CAT_ES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lt segur/a</text:p>
          </table:table-cell>
          <table:table-cell office:value-type="float" office:value="45487" calcext:value-type="float">
            <text:p>454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/a</text:p>
          </table:table-cell>
          <table:table-cell office:value-type="float" office:value="45488" calcext:value-type="float">
            <text:p>454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/a</text:p>
          </table:table-cell>
          <table:table-cell office:value-type="float" office:value="45489" calcext:value-type="float">
            <text:p>454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lt insegur/a</text:p>
          </table:table-cell>
          <table:table-cell office:value-type="float" office:value="45490" calcext:value-type="float">
            <text:p>454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5_2010_CAT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ho sap)</text:p>
          </table:table-cell>
          <table:table-cell office:value-type="float" office:value="45491" calcext:value-type="float">
            <text:p>454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empre o gairebé sempre</text:p>
          </table:table-cell>
          <table:table-cell office:value-type="float" office:value="45492" calcext:value-type="float">
            <text:p>454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lgunes vegades</text:p>
          </table:table-cell>
          <table:table-cell office:value-type="float" office:value="45493" calcext:value-type="float">
            <text:p>454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més ocasionalment</text:p>
          </table:table-cell>
          <table:table-cell office:value-type="float" office:value="45494" calcext:value-type="float">
            <text:p>454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i</text:p>
          </table:table-cell>
          <table:table-cell office:value-type="float" office:value="45495" calcext:value-type="float">
            <text:p>454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ho sap)</text:p>
          </table:table-cell>
          <table:table-cell office:value-type="float" office:value="45496" calcext:value-type="float">
            <text:p>454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afecta molt a la seva qualitat de vida</text:p>
          </table:table-cell>
          <table:table-cell office:value-type="float" office:value="45497" calcext:value-type="float">
            <text:p>45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afecta una mica a la seva qualitat de vida</text:p>
          </table:table-cell>
          <table:table-cell office:value-type="float" office:value="45498" calcext:value-type="float">
            <text:p>45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no afecta gens a la seva qualitat de vida</text:p>
          </table:table-cell>
          <table:table-cell office:value-type="float" office:value="45499" calcext:value-type="float">
            <text:p>454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ho sap)</text:p>
          </table:table-cell>
          <table:table-cell office:value-type="float" office:value="45500" calcext:value-type="float">
            <text:p>455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empre o gairebé sempre</text:p>
          </table:table-cell>
          <table:table-cell office:value-type="float" office:value="45492" calcext:value-type="float">
            <text:p>454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lgunes vegades</text:p>
          </table:table-cell>
          <table:table-cell office:value-type="float" office:value="45493" calcext:value-type="float">
            <text:p>454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més ocasionalment</text:p>
          </table:table-cell>
          <table:table-cell office:value-type="float" office:value="45494" calcext:value-type="float">
            <text:p>454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ai</text:p>
          </table:table-cell>
          <table:table-cell office:value-type="float" office:value="45495" calcext:value-type="float">
            <text:p>454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No ho sap)</text:p>
          </table:table-cell>
          <table:table-cell office:value-type="float" office:value="45496" calcext:value-type="float">
            <text:p>454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5_2010_CAT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afecta molt a la seva qualitat de vida</text:p>
          </table:table-cell>
          <table:table-cell office:value-type="float" office:value="45497" calcext:value-type="float">
            <text:p>45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afecta una mica a la seva qualitat de vida</text:p>
          </table:table-cell>
          <table:table-cell office:value-type="float" office:value="45498" calcext:value-type="float">
            <text:p>45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no afecta gens a la seva qualitat de vida</text:p>
          </table:table-cell>
          <table:table-cell office:value-type="float" office:value="45499" calcext:value-type="float">
            <text:p>454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No ho sap)</text:p>
          </table:table-cell>
          <table:table-cell office:value-type="float" office:value="45500" calcext:value-type="float">
            <text:p>455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lt bona</text:p>
          </table:table-cell>
          <table:table-cell office:value-type="float" office:value="45506" calcext:value-type="float">
            <text:p>455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ona</text:p>
          </table:table-cell>
          <table:table-cell office:value-type="float" office:value="45507" calcext:value-type="float">
            <text:p>455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ormal</text:p>
          </table:table-cell>
          <table:table-cell office:value-type="float" office:value="45508" calcext:value-type="float">
            <text:p>455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olenta</text:p>
          </table:table-cell>
          <table:table-cell office:value-type="float" office:value="45509" calcext:value-type="float">
            <text:p>455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lt dolenta</text:p>
          </table:table-cell>
          <table:table-cell office:value-type="float" office:value="45510" calcext:value-type="float">
            <text:p>455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ho sap)</text:p>
          </table:table-cell>
          <table:table-cell office:value-type="float" office:value="45511" calcext:value-type="float">
            <text:p>45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5_2010_CAT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, moltes</text:p>
          </table:table-cell>
          <table:table-cell office:value-type="float" office:value="45512" calcext:value-type="float">
            <text:p>455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5_2010_CAT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, fins a cert punt</text:p>
          </table:table-cell>
          <table:table-cell office:value-type="float" office:value="45513" calcext:value-type="float">
            <text:p>455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5_2010_CAT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45514" calcext:value-type="float">
            <text:p>455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5_2010_CAT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No ho sap)</text:p>
          </table:table-cell>
          <table:table-cell office:value-type="float" office:value="45515" calcext:value-type="float">
            <text:p>455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5_2010_CAT_ES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tòlica</text:p>
          </table:table-cell>
          <table:table-cell office:value-type="float" office:value="47521" calcext:value-type="float">
            <text:p>475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rotestant</text:p>
          </table:table-cell>
          <table:table-cell office:value-type="float" office:value="47522" calcext:value-type="float">
            <text:p>475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rtodoxa</text:p>
          </table:table-cell>
          <table:table-cell office:value-type="float" office:value="47523" calcext:value-type="float">
            <text:p>4752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ltres confessions cristianes</text:p>
          </table:table-cell>
          <table:table-cell office:value-type="float" office:value="47524" calcext:value-type="float">
            <text:p>475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ueva</text:p>
          </table:table-cell>
          <table:table-cell office:value-type="float" office:value="47525" calcext:value-type="float">
            <text:p>4752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usulmana</text:p>
          </table:table-cell>
          <table:table-cell office:value-type="float" office:value="47526" calcext:value-type="float">
            <text:p>475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eligions orientals (budista, hindú, sij, sintoista, taoista)</text:p>
          </table:table-cell>
          <table:table-cell office:value-type="float" office:value="47527" calcext:value-type="float">
            <text:p>4752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ltres religions no cristianes</text:p>
          </table:table-cell>
          <table:table-cell office:value-type="float" office:value="47528" calcext:value-type="float">
            <text:p>475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No ho sap)</text:p>
          </table:table-cell>
          <table:table-cell office:value-type="float" office:value="47529" calcext:value-type="float">
            <text:p>475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tòlica</text:p>
          </table:table-cell>
          <table:table-cell office:value-type="float" office:value="47521" calcext:value-type="float">
            <text:p>475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Protestant</text:p>
          </table:table-cell>
          <table:table-cell office:value-type="float" office:value="47522" calcext:value-type="float">
            <text:p>475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rtodoxa</text:p>
          </table:table-cell>
          <table:table-cell office:value-type="float" office:value="47523" calcext:value-type="float">
            <text:p>4752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ltres confessions cristianes</text:p>
          </table:table-cell>
          <table:table-cell office:value-type="float" office:value="47524" calcext:value-type="float">
            <text:p>475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ueva</text:p>
          </table:table-cell>
          <table:table-cell office:value-type="float" office:value="47525" calcext:value-type="float">
            <text:p>4752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usulmana</text:p>
          </table:table-cell>
          <table:table-cell office:value-type="float" office:value="47526" calcext:value-type="float">
            <text:p>4752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eligions orientals (budista, hindú, sij, sintoista, taoista)</text:p>
          </table:table-cell>
          <table:table-cell office:value-type="float" office:value="47527" calcext:value-type="float">
            <text:p>4752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ltres religions no cristianes</text:p>
          </table:table-cell>
          <table:table-cell office:value-type="float" office:value="47528" calcext:value-type="float">
            <text:p>475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No ho sap)</text:p>
          </table:table-cell>
          <table:table-cell office:value-type="float" office:value="47529" calcext:value-type="float">
            <text:p>475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Gens religiós</text:p>
          </table:table-cell>
          <table:table-cell office:value-type="float" office:value="45516" calcext:value-type="float">
            <text:p>45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45517" calcext:value-type="float">
            <text:p>455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45518" calcext:value-type="float">
            <text:p>455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45519" calcext:value-type="float">
            <text:p>455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45520" calcext:value-type="float">
            <text:p>455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45521" calcext:value-type="float">
            <text:p>455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45522" calcext:value-type="float">
            <text:p>455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45523" calcext:value-type="float">
            <text:p>455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45524" calcext:value-type="float">
            <text:p>455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45525" calcext:value-type="float">
            <text:p>455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Molt religiós</text:p>
          </table:table-cell>
          <table:table-cell office:value-type="float" office:value="45526" calcext:value-type="float">
            <text:p>455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No ho sap)</text:p>
          </table:table-cell>
          <table:table-cell office:value-type="float" office:value="45527" calcext:value-type="float">
            <text:p>45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Tots els dies</text:p>
          </table:table-cell>
          <table:table-cell office:value-type="float" office:value="47530" calcext:value-type="float">
            <text:p>4753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és d' una vegada a la setmana</text:p>
          </table:table-cell>
          <table:table-cell office:value-type="float" office:value="47531" calcext:value-type="float">
            <text:p>475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na vegada a la setmana</text:p>
          </table:table-cell>
          <table:table-cell office:value-type="float" office:value="47532" calcext:value-type="float">
            <text:p>4753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lmenys una vegada al mes</text:p>
          </table:table-cell>
          <table:table-cell office:value-type="float" office:value="47533" calcext:value-type="float">
            <text:p>4753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omés les festivitats religioses especials</text:p>
          </table:table-cell>
          <table:table-cell office:value-type="float" office:value="47534" calcext:value-type="float">
            <text:p>4753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mb menys freqüència</text:p>
          </table:table-cell>
          <table:table-cell office:value-type="float" office:value="47535" calcext:value-type="float">
            <text:p>4753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ai</text:p>
          </table:table-cell>
          <table:table-cell office:value-type="float" office:value="47536" calcext:value-type="float">
            <text:p>4753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ho sap)</text:p>
          </table:table-cell>
          <table:table-cell office:value-type="float" office:value="47537" calcext:value-type="float">
            <text:p>4753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ots els dies</text:p>
          </table:table-cell>
          <table:table-cell office:value-type="float" office:value="47530" calcext:value-type="float">
            <text:p>4753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és d' una vegada a la setmana</text:p>
          </table:table-cell>
          <table:table-cell office:value-type="float" office:value="47531" calcext:value-type="float">
            <text:p>475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na vegada a la setmana</text:p>
          </table:table-cell>
          <table:table-cell office:value-type="float" office:value="47532" calcext:value-type="float">
            <text:p>4753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lmenys una vegada al mes</text:p>
          </table:table-cell>
          <table:table-cell office:value-type="float" office:value="47533" calcext:value-type="float">
            <text:p>4753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omés les festivitats religioses especials</text:p>
          </table:table-cell>
          <table:table-cell office:value-type="float" office:value="47534" calcext:value-type="float">
            <text:p>4753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mb menys freqüència</text:p>
          </table:table-cell>
          <table:table-cell office:value-type="float" office:value="47535" calcext:value-type="float">
            <text:p>4753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ai</text:p>
          </table:table-cell>
          <table:table-cell office:value-type="float" office:value="47536" calcext:value-type="float">
            <text:p>4753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No ho sap)</text:p>
          </table:table-cell>
          <table:table-cell office:value-type="float" office:value="47537" calcext:value-type="float">
            <text:p>4753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5_2010_CAT_ES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olor o raça</text:p>
          </table:table-cell>
          <table:table-cell office:value-type="float" office:value="47538" calcext:value-type="float">
            <text:p>4753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cionalitat</text:p>
          </table:table-cell>
          <table:table-cell office:value-type="float" office:value="47539" calcext:value-type="float">
            <text:p>4753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ó</text:p>
          </table:table-cell>
          <table:table-cell office:value-type="float" office:value="47540" calcext:value-type="float">
            <text:p>4754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Llengua</text:p>
          </table:table-cell>
          <table:table-cell office:value-type="float" office:value="47541" calcext:value-type="float">
            <text:p>4754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rup ètnic</text:p>
          </table:table-cell>
          <table:table-cell office:value-type="float" office:value="47542" calcext:value-type="float">
            <text:p>4754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Edat</text:p>
          </table:table-cell>
          <table:table-cell office:value-type="float" office:value="47543" calcext:value-type="float">
            <text:p>4754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ènere</text:p>
          </table:table-cell>
          <table:table-cell office:value-type="float" office:value="47544" calcext:value-type="float">
            <text:p>4754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alitat</text:p>
          </table:table-cell>
          <table:table-cell office:value-type="float" office:value="47545" calcext:value-type="float">
            <text:p>4754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inusvalidesa</text:p>
          </table:table-cell>
          <table:table-cell office:value-type="float" office:value="47546" calcext:value-type="float">
            <text:p>4754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tres</text:p>
          </table:table-cell>
          <table:table-cell office:value-type="float" office:value="47547" calcext:value-type="float">
            <text:p>4754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ho sap)</text:p>
          </table:table-cell>
          <table:table-cell office:value-type="float" office:value="47548" calcext:value-type="float">
            <text:p>4754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5_2010_CAT_ES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NOTAR MÀXIM 2 IDIOMES</text:p>
          </table:table-cell>
          <table:table-cell office:value-type="float" office:value="45542" calcext:value-type="float">
            <text:p>455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5_2010_CAT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No ho sap)</text:p>
          </table:table-cell>
          <table:table-cell office:value-type="float" office:value="45543" calcext:value-type="float">
            <text:p>45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5_2010_CAT_ES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o està malament en absolut</text:p>
          </table:table-cell>
          <table:table-cell office:value-type="float" office:value="47549" calcext:value-type="float">
            <text:p>4754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na mica malament</text:p>
          </table:table-cell>
          <table:table-cell office:value-type="float" office:value="47550" calcext:value-type="float">
            <text:p>4755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lament</text:p>
          </table:table-cell>
          <table:table-cell office:value-type="float" office:value="47551" calcext:value-type="float">
            <text:p>4755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lt malament</text:p>
          </table:table-cell>
          <table:table-cell office:value-type="float" office:value="47552" calcext:value-type="float">
            <text:p>4755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No ho sap)</text:p>
          </table:table-cell>
          <table:table-cell office:value-type="float" office:value="47553" calcext:value-type="float">
            <text:p>4755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o està malament en absolut</text:p>
          </table:table-cell>
          <table:table-cell office:value-type="float" office:value="47549" calcext:value-type="float">
            <text:p>4754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Una mica malament</text:p>
          </table:table-cell>
          <table:table-cell office:value-type="float" office:value="47550" calcext:value-type="float">
            <text:p>4755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alament</text:p>
          </table:table-cell>
          <table:table-cell office:value-type="float" office:value="47551" calcext:value-type="float">
            <text:p>4755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olt malament</text:p>
          </table:table-cell>
          <table:table-cell office:value-type="float" office:value="47552" calcext:value-type="float">
            <text:p>4755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 ho sap)</text:p>
          </table:table-cell>
          <table:table-cell office:value-type="float" office:value="47553" calcext:value-type="float">
            <text:p>4755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o està malament en absolut</text:p>
          </table:table-cell>
          <table:table-cell office:value-type="float" office:value="47549" calcext:value-type="float">
            <text:p>4754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na mica malament</text:p>
          </table:table-cell>
          <table:table-cell office:value-type="float" office:value="47550" calcext:value-type="float">
            <text:p>4755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lament</text:p>
          </table:table-cell>
          <table:table-cell office:value-type="float" office:value="47551" calcext:value-type="float">
            <text:p>4755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olt malament</text:p>
          </table:table-cell>
          <table:table-cell office:value-type="float" office:value="47552" calcext:value-type="float">
            <text:p>4755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 ho sap)</text:p>
          </table:table-cell>
          <table:table-cell office:value-type="float" office:value="47553" calcext:value-type="float">
            <text:p>4755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lt bé</text:p>
          </table:table-cell>
          <table:table-cell office:value-type="float" office:value="47559" calcext:value-type="float">
            <text:p>4755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é</text:p>
          </table:table-cell>
          <table:table-cell office:value-type="float" office:value="47560" calcext:value-type="float">
            <text:p>4756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i bé ni malament</text:p>
          </table:table-cell>
          <table:table-cell office:value-type="float" office:value="47561" calcext:value-type="float">
            <text:p>4756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alament</text:p>
          </table:table-cell>
          <table:table-cell office:value-type="float" office:value="47562" calcext:value-type="float">
            <text:p>4756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lt malament</text:p>
          </table:table-cell>
          <table:table-cell office:value-type="float" office:value="47563" calcext:value-type="float">
            <text:p>4756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 ho sap)</text:p>
          </table:table-cell>
          <table:table-cell office:value-type="float" office:value="47564" calcext:value-type="float">
            <text:p>4756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í</text:p>
          </table:table-cell>
          <table:table-cell office:value-type="float" office:value="45358" calcext:value-type="float">
            <text:p>45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</text:p>
          </table:table-cell>
          <table:table-cell office:value-type="float" office:value="45359" calcext:value-type="float">
            <text:p>45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No ho sap)</text:p>
          </table:table-cell>
          <table:table-cell office:value-type="float" office:value="45360" calcext:value-type="float">
            <text:p>45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lt Insatisfet</text:p>
          </table:table-cell>
          <table:table-cell office:value-type="float" office:value="47565" calcext:value-type="float">
            <text:p>4756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nsatisfet</text:p>
          </table:table-cell>
          <table:table-cell office:value-type="float" office:value="47566" calcext:value-type="float">
            <text:p>475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i satisfet ni insatisfet</text:p>
          </table:table-cell>
          <table:table-cell office:value-type="float" office:value="47567" calcext:value-type="float">
            <text:p>475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atisfet</text:p>
          </table:table-cell>
          <table:table-cell office:value-type="float" office:value="47568" calcext:value-type="float">
            <text:p>4756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lt Satisfet</text:p>
          </table:table-cell>
          <table:table-cell office:value-type="float" office:value="47569" calcext:value-type="float">
            <text:p>4756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 ho sap)</text:p>
          </table:table-cell>
          <table:table-cell office:value-type="float" office:value="47570" calcext:value-type="float">
            <text:p>4757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racta pitjor els rics</text:p>
          </table:table-cell>
          <table:table-cell office:value-type="float" office:value="47571" calcext:value-type="float">
            <text:p>4757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racta pitjor els pobres</text:p>
          </table:table-cell>
          <table:table-cell office:value-type="float" office:value="47572" calcext:value-type="float">
            <text:p>4757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ls tracta igual</text:p>
          </table:table-cell>
          <table:table-cell office:value-type="float" office:value="47573" calcext:value-type="float">
            <text:p>4757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5_2010_CAT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No ho sap)</text:p>
          </table:table-cell>
          <table:table-cell office:value-type="float" office:value="47574" calcext:value-type="float">
            <text:p>4757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racta pitjor les persones que són d'una raça o grup ètnic diferent dels de la majoria dels espanyols.</text:p>
          </table:table-cell>
          <table:table-cell office:value-type="float" office:value="47575" calcext:value-type="float">
            <text:p>4757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racta pitjor les persones que són de la mateixa raça o grup ètnic dels de la majoria dels espanyols.</text:p>
          </table:table-cell>
          <table:table-cell office:value-type="float" office:value="47576" calcext:value-type="float">
            <text:p>4757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racta tothom igual independentment de la seva raça o el seu grup ètnic.</text:p>
          </table:table-cell>
          <table:table-cell office:value-type="float" office:value="47577" calcext:value-type="float">
            <text:p>475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5_2010_CAT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No ho sap)</text:p>
          </table:table-cell>
          <table:table-cell office:value-type="float" office:value="47578" calcext:value-type="float">
            <text:p>4757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xtremadament <text:s/>ineficaç</text:p>
          </table:table-cell>
          <table:table-cell office:value-type="float" office:value="47579" calcext:value-type="float">
            <text:p>4757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47580" calcext:value-type="float">
            <text:p>4758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47581" calcext:value-type="float">
            <text:p>475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47582" calcext:value-type="float">
            <text:p>4758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47583" calcext:value-type="float">
            <text:p>4758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47584" calcext:value-type="float">
            <text:p>4758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47585" calcext:value-type="float">
            <text:p>4758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47586" calcext:value-type="float">
            <text:p>4758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47587" calcext:value-type="float">
            <text:p>4758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47588" calcext:value-type="float">
            <text:p>475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xtremadament eficaç</text:p>
          </table:table-cell>
          <table:table-cell office:value-type="float" office:value="47589" calcext:value-type="float">
            <text:p>4758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No ho sap)</text:p>
          </table:table-cell>
          <table:table-cell office:value-type="float" office:value="47590" calcext:value-type="float">
            <text:p>475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xtremadament <text:s/>ineficaç</text:p>
          </table:table-cell>
          <table:table-cell office:value-type="float" office:value="47579" calcext:value-type="float">
            <text:p>4757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47580" calcext:value-type="float">
            <text:p>4758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47581" calcext:value-type="float">
            <text:p>475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47582" calcext:value-type="float">
            <text:p>4758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47583" calcext:value-type="float">
            <text:p>4758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47584" calcext:value-type="float">
            <text:p>4758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47585" calcext:value-type="float">
            <text:p>4758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47586" calcext:value-type="float">
            <text:p>4758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47587" calcext:value-type="float">
            <text:p>4758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47588" calcext:value-type="float">
            <text:p>475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xtremadament eficaç</text:p>
          </table:table-cell>
          <table:table-cell office:value-type="float" office:value="47589" calcext:value-type="float">
            <text:p>4758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No ho sap)</text:p>
          </table:table-cell>
          <table:table-cell office:value-type="float" office:value="47590" calcext:value-type="float">
            <text:p>475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xtremadament <text:s/>lent</text:p>
          </table:table-cell>
          <table:table-cell office:value-type="float" office:value="47591" calcext:value-type="float">
            <text:p>4759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47592" calcext:value-type="float">
            <text:p>4759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47593" calcext:value-type="float">
            <text:p>475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47594" calcext:value-type="float">
            <text:p>4759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47595" calcext:value-type="float">
            <text:p>475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47596" calcext:value-type="float">
            <text:p>4759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47597" calcext:value-type="float">
            <text:p>4759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47598" calcext:value-type="float">
            <text:p>475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47599" calcext:value-type="float">
            <text:p>4759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47600" calcext:value-type="float">
            <text:p>4760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xtremadament ràpid</text:p>
          </table:table-cell>
          <table:table-cell office:value-type="float" office:value="47601" calcext:value-type="float">
            <text:p>4760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prop d'on visc no hi ha mai delictes amb violència (no suggeriu)</text:p>
          </table:table-cell>
          <table:table-cell office:value-type="float" office:value="47602" calcext:value-type="float">
            <text:p>476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No ho sap)</text:p>
          </table:table-cell>
          <table:table-cell office:value-type="float" office:value="47603" calcext:value-type="float">
            <text:p>4760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mai,</text:p>
          </table:table-cell>
          <table:table-cell office:value-type="float" office:value="47604" calcext:value-type="float">
            <text:p>4760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 gaire sovint,</text:p>
          </table:table-cell>
          <table:table-cell office:value-type="float" office:value="47605" calcext:value-type="float">
            <text:p>476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ovint,</text:p>
          </table:table-cell>
          <table:table-cell office:value-type="float" office:value="47606" calcext:value-type="float">
            <text:p>4760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, molt sovint?</text:p>
          </table:table-cell>
          <table:table-cell office:value-type="float" office:value="47607" calcext:value-type="float">
            <text:p>4760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No ho sap)</text:p>
          </table:table-cell>
          <table:table-cell office:value-type="float" office:value="47608" calcext:value-type="float">
            <text:p>4760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mai,</text:p>
          </table:table-cell>
          <table:table-cell office:value-type="float" office:value="47604" calcext:value-type="float">
            <text:p>4760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 gaire sovint,</text:p>
          </table:table-cell>
          <table:table-cell office:value-type="float" office:value="47605" calcext:value-type="float">
            <text:p>476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sovint,</text:p>
          </table:table-cell>
          <table:table-cell office:value-type="float" office:value="47606" calcext:value-type="float">
            <text:p>4760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, molt sovint?</text:p>
          </table:table-cell>
          <table:table-cell office:value-type="float" office:value="47607" calcext:value-type="float">
            <text:p>4760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No ho sap)</text:p>
          </table:table-cell>
          <table:table-cell office:value-type="float" office:value="47608" calcext:value-type="float">
            <text:p>4760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mai,</text:p>
          </table:table-cell>
          <table:table-cell office:value-type="float" office:value="47609" calcext:value-type="float">
            <text:p>476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gaire sovint,</text:p>
          </table:table-cell>
          <table:table-cell office:value-type="float" office:value="47610" calcext:value-type="float">
            <text:p>476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vint,</text:p>
          </table:table-cell>
          <table:table-cell office:value-type="float" office:value="47611" calcext:value-type="float">
            <text:p>476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, molt sovint?</text:p>
          </table:table-cell>
          <table:table-cell office:value-type="float" office:value="47612" calcext:value-type="float">
            <text:p>476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ingú mai no demana a la policia que expliqui les decisions que pren i les accions que fa (no suggeriu)</text:p>
          </table:table-cell>
          <table:table-cell office:value-type="float" office:value="47613" calcext:value-type="float">
            <text:p>476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ho sap)</text:p>
          </table:table-cell>
          <table:table-cell office:value-type="float" office:value="47614" calcext:value-type="float">
            <text:p>476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No és gens el meu deure</text:p>
          </table:table-cell>
          <table:table-cell office:value-type="float" office:value="47615" calcext:value-type="float">
            <text:p>47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47616" calcext:value-type="float">
            <text:p>476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47617" calcext:value-type="float">
            <text:p>476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47618" calcext:value-type="float">
            <text:p>476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47619" calcext:value-type="float">
            <text:p>476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47620" calcext:value-type="float">
            <text:p>476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47621" calcext:value-type="float">
            <text:p>476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47622" calcext:value-type="float">
            <text:p>476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47623" calcext:value-type="float">
            <text:p>476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47624" calcext:value-type="float">
            <text:p>476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Es totalment el meu deure</text:p>
          </table:table-cell>
          <table:table-cell office:value-type="float" office:value="47625" calcext:value-type="float">
            <text:p>476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No ho sap)</text:p>
          </table:table-cell>
          <table:table-cell office:value-type="float" office:value="47626" calcext:value-type="float">
            <text:p>47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No és gens el meu deure</text:p>
          </table:table-cell>
          <table:table-cell office:value-type="float" office:value="47615" calcext:value-type="float">
            <text:p>47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47616" calcext:value-type="float">
            <text:p>476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47617" calcext:value-type="float">
            <text:p>476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47618" calcext:value-type="float">
            <text:p>476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47619" calcext:value-type="float">
            <text:p>476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47620" calcext:value-type="float">
            <text:p>476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47621" calcext:value-type="float">
            <text:p>476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47622" calcext:value-type="float">
            <text:p>476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47623" calcext:value-type="float">
            <text:p>476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47624" calcext:value-type="float">
            <text:p>476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Es totalment el meu deure</text:p>
          </table:table-cell>
          <table:table-cell office:value-type="float" office:value="47625" calcext:value-type="float">
            <text:p>476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No ho sap)</text:p>
          </table:table-cell>
          <table:table-cell office:value-type="float" office:value="47626" calcext:value-type="float">
            <text:p>47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No és gens el meu deure</text:p>
          </table:table-cell>
          <table:table-cell office:value-type="float" office:value="47615" calcext:value-type="float">
            <text:p>47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47616" calcext:value-type="float">
            <text:p>476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47617" calcext:value-type="float">
            <text:p>476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47618" calcext:value-type="float">
            <text:p>4761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47619" calcext:value-type="float">
            <text:p>476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47620" calcext:value-type="float">
            <text:p>476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47621" calcext:value-type="float">
            <text:p>476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47622" calcext:value-type="float">
            <text:p>476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47623" calcext:value-type="float">
            <text:p>476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47624" calcext:value-type="float">
            <text:p>476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Es totalment el meu deure</text:p>
          </table:table-cell>
          <table:table-cell office:value-type="float" office:value="47625" calcext:value-type="float">
            <text:p>476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No ho sap)</text:p>
          </table:table-cell>
          <table:table-cell office:value-type="float" office:value="47626" calcext:value-type="float">
            <text:p>4762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ai</text:p>
          </table:table-cell>
          <table:table-cell office:value-type="float" office:value="46461" calcext:value-type="float">
            <text:p>464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46462" calcext:value-type="float">
            <text:p>464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46463" calcext:value-type="float">
            <text:p>464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46464" calcext:value-type="float">
            <text:p>464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46465" calcext:value-type="float">
            <text:p>464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46466" calcext:value-type="float">
            <text:p>464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46467" calcext:value-type="float">
            <text:p>464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46468" calcext:value-type="float">
            <text:p>464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46469" calcext:value-type="float">
            <text:p>464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46470" calcext:value-type="float">
            <text:p>464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empre</text:p>
          </table:table-cell>
          <table:table-cell office:value-type="float" office:value="46471" calcext:value-type="float">
            <text:p>4647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ho sap)</text:p>
          </table:table-cell>
          <table:table-cell office:value-type="float" office:value="46472" calcext:value-type="float">
            <text:p>464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lt bé</text:p>
          </table:table-cell>
          <table:table-cell office:value-type="float" office:value="47559" calcext:value-type="float">
            <text:p>4755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é</text:p>
          </table:table-cell>
          <table:table-cell office:value-type="float" office:value="47560" calcext:value-type="float">
            <text:p>4756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i bé ni malament</text:p>
          </table:table-cell>
          <table:table-cell office:value-type="float" office:value="47561" calcext:value-type="float">
            <text:p>4756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alament</text:p>
          </table:table-cell>
          <table:table-cell office:value-type="float" office:value="47562" calcext:value-type="float">
            <text:p>4756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lt malament</text:p>
          </table:table-cell>
          <table:table-cell office:value-type="float" office:value="47563" calcext:value-type="float">
            <text:p>4756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No ho sap)</text:p>
          </table:table-cell>
          <table:table-cell office:value-type="float" office:value="47564" calcext:value-type="float">
            <text:p>4756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ai</text:p>
          </table:table-cell>
          <table:table-cell office:value-type="float" office:value="46461" calcext:value-type="float">
            <text:p>464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46462" calcext:value-type="float">
            <text:p>464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46463" calcext:value-type="float">
            <text:p>464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46464" calcext:value-type="float">
            <text:p>464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46465" calcext:value-type="float">
            <text:p>464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46466" calcext:value-type="float">
            <text:p>464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46467" calcext:value-type="float">
            <text:p>464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46468" calcext:value-type="float">
            <text:p>464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46469" calcext:value-type="float">
            <text:p>464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46470" calcext:value-type="float">
            <text:p>464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empre</text:p>
          </table:table-cell>
          <table:table-cell office:value-type="float" office:value="46471" calcext:value-type="float">
            <text:p>4647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No ho sap)</text:p>
          </table:table-cell>
          <table:table-cell office:value-type="float" office:value="46472" calcext:value-type="float">
            <text:p>464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Mai</text:p>
          </table:table-cell>
          <table:table-cell office:value-type="float" office:value="46461" calcext:value-type="float">
            <text:p>464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46462" calcext:value-type="float">
            <text:p>464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46463" calcext:value-type="float">
            <text:p>464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46464" calcext:value-type="float">
            <text:p>464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46465" calcext:value-type="float">
            <text:p>464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46466" calcext:value-type="float">
            <text:p>464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46467" calcext:value-type="float">
            <text:p>464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46468" calcext:value-type="float">
            <text:p>464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46469" calcext:value-type="float">
            <text:p>464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46470" calcext:value-type="float">
            <text:p>464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Sempre</text:p>
          </table:table-cell>
          <table:table-cell office:value-type="float" office:value="46471" calcext:value-type="float">
            <text:p>4647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No ho sap)</text:p>
          </table:table-cell>
          <table:table-cell office:value-type="float" office:value="46472" calcext:value-type="float">
            <text:p>464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És més probable que considerin culpable la persona rica</text:p>
          </table:table-cell>
          <table:table-cell office:value-type="float" office:value="47627" calcext:value-type="float">
            <text:p>476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És més probable que considerin culpable la persona pobre</text:p>
          </table:table-cell>
          <table:table-cell office:value-type="float" office:value="47628" calcext:value-type="float">
            <text:p>4762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Totes dues tenen la mateixa probabilitat de ser declarades culpables</text:p>
          </table:table-cell>
          <table:table-cell office:value-type="float" office:value="47629" calcext:value-type="float">
            <text:p>476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5_2010_CAT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No ho sap)</text:p>
          </table:table-cell>
          <table:table-cell office:value-type="float" office:value="47630" calcext:value-type="float">
            <text:p>476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És més probable que considerin culpable la persona d'una raça o grup ètnic diferent al de la majoria dels espanyols.</text:p>
          </table:table-cell>
          <table:table-cell office:value-type="float" office:value="47631" calcext:value-type="float">
            <text:p>4763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És més probable que considerin culpable la persona de la mateixa raça o grup ètnic dels de la majoria dels espanyols.</text:p>
          </table:table-cell>
          <table:table-cell office:value-type="float" office:value="47632" calcext:value-type="float">
            <text:p>476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Totes dues tenen les mateixes probabilitats de ser declarades culpables.</text:p>
          </table:table-cell>
          <table:table-cell office:value-type="float" office:value="47633" calcext:value-type="float">
            <text:p>476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5_2010_CAT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No ho sap)</text:p>
          </table:table-cell>
          <table:table-cell office:value-type="float" office:value="47634" calcext:value-type="float">
            <text:p>4763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Mai</text:p>
          </table:table-cell>
          <table:table-cell office:value-type="float" office:value="46461" calcext:value-type="float">
            <text:p>464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46462" calcext:value-type="float">
            <text:p>464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46463" calcext:value-type="float">
            <text:p>464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46464" calcext:value-type="float">
            <text:p>464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46465" calcext:value-type="float">
            <text:p>464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46466" calcext:value-type="float">
            <text:p>464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46467" calcext:value-type="float">
            <text:p>464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46468" calcext:value-type="float">
            <text:p>464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46469" calcext:value-type="float">
            <text:p>464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46470" calcext:value-type="float">
            <text:p>464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Sempre</text:p>
          </table:table-cell>
          <table:table-cell office:value-type="float" office:value="46471" calcext:value-type="float">
            <text:p>4647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No ho sap)</text:p>
          </table:table-cell>
          <table:table-cell office:value-type="float" office:value="46472" calcext:value-type="float">
            <text:p>464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olt d' acord</text:p>
          </table:table-cell>
          <table:table-cell office:value-type="float" office:value="47478" calcext:value-type="float">
            <text:p>474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' acord</text:p>
          </table:table-cell>
          <table:table-cell office:value-type="float" office:value="47479" calcext:value-type="float">
            <text:p>47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Ni d' acord ni en desacord</text:p>
          </table:table-cell>
          <table:table-cell office:value-type="float" office:value="47480" calcext:value-type="float">
            <text:p>474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En desacord</text:p>
          </table:table-cell>
          <table:table-cell office:value-type="float" office:value="47481" calcext:value-type="float">
            <text:p>474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olt en desacord</text:p>
          </table:table-cell>
          <table:table-cell office:value-type="float" office:value="47482" calcext:value-type="float">
            <text:p>4748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No ho sap)</text:p>
          </table:table-cell>
          <table:table-cell office:value-type="float" office:value="47483" calcext:value-type="float">
            <text:p>474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resó</text:p>
          </table:table-cell>
          <table:table-cell office:value-type="float" office:value="47635" calcext:value-type="float">
            <text:p>4763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libertat condicionada</text:p>
          </table:table-cell>
          <table:table-cell office:value-type="float" office:value="47636" calcext:value-type="float">
            <text:p>4763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ulta</text:p>
          </table:table-cell>
          <table:table-cell office:value-type="float" office:value="47637" calcext:value-type="float">
            <text:p>4763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restació de serveis comunitaris</text:p>
          </table:table-cell>
          <table:table-cell office:value-type="float" office:value="47638" calcext:value-type="float">
            <text:p>476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a pena d' una altre mena</text:p>
          </table:table-cell>
          <table:table-cell office:value-type="float" office:value="47639" calcext:value-type="float">
            <text:p>476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No ho sap)</text:p>
          </table:table-cell>
          <table:table-cell office:value-type="float" office:value="47640" calcext:value-type="float">
            <text:p>4764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tre 1 i 3 mesos</text:p>
          </table:table-cell>
          <table:table-cell office:value-type="float" office:value="47641" calcext:value-type="float">
            <text:p>476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tre 4 i 6 mesos</text:p>
          </table:table-cell>
          <table:table-cell office:value-type="float" office:value="47642" calcext:value-type="float">
            <text:p>476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tre 7 i 11 mesos</text:p>
          </table:table-cell>
          <table:table-cell office:value-type="float" office:value="47643" calcext:value-type="float">
            <text:p>476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 any aproximadament</text:p>
          </table:table-cell>
          <table:table-cell office:value-type="float" office:value="47644" calcext:value-type="float">
            <text:p>476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2 anys aproximadament</text:p>
          </table:table-cell>
          <table:table-cell office:value-type="float" office:value="47645" calcext:value-type="float">
            <text:p>4764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3 anys aproximadament</text:p>
          </table:table-cell>
          <table:table-cell office:value-type="float" office:value="47646" calcext:value-type="float">
            <text:p>476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anys aproximadament</text:p>
          </table:table-cell>
          <table:table-cell office:value-type="float" office:value="47647" calcext:value-type="float">
            <text:p>476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anys aproximadament</text:p>
          </table:table-cell>
          <table:table-cell office:value-type="float" office:value="47648" calcext:value-type="float">
            <text:p>476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tre 6 i 10 anys</text:p>
          </table:table-cell>
          <table:table-cell office:value-type="float" office:value="47649" calcext:value-type="float">
            <text:p>476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és de 10 anys</text:p>
          </table:table-cell>
          <table:table-cell office:value-type="float" office:value="47650" calcext:value-type="float">
            <text:p>476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No ho sap)</text:p>
          </table:table-cell>
          <table:table-cell office:value-type="float" office:value="47651" calcext:value-type="float">
            <text:p>476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... gens probable,</text:p>
          </table:table-cell>
          <table:table-cell office:value-type="float" office:value="47652" calcext:value-type="float">
            <text:p>4765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o gaire probable,</text:p>
          </table:table-cell>
          <table:table-cell office:value-type="float" office:value="47653" calcext:value-type="float">
            <text:p>476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robable,</text:p>
          </table:table-cell>
          <table:table-cell office:value-type="float" office:value="47654" calcext:value-type="float">
            <text:p>476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o, molt probable.</text:p>
          </table:table-cell>
          <table:table-cell office:value-type="float" office:value="47655" calcext:value-type="float">
            <text:p>476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5_2010_CAT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No ho sap)</text:p>
          </table:table-cell>
          <table:table-cell office:value-type="float" office:value="47656" calcext:value-type="float">
            <text:p>476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... gens disposat,</text:p>
          </table:table-cell>
          <table:table-cell office:value-type="float" office:value="47657" calcext:value-type="float">
            <text:p>47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o gaire disposat,</text:p>
          </table:table-cell>
          <table:table-cell office:value-type="float" office:value="47658" calcext:value-type="float">
            <text:p>476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disposat,</text:p>
          </table:table-cell>
          <table:table-cell office:value-type="float" office:value="47659" calcext:value-type="float">
            <text:p>476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o, molt disposat.</text:p>
          </table:table-cell>
          <table:table-cell office:value-type="float" office:value="47660" calcext:value-type="float">
            <text:p>476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No ho sap)</text:p>
          </table:table-cell>
          <table:table-cell office:value-type="float" office:value="47661" calcext:value-type="float">
            <text:p>476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... gens disposat,</text:p>
          </table:table-cell>
          <table:table-cell office:value-type="float" office:value="47657" calcext:value-type="float">
            <text:p>4765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o gaire disposat,</text:p>
          </table:table-cell>
          <table:table-cell office:value-type="float" office:value="47658" calcext:value-type="float">
            <text:p>476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isposat,</text:p>
          </table:table-cell>
          <table:table-cell office:value-type="float" office:value="47659" calcext:value-type="float">
            <text:p>476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o, molt disposat.</text:p>
          </table:table-cell>
          <table:table-cell office:value-type="float" office:value="47660" calcext:value-type="float">
            <text:p>476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No ho sap)</text:p>
          </table:table-cell>
          <table:table-cell office:value-type="float" office:value="47661" calcext:value-type="float">
            <text:p>476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ai</text:p>
          </table:table-cell>
          <table:table-cell office:value-type="float" office:value="47662" calcext:value-type="float">
            <text:p>476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na vegada</text:p>
          </table:table-cell>
          <table:table-cell office:value-type="float" office:value="47663" calcext:value-type="float">
            <text:p>476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ues vegades</text:p>
          </table:table-cell>
          <table:table-cell office:value-type="float" office:value="47664" calcext:value-type="float">
            <text:p>476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o 4 vegades</text:p>
          </table:table-cell>
          <table:table-cell office:value-type="float" office:value="47665" calcext:value-type="float">
            <text:p>476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vegades o més</text:p>
          </table:table-cell>
          <table:table-cell office:value-type="float" office:value="47666" calcext:value-type="float">
            <text:p>47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ho sap)</text:p>
          </table:table-cell>
          <table:table-cell office:value-type="float" office:value="47667" calcext:value-type="float">
            <text:p>476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ai</text:p>
          </table:table-cell>
          <table:table-cell office:value-type="float" office:value="47662" calcext:value-type="float">
            <text:p>476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Una vegada</text:p>
          </table:table-cell>
          <table:table-cell office:value-type="float" office:value="47663" calcext:value-type="float">
            <text:p>476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ues vegades</text:p>
          </table:table-cell>
          <table:table-cell office:value-type="float" office:value="47664" calcext:value-type="float">
            <text:p>476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o 4 vegades</text:p>
          </table:table-cell>
          <table:table-cell office:value-type="float" office:value="47665" calcext:value-type="float">
            <text:p>476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vegades o més</text:p>
          </table:table-cell>
          <table:table-cell office:value-type="float" office:value="47666" calcext:value-type="float">
            <text:p>47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No ho sap)</text:p>
          </table:table-cell>
          <table:table-cell office:value-type="float" office:value="47667" calcext:value-type="float">
            <text:p>476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Mai</text:p>
          </table:table-cell>
          <table:table-cell office:value-type="float" office:value="47662" calcext:value-type="float">
            <text:p>476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na vegada</text:p>
          </table:table-cell>
          <table:table-cell office:value-type="float" office:value="47663" calcext:value-type="float">
            <text:p>476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ues vegades</text:p>
          </table:table-cell>
          <table:table-cell office:value-type="float" office:value="47664" calcext:value-type="float">
            <text:p>476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o 4 vegades</text:p>
          </table:table-cell>
          <table:table-cell office:value-type="float" office:value="47665" calcext:value-type="float">
            <text:p>4766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vegades o més</text:p>
          </table:table-cell>
          <table:table-cell office:value-type="float" office:value="47666" calcext:value-type="float">
            <text:p>476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No ho sap)</text:p>
          </table:table-cell>
          <table:table-cell office:value-type="float" office:value="47667" calcext:value-type="float">
            <text:p>476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5_2010_CAT_ES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t/ dona/ parella</text:p>
          </table:table-cell>
          <table:table-cell office:value-type="float" office:value="45789" calcext:value-type="float">
            <text:p>457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ill/filla (siguin seus o de la seva parella, incloent adoptats o en acolliment)</text:p>
          </table:table-cell>
          <table:table-cell office:value-type="float" office:value="45790" calcext:value-type="float">
            <text:p>457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 o mare / sogre o sogra (siguin seus o de la seva parella incloent adoptius)</text:p>
          </table:table-cell>
          <table:table-cell office:value-type="float" office:value="45791" calcext:value-type="float">
            <text:p>457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ermà/na (incloent adoptius, germanastres, en acolliment)</text:p>
          </table:table-cell>
          <table:table-cell office:value-type="float" office:value="45792" calcext:value-type="float">
            <text:p>457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tra relació de parentiu</text:p>
          </table:table-cell>
          <table:table-cell office:value-type="float" office:value="45793" calcext:value-type="float">
            <text:p>457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tra relació sense parentiu</text:p>
          </table:table-cell>
          <table:table-cell office:value-type="float" office:value="45794" calcext:value-type="float">
            <text:p>457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ho sap)</text:p>
          </table:table-cell>
          <table:table-cell office:value-type="float" office:value="45795" calcext:value-type="float">
            <text:p>457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asat/da</text:p>
          </table:table-cell>
          <table:table-cell office:value-type="float" office:value="47668" calcext:value-type="float">
            <text:p>4766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arella de fet inscrita al registre</text:p>
          </table:table-cell>
          <table:table-cell office:value-type="float" office:value="47669" calcext:value-type="float">
            <text:p>4766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ivim en parella (cohabitació) -no inscrits com a parella de fet</text:p>
          </table:table-cell>
          <table:table-cell office:value-type="float" office:value="47670" calcext:value-type="float">
            <text:p>4767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eparat/da</text:p>
          </table:table-cell>
          <table:table-cell office:value-type="float" office:value="47671" calcext:value-type="float">
            <text:p>4767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vorciat/da o anteriorment inscrit/a com a parella de fet, ara dissolta</text:p>
          </table:table-cell>
          <table:table-cell office:value-type="float" office:value="47672" calcext:value-type="float">
            <text:p>4767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ho sap)</text:p>
          </table:table-cell>
          <table:table-cell office:value-type="float" office:value="47673" calcext:value-type="float">
            <text:p>4767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CAT_ES_13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Casat/da</text:p>
          </table:table-cell>
          <table:table-cell office:value-type="float" office:value="47674" calcext:value-type="float">
            <text:p>4767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Parella de fet inscrita al registre</text:p>
          </table:table-cell>
          <table:table-cell office:value-type="float" office:value="47675" calcext:value-type="float">
            <text:p>4767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Separat/da</text:p>
          </table:table-cell>
          <table:table-cell office:value-type="float" office:value="47676" calcext:value-type="float">
            <text:p>4767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Divorciat/da o anteriorment inscrit/a com a parella de fet, ara dissolta</text:p>
          </table:table-cell>
          <table:table-cell office:value-type="float" office:value="47677" calcext:value-type="float">
            <text:p>4767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idu/a o anteriorment inscrit/a com a parella de fet, el company/la companya és mort</text:p>
          </table:table-cell>
          <table:table-cell office:value-type="float" office:value="47678" calcext:value-type="float">
            <text:p>4767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Cap de les anteriors (no ha estat MAI casat/da ni inscrit/a com a parella de fet)</text:p>
          </table:table-cell>
          <table:table-cell office:value-type="float" office:value="47679" calcext:value-type="float">
            <text:p>4767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No ho sap)</text:p>
          </table:table-cell>
          <table:table-cell office:value-type="float" office:value="47680" calcext:value-type="float">
            <text:p>4768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CAT_ES_13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7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gran ciutat</text:p>
          </table:table-cell>
          <table:table-cell office:value-type="float" office:value="47681" calcext:value-type="float">
            <text:p>476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Els afores d' una gran ciutat</text:p>
          </table:table-cell>
          <table:table-cell office:value-type="float" office:value="47682" calcext:value-type="float">
            <text:p>4768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ciutat mitjana o petita</text:p>
          </table:table-cell>
          <table:table-cell office:value-type="float" office:value="47683" calcext:value-type="float">
            <text:p>4768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 poble</text:p>
          </table:table-cell>
          <table:table-cell office:value-type="float" office:value="47684" calcext:value-type="float">
            <text:p>4768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masia o casa de camp</text:p>
          </table:table-cell>
          <table:table-cell office:value-type="float" office:value="47685" calcext:value-type="float">
            <text:p>476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ho sap)</text:p>
          </table:table-cell>
          <table:table-cell office:value-type="float" office:value="47686" calcext:value-type="float">
            <text:p>4768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Sense estudis</text:p>
          </table:table-cell>
          <table:table-cell office:value-type="float" office:value="47687" calcext:value-type="float">
            <text:p>476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studis primaris sense completar</text:p>
          </table:table-cell>
          <table:table-cell office:value-type="float" office:value="47688" calcext:value-type="float">
            <text:p>4768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ertificat d' estudis primaris</text:p>
          </table:table-cell>
          <table:table-cell office:value-type="float" office:value="47689" calcext:value-type="float">
            <text:p>4768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ins a 5è d' EGB</text:p>
          </table:table-cell>
          <table:table-cell office:value-type="float" office:value="47690" calcext:value-type="float">
            <text:p>4769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ducació primària (LOGSE)</text:p>
          </table:table-cell>
          <table:table-cell office:value-type="float" office:value="47691" calcext:value-type="float">
            <text:p>476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rau elemental de música i dansa</text:p>
          </table:table-cell>
          <table:table-cell office:value-type="float" office:value="47692" calcext:value-type="float">
            <text:p>4769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' iniciació</text:p>
          </table:table-cell>
          <table:table-cell office:value-type="float" office:value="47693" calcext:value-type="float">
            <text:p>476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txillerat elemental</text:p>
          </table:table-cell>
          <table:table-cell office:value-type="float" office:value="47694" calcext:value-type="float">
            <text:p>476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GB</text:p>
          </table:table-cell>
          <table:table-cell office:value-type="float" office:value="47695" calcext:value-type="float">
            <text:p>476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SO</text:p>
          </table:table-cell>
          <table:table-cell office:value-type="float" office:value="47696" calcext:value-type="float">
            <text:p>4769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rau mitjà de música o dansa</text:p>
          </table:table-cell>
          <table:table-cell office:value-type="float" office:value="47697" calcext:value-type="float">
            <text:p>4769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' oficialia</text:p>
          </table:table-cell>
          <table:table-cell office:value-type="float" office:value="47698" calcext:value-type="float">
            <text:p>476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e 1er grau</text:p>
          </table:table-cell>
          <table:table-cell office:value-type="float" office:value="47699" calcext:value-type="float">
            <text:p>476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txillerat superior (o PREU)</text:p>
          </table:table-cell>
          <table:table-cell office:value-type="float" office:value="47700" calcext:value-type="float">
            <text:p>477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UP o COU</text:p>
          </table:table-cell>
          <table:table-cell office:value-type="float" office:value="47701" calcext:value-type="float">
            <text:p>477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txillerat (LOGSE)</text:p>
          </table:table-cell>
          <table:table-cell office:value-type="float" office:value="47702" calcext:value-type="float">
            <text:p>477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u mitjà (Tècnic mitjà)</text:p>
          </table:table-cell>
          <table:table-cell office:value-type="float" office:value="47703" calcext:value-type="float">
            <text:p>477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u mitjà en arts plàstiques i disseny</text:p>
          </table:table-cell>
          <table:table-cell office:value-type="float" office:value="47704" calcext:value-type="float">
            <text:p>477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mestratge</text:p>
          </table:table-cell>
          <table:table-cell office:value-type="float" office:value="47705" calcext:value-type="float">
            <text:p>477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e 2n grau</text:p>
          </table:table-cell>
          <table:table-cell office:value-type="float" office:value="47706" calcext:value-type="float">
            <text:p>477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u superior (Tècnic superior)</text:p>
          </table:table-cell>
          <table:table-cell office:value-type="float" office:value="47707" calcext:value-type="float">
            <text:p>477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u superior en escoles d' art</text:p>
          </table:table-cell>
          <table:table-cell office:value-type="float" office:value="47708" calcext:value-type="float">
            <text:p>477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Peritatge, infermeria, magisteri, assistent social</text:p>
          </table:table-cell>
          <table:table-cell office:value-type="float" office:value="47709" calcext:value-type="float">
            <text:p>477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iplomat, enginyer o arquitecte tècnic, 3 anys de llicenciatura, grau (Bolonya)</text:p>
          </table:table-cell>
          <table:table-cell office:value-type="float" office:value="47710" calcext:value-type="float">
            <text:p>4771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licenciat, enginyer, arquitecte, màster (Bolonya)</text:p>
          </table:table-cell>
          <table:table-cell office:value-type="float" office:value="47711" calcext:value-type="float">
            <text:p>477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octor</text:p>
          </table:table-cell>
          <table:table-cell office:value-type="float" office:value="47712" calcext:value-type="float">
            <text:p>477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ltres</text:p>
          </table:table-cell>
          <table:table-cell office:value-type="float" office:value="47713" calcext:value-type="float">
            <text:p>477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ho sap)</text:p>
          </table:table-cell>
          <table:table-cell office:value-type="float" office:value="47714" calcext:value-type="float">
            <text:p>4771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mb treball remunerat (incloent la situació de baixa temporal per maternitat-paternitat, accident, malaltia o vacances)</text:p>
          </table:table-cell>
          <table:table-cell office:value-type="float" office:value="47715" calcext:value-type="float">
            <text:p>4771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ex. treballador per compte d' altri, per compte propi, o en un negoci familiar)</text:p>
          </table:table-cell>
          <table:table-cell office:value-type="float" office:value="47716" calcext:value-type="float">
            <text:p>477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7717" calcext:value-type="float">
            <text:p>4771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n situació d' atur i buscant feina activament</text:p>
          </table:table-cell>
          <table:table-cell office:value-type="float" office:value="47718" calcext:value-type="float">
            <text:p>477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n situació d' atur, volent treballar però sense buscar feina activament</text:p>
          </table:table-cell>
          <table:table-cell office:value-type="float" office:value="47719" calcext:value-type="float">
            <text:p>477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mb malaltia crònica o situació d' invalidesa permanent</text:p>
          </table:table-cell>
          <table:table-cell office:value-type="float" office:value="47720" calcext:value-type="float">
            <text:p>477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Jubilat</text:p>
          </table:table-cell>
          <table:table-cell office:value-type="float" office:value="47721" calcext:value-type="float">
            <text:p>4772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Fent les feines de la casa, tenint cura de nens o d' altres persones</text:p>
          </table:table-cell>
          <table:table-cell office:value-type="float" office:value="47722" calcext:value-type="float">
            <text:p>4772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Una altra</text:p>
          </table:table-cell>
          <table:table-cell office:value-type="float" office:value="47723" calcext:value-type="float">
            <text:p>477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No ho sap)</text:p>
          </table:table-cell>
          <table:table-cell office:value-type="float" office:value="47724" calcext:value-type="float">
            <text:p>477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mb treball remunerat (incloent la situació de baixa temporal per maternitat-paternitat, accident, malaltia o vacances)</text:p>
          </table:table-cell>
          <table:table-cell office:value-type="float" office:value="47715" calcext:value-type="float">
            <text:p>4771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ex. treballador per compte d' altri, per compte propi, o en un negoci familiar)</text:p>
          </table:table-cell>
          <table:table-cell office:value-type="float" office:value="47716" calcext:value-type="float">
            <text:p>477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7717" calcext:value-type="float">
            <text:p>4771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n situació d' atur i buscant feina activament</text:p>
          </table:table-cell>
          <table:table-cell office:value-type="float" office:value="47718" calcext:value-type="float">
            <text:p>477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n situació d' atur, volent treballar però sense buscar feina activament</text:p>
          </table:table-cell>
          <table:table-cell office:value-type="float" office:value="47719" calcext:value-type="float">
            <text:p>477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mb malaltia crònica o situació d' invalidesa permanent</text:p>
          </table:table-cell>
          <table:table-cell office:value-type="float" office:value="47720" calcext:value-type="float">
            <text:p>477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Jubilat</text:p>
          </table:table-cell>
          <table:table-cell office:value-type="float" office:value="47721" calcext:value-type="float">
            <text:p>4772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Fent les feines de la casa, tenint cura de nens o d' altres persones</text:p>
          </table:table-cell>
          <table:table-cell office:value-type="float" office:value="47722" calcext:value-type="float">
            <text:p>4772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Una altra</text:p>
          </table:table-cell>
          <table:table-cell office:value-type="float" office:value="47723" calcext:value-type="float">
            <text:p>477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No ho sap)</text:p>
          </table:table-cell>
          <table:table-cell office:value-type="float" office:value="47724" calcext:value-type="float">
            <text:p>477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4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4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... treballador per compte d' altri</text:p>
          </table:table-cell>
          <table:table-cell office:value-type="float" office:value="47725" calcext:value-type="float">
            <text:p>477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7726" calcext:value-type="float">
            <text:p>4772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o treballa/va a un negoci familiar?</text:p>
          </table:table-cell>
          <table:table-cell office:value-type="float" office:value="47727" calcext:value-type="float">
            <text:p>477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No ho sap)</text:p>
          </table:table-cell>
          <table:table-cell office:value-type="float" office:value="47728" calcext:value-type="float">
            <text:p>4772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4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indefinit</text:p>
          </table:table-cell>
          <table:table-cell office:value-type="float" office:value="45860" calcext:value-type="float">
            <text:p>458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5_2010_CAT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temporal</text:p>
          </table:table-cell>
          <table:table-cell office:value-type="float" office:value="45861" calcext:value-type="float">
            <text:p>458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5_2010_CAT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 no té/tenia contracte?</text:p>
          </table:table-cell>
          <table:table-cell office:value-type="float" office:value="45862" calcext:value-type="float">
            <text:p>458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5_2010_CAT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No ho sap)</text:p>
          </table:table-cell>
          <table:table-cell office:value-type="float" office:value="45863" calcext:value-type="float">
            <text:p>458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una feina temporal o de durada inferior a 12 mesos,</text:p>
          </table:table-cell>
          <table:table-cell office:value-type="float" office:value="47729" calcext:value-type="float">
            <text:p>4772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una feina temporal o de durada igual o superior a 12 mesos,</text:p>
          </table:table-cell>
          <table:table-cell office:value-type="float" office:value="47730" calcext:value-type="float">
            <text:p>4773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o, una feina fixa?</text:p>
          </table:table-cell>
          <table:table-cell office:value-type="float" office:value="47731" calcext:value-type="float">
            <text:p>4773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Un altre</text:p>
          </table:table-cell>
          <table:table-cell office:value-type="float" office:value="47732" calcext:value-type="float">
            <text:p>4773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CAT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No ho sap)</text:p>
          </table:table-cell>
          <table:table-cell office:value-type="float" office:value="47733" calcext:value-type="float">
            <text:p>4773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menys de 10</text:p>
          </table:table-cell>
          <table:table-cell office:value-type="float" office:value="45864" calcext:value-type="float">
            <text:p>458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10 a 24</text:p>
          </table:table-cell>
          <table:table-cell office:value-type="float" office:value="45865" calcext:value-type="float">
            <text:p>458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25 a 99</text:p>
          </table:table-cell>
          <table:table-cell office:value-type="float" office:value="45866" calcext:value-type="float">
            <text:p>458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100 a 499</text:p>
          </table:table-cell>
          <table:table-cell office:value-type="float" office:value="45867" calcext:value-type="float">
            <text:p>458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o 500 o més?</text:p>
          </table:table-cell>
          <table:table-cell office:value-type="float" office:value="45868" calcext:value-type="float">
            <text:p>4586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No ho sap)</text:p>
          </table:table-cell>
          <table:table-cell office:value-type="float" office:value="45869" calcext:value-type="float">
            <text:p>458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5_2010_CAT_ES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No tinc/tenia cap influència</text:p>
          </table:table-cell>
          <table:table-cell office:value-type="float" office:value="45870" calcext:value-type="float">
            <text:p>458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45871" calcext:value-type="float">
            <text:p>45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45872" calcext:value-type="float">
            <text:p>45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45873" calcext:value-type="float">
            <text:p>45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45874" calcext:value-type="float">
            <text:p>45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45875" calcext:value-type="float">
            <text:p>45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45876" calcext:value-type="float">
            <text:p>458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45877" calcext:value-type="float">
            <text:p>458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45878" calcext:value-type="float">
            <text:p>45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45879" calcext:value-type="float">
            <text:p>458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Tinc/tenia un control total</text:p>
          </table:table-cell>
          <table:table-cell office:value-type="float" office:value="45880" calcext:value-type="float">
            <text:p>458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No ho sap)</text:p>
          </table:table-cell>
          <table:table-cell office:value-type="float" office:value="45881" calcext:value-type="float">
            <text:p>45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No tinc/tenia cap influència</text:p>
          </table:table-cell>
          <table:table-cell office:value-type="float" office:value="45870" calcext:value-type="float">
            <text:p>458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45871" calcext:value-type="float">
            <text:p>45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45872" calcext:value-type="float">
            <text:p>45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45873" calcext:value-type="float">
            <text:p>45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45874" calcext:value-type="float">
            <text:p>45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45875" calcext:value-type="float">
            <text:p>45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45876" calcext:value-type="float">
            <text:p>458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45877" calcext:value-type="float">
            <text:p>458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45878" calcext:value-type="float">
            <text:p>45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45879" calcext:value-type="float">
            <text:p>458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Tinc/tenia un control total</text:p>
          </table:table-cell>
          <table:table-cell office:value-type="float" office:value="45880" calcext:value-type="float">
            <text:p>458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No ho sap)</text:p>
          </table:table-cell>
          <table:table-cell office:value-type="float" office:value="45881" calcext:value-type="float">
            <text:p>45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No tinc/tenia cap influència</text:p>
          </table:table-cell>
          <table:table-cell office:value-type="float" office:value="45870" calcext:value-type="float">
            <text:p>458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1" calcext:value-type="float">
            <text:p>1</text:p>
          </table:table-cell>
          <table:table-cell office:value-type="float" office:value="45871" calcext:value-type="float">
            <text:p>45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2" calcext:value-type="float">
            <text:p>2</text:p>
          </table:table-cell>
          <table:table-cell office:value-type="float" office:value="45872" calcext:value-type="float">
            <text:p>45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3" calcext:value-type="float">
            <text:p>3</text:p>
          </table:table-cell>
          <table:table-cell office:value-type="float" office:value="45873" calcext:value-type="float">
            <text:p>45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4" calcext:value-type="float">
            <text:p>4</text:p>
          </table:table-cell>
          <table:table-cell office:value-type="float" office:value="45874" calcext:value-type="float">
            <text:p>45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5" calcext:value-type="float">
            <text:p>5</text:p>
          </table:table-cell>
          <table:table-cell office:value-type="float" office:value="45875" calcext:value-type="float">
            <text:p>45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6" calcext:value-type="float">
            <text:p>6</text:p>
          </table:table-cell>
          <table:table-cell office:value-type="float" office:value="45876" calcext:value-type="float">
            <text:p>458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7" calcext:value-type="float">
            <text:p>7</text:p>
          </table:table-cell>
          <table:table-cell office:value-type="float" office:value="45877" calcext:value-type="float">
            <text:p>458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8" calcext:value-type="float">
            <text:p>8</text:p>
          </table:table-cell>
          <table:table-cell office:value-type="float" office:value="45878" calcext:value-type="float">
            <text:p>45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float" office:value="9" calcext:value-type="float">
            <text:p>9</text:p>
          </table:table-cell>
          <table:table-cell office:value-type="float" office:value="45879" calcext:value-type="float">
            <text:p>458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Tinc/tenia un control total</text:p>
          </table:table-cell>
          <table:table-cell office:value-type="float" office:value="45880" calcext:value-type="float">
            <text:p>458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(No ho sap)</text:p>
          </table:table-cell>
          <table:table-cell office:value-type="float" office:value="45881" calcext:value-type="float">
            <text:p>45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5_2010_CAT_ES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Govern central, autonòmic o local</text:p>
          </table:table-cell>
          <table:table-cell office:value-type="float" office:value="47734" calcext:value-type="float">
            <text:p>4773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Una altra administració pública (com ara educació o sanitat)</text:p>
          </table:table-cell>
          <table:table-cell office:value-type="float" office:value="47735" calcext:value-type="float">
            <text:p>4773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mpresa estatal</text:p>
          </table:table-cell>
          <table:table-cell office:value-type="float" office:value="47736" calcext:value-type="float">
            <text:p>4773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mpresa privada</text:p>
          </table:table-cell>
          <table:table-cell office:value-type="float" office:value="47737" calcext:value-type="float">
            <text:p>4773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7738" calcext:value-type="float">
            <text:p>4773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Altre</text:p>
          </table:table-cell>
          <table:table-cell office:value-type="float" office:value="47739" calcext:value-type="float">
            <text:p>4773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No ho sap)</text:p>
          </table:table-cell>
          <table:table-cell office:value-type="float" office:value="47740" calcext:value-type="float">
            <text:p>477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5_2010_CAT_ES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Vaig trobar una feina millor</text:p>
          </table:table-cell>
          <table:table-cell office:value-type="float" office:value="47741" calcext:value-type="float">
            <text:p>4774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Vaig decidir començar el meu propi negoci / treballar pel meu compte</text:p>
          </table:table-cell>
          <table:table-cell office:value-type="float" office:value="47742" calcext:value-type="float">
            <text:p>4774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Se'm va acabar el contracte</text:p>
          </table:table-cell>
          <table:table-cell office:value-type="float" office:value="47743" calcext:value-type="float">
            <text:p>4774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Es va suprimir el meu lloc de treball o em van acomiadar</text:p>
          </table:table-cell>
          <table:table-cell office:value-type="float" office:value="47744" calcext:value-type="float">
            <text:p>4774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La meva empresa va plegar</text:p>
          </table:table-cell>
          <table:table-cell office:value-type="float" office:value="47745" calcext:value-type="float">
            <text:p>4774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El meu negoci / el negoci familiar va tancar o ens el vam vendre</text:p>
          </table:table-cell>
          <table:table-cell office:value-type="float" office:value="47746" calcext:value-type="float">
            <text:p>4774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er malaltia o invalidesa</text:p>
          </table:table-cell>
          <table:table-cell office:value-type="float" office:value="47747" calcext:value-type="float">
            <text:p>4774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Em vaig jubilar</text:p>
          </table:table-cell>
          <table:table-cell office:value-type="float" office:value="47748" calcext:value-type="float">
            <text:p>4774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er raons personals o familiars</text:p>
          </table:table-cell>
          <table:table-cell office:value-type="float" office:value="47749" calcext:value-type="float">
            <text:p>4774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er altres raons</text:p>
          </table:table-cell>
          <table:table-cell office:value-type="float" office:value="47750" calcext:value-type="float">
            <text:p>4775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No he deixat mai cap feina</text:p>
          </table:table-cell>
          <table:table-cell office:value-type="float" office:value="47751" calcext:value-type="float">
            <text:p>4775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No ho sap)</text:p>
          </table:table-cell>
          <table:table-cell office:value-type="float" office:value="47752" calcext:value-type="float">
            <text:p>4775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5_2010_CAT_ES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í, ho estic</text:p>
          </table:table-cell>
          <table:table-cell office:value-type="float" office:value="45886" calcext:value-type="float">
            <text:p>458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5_2010_CAT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í, ho he estat</text:p>
          </table:table-cell>
          <table:table-cell office:value-type="float" office:value="45887" calcext:value-type="float">
            <text:p>458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5_2010_CAT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No</text:p>
          </table:table-cell>
          <table:table-cell office:value-type="float" office:value="45888" calcext:value-type="float">
            <text:p>458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5_2010_CAT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No ho sap)</text:p>
          </table:table-cell>
          <table:table-cell office:value-type="float" office:value="45889" calcext:value-type="float">
            <text:p>458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s o ingressos del treball per compte d' altri</text:p>
          </table:table-cell>
          <table:table-cell office:value-type="float" office:value="47753" calcext:value-type="float">
            <text:p>4775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s o ingressos del treball per compte propi (excloses les explotacions agrícoles)</text:p>
          </table:table-cell>
          <table:table-cell office:value-type="float" office:value="47754" calcext:value-type="float">
            <text:p>4775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s o ingressos procedents d' explotacions agrícoles</text:p>
          </table:table-cell>
          <table:table-cell office:value-type="float" office:value="47755" calcext:value-type="float">
            <text:p>4775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ensions</text:p>
          </table:table-cell>
          <table:table-cell office:value-type="float" office:value="47756" calcext:value-type="float">
            <text:p>4775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restacions per atur o indemnització per acomiadament</text:p>
          </table:table-cell>
          <table:table-cell office:value-type="float" office:value="47757" calcext:value-type="float">
            <text:p>4775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Altres ajuts o prestacions socials</text:p>
          </table:table-cell>
          <table:table-cell office:value-type="float" office:value="47758" calcext:value-type="float">
            <text:p>4775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Rendes d' inversions, estalvis, assegurances o propietats</text:p>
          </table:table-cell>
          <table:table-cell office:value-type="float" office:value="47759" calcext:value-type="float">
            <text:p>4775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Altres fonts d' ingressos</text:p>
          </table:table-cell>
          <table:table-cell office:value-type="float" office:value="47760" calcext:value-type="float">
            <text:p>4776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No ho sap)</text:p>
          </table:table-cell>
          <table:table-cell office:value-type="float" office:value="47761" calcext:value-type="float">
            <text:p>4776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J 180€ o menys</text:p>
          </table:table-cell>
          <table:table-cell office:value-type="float" office:value="47762" calcext:value-type="float">
            <text:p>4776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R Entre més de 180€ i 240€</text:p>
          </table:table-cell>
          <table:table-cell office:value-type="float" office:value="47763" calcext:value-type="float">
            <text:p>4776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C Entre més de 240€ i 320€</text:p>
          </table:table-cell>
          <table:table-cell office:value-type="float" office:value="47764" calcext:value-type="float">
            <text:p>4776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M Entre més de 320€ i 380€</text:p>
          </table:table-cell>
          <table:table-cell office:value-type="float" office:value="47765" calcext:value-type="float">
            <text:p>4776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F Entre més de 380€ i 450€</text:p>
          </table:table-cell>
          <table:table-cell office:value-type="float" office:value="47766" calcext:value-type="float">
            <text:p>4776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S Entre més de 450€ i 520€</text:p>
          </table:table-cell>
          <table:table-cell office:value-type="float" office:value="47767" calcext:value-type="float">
            <text:p>477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K Entre més de 520€ i 610€</text:p>
          </table:table-cell>
          <table:table-cell office:value-type="float" office:value="47768" calcext:value-type="float">
            <text:p>4776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P Entre més de 610€ i 730€</text:p>
          </table:table-cell>
          <table:table-cell office:value-type="float" office:value="47769" calcext:value-type="float">
            <text:p>4776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D Entre més de 730€ i 920€</text:p>
          </table:table-cell>
          <table:table-cell office:value-type="float" office:value="47770" calcext:value-type="float">
            <text:p>4777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H Més de 920€</text:p>
          </table:table-cell>
          <table:table-cell office:value-type="float" office:value="47771" calcext:value-type="float">
            <text:p>4777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No ho sap)</text:p>
          </table:table-cell>
          <table:table-cell office:value-type="float" office:value="47772" calcext:value-type="float">
            <text:p>4777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J 700€ o menys</text:p>
          </table:table-cell>
          <table:table-cell office:value-type="float" office:value="47773" calcext:value-type="float">
            <text:p>4777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R Entre més de 700€ i 900€</text:p>
          </table:table-cell>
          <table:table-cell office:value-type="float" office:value="47774" calcext:value-type="float">
            <text:p>4777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C Entre més de 900€ i 1.200€</text:p>
          </table:table-cell>
          <table:table-cell office:value-type="float" office:value="47775" calcext:value-type="float">
            <text:p>4777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M Entre més de 1.200€ i 1.400€</text:p>
          </table:table-cell>
          <table:table-cell office:value-type="float" office:value="47776" calcext:value-type="float">
            <text:p>4777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F Entre més de 1.400€ i 1.700€</text:p>
          </table:table-cell>
          <table:table-cell office:value-type="float" office:value="47777" calcext:value-type="float">
            <text:p>4777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S Entre més de 1.700€ i 1.900€</text:p>
          </table:table-cell>
          <table:table-cell office:value-type="float" office:value="47778" calcext:value-type="float">
            <text:p>4777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K Entre més de 1.900€ i 2.300€</text:p>
          </table:table-cell>
          <table:table-cell office:value-type="float" office:value="47779" calcext:value-type="float">
            <text:p>4777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P Entre més de 2.300€ i 2.700€</text:p>
          </table:table-cell>
          <table:table-cell office:value-type="float" office:value="47780" calcext:value-type="float">
            <text:p>4778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D Entre més de 2.700€ i 3.500€</text:p>
          </table:table-cell>
          <table:table-cell office:value-type="float" office:value="47781" calcext:value-type="float">
            <text:p>4778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H Més de 3.500€</text:p>
          </table:table-cell>
          <table:table-cell office:value-type="float" office:value="47782" calcext:value-type="float">
            <text:p>4778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No ho sap)</text:p>
          </table:table-cell>
          <table:table-cell office:value-type="float" office:value="47783" calcext:value-type="float">
            <text:p>4778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J 8.000€ o menys</text:p>
          </table:table-cell>
          <table:table-cell office:value-type="float" office:value="47784" calcext:value-type="float">
            <text:p>4778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R Entre més de 8.000€ i 11.000€</text:p>
          </table:table-cell>
          <table:table-cell office:value-type="float" office:value="47785" calcext:value-type="float">
            <text:p>4778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C Entre més de 11.000€ i 14.000€</text:p>
          </table:table-cell>
          <table:table-cell office:value-type="float" office:value="47786" calcext:value-type="float">
            <text:p>4778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M Entre més de 14.000€ i 17.000€</text:p>
          </table:table-cell>
          <table:table-cell office:value-type="float" office:value="47787" calcext:value-type="float">
            <text:p>477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F Entre més de 17.000€ i 20.000€</text:p>
          </table:table-cell>
          <table:table-cell office:value-type="float" office:value="47788" calcext:value-type="float">
            <text:p>4778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S Entre més de 20.000€ i 23.000€</text:p>
          </table:table-cell>
          <table:table-cell office:value-type="float" office:value="47789" calcext:value-type="float">
            <text:p>477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K Entre més de 23.000€ i 27.000€</text:p>
          </table:table-cell>
          <table:table-cell office:value-type="float" office:value="47790" calcext:value-type="float">
            <text:p>4779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P Entre més de 27.000€ i 33.000€</text:p>
          </table:table-cell>
          <table:table-cell office:value-type="float" office:value="47791" calcext:value-type="float">
            <text:p>4779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D Entre més de 33.000€ i 41.000€</text:p>
          </table:table-cell>
          <table:table-cell office:value-type="float" office:value="47792" calcext:value-type="float">
            <text:p>4779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H Més de 41.000€</text:p>
          </table:table-cell>
          <table:table-cell office:value-type="float" office:value="47793" calcext:value-type="float">
            <text:p>4779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(No ho sap)</text:p>
          </table:table-cell>
          <table:table-cell office:value-type="float" office:value="47794" calcext:value-type="float">
            <text:p>477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J 30.000 pta. o menys</text:p>
          </table:table-cell>
          <table:table-cell office:value-type="float" office:value="47795" calcext:value-type="float">
            <text:p>4779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R Entre més de 30.000 pta. i 40.000 pta.</text:p>
          </table:table-cell>
          <table:table-cell office:value-type="float" office:value="47796" calcext:value-type="float">
            <text:p>477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C Entre més de 40.000 pta. i 53.000 pta.</text:p>
          </table:table-cell>
          <table:table-cell office:value-type="float" office:value="47797" calcext:value-type="float">
            <text:p>4779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M Entre més de 53.000 pta. i 63.000 pta.</text:p>
          </table:table-cell>
          <table:table-cell office:value-type="float" office:value="47798" calcext:value-type="float">
            <text:p>4779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F Entre més de 63.000 pta. i 75.000 pta.</text:p>
          </table:table-cell>
          <table:table-cell office:value-type="float" office:value="47799" calcext:value-type="float">
            <text:p>4779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S Entre més de 75.000 pta. i 87.000 pta.</text:p>
          </table:table-cell>
          <table:table-cell office:value-type="float" office:value="47800" calcext:value-type="float">
            <text:p>478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K Entre més de 87.000 pta. i 101.000 pta.</text:p>
          </table:table-cell>
          <table:table-cell office:value-type="float" office:value="47801" calcext:value-type="float">
            <text:p>478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P Entre més de 101.000 pta. i 121.000 pta.</text:p>
          </table:table-cell>
          <table:table-cell office:value-type="float" office:value="47802" calcext:value-type="float">
            <text:p>4780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D Entre més de 121.000 pta. i 153.000 pta.</text:p>
          </table:table-cell>
          <table:table-cell office:value-type="float" office:value="47803" calcext:value-type="float">
            <text:p>4780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H Més de 153.000 pta.</text:p>
          </table:table-cell>
          <table:table-cell office:value-type="float" office:value="47804" calcext:value-type="float">
            <text:p>478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3</text:p>
          </table:table-cell>
          <table:table-cell office:value-type="string" calcext:value-type="string">
            <text:p>F41ww</text:p>
          </table:table-cell>
          <table:table-cell office:value-type="string" calcext:value-type="string">
            <text:p>(No ho sap)</text:p>
          </table:table-cell>
          <table:table-cell office:value-type="float" office:value="47805" calcext:value-type="float">
            <text:p>4780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J 116000 pta. o menys</text:p>
          </table:table-cell>
          <table:table-cell office:value-type="float" office:value="47806" calcext:value-type="float">
            <text:p>4780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R Entre més de 116.000 pta. i 150.000 pta.</text:p>
          </table:table-cell>
          <table:table-cell office:value-type="float" office:value="47807" calcext:value-type="float">
            <text:p>478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C Entre més de 150.000 pta. i 200.000 pta.</text:p>
          </table:table-cell>
          <table:table-cell office:value-type="float" office:value="47808" calcext:value-type="float">
            <text:p>4780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M Entre més de 200.000 pta. i 233.000 pta.</text:p>
          </table:table-cell>
          <table:table-cell office:value-type="float" office:value="47809" calcext:value-type="float">
            <text:p>4780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F Entre més de 233.000 pta. i 283.000 pta.</text:p>
          </table:table-cell>
          <table:table-cell office:value-type="float" office:value="47810" calcext:value-type="float">
            <text:p>4781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S Entre més de 283.000 pta. i 316.000 pta.</text:p>
          </table:table-cell>
          <table:table-cell office:value-type="float" office:value="47811" calcext:value-type="float">
            <text:p>4781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K Entre més de 316.000 pta. i 383.000 pta.</text:p>
          </table:table-cell>
          <table:table-cell office:value-type="float" office:value="47812" calcext:value-type="float">
            <text:p>4781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P Entre més de 383.000 pta. i 449000 pta.</text:p>
          </table:table-cell>
          <table:table-cell office:value-type="float" office:value="47813" calcext:value-type="float">
            <text:p>478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D Entre més de 449.000 pta. i 582.000 pta.</text:p>
          </table:table-cell>
          <table:table-cell office:value-type="float" office:value="47814" calcext:value-type="float">
            <text:p>4781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H Més de 582.000 pta.</text:p>
          </table:table-cell>
          <table:table-cell office:value-type="float" office:value="47815" calcext:value-type="float">
            <text:p>478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4</text:p>
          </table:table-cell>
          <table:table-cell office:value-type="string" calcext:value-type="string">
            <text:p>F41mm</text:p>
          </table:table-cell>
          <table:table-cell office:value-type="string" calcext:value-type="string">
            <text:p>(No ho sap)</text:p>
          </table:table-cell>
          <table:table-cell office:value-type="float" office:value="47816" calcext:value-type="float">
            <text:p>4781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J 1331000 pta. o menys</text:p>
          </table:table-cell>
          <table:table-cell office:value-type="float" office:value="47817" calcext:value-type="float">
            <text:p>4781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R Entre més de 1.331.000 pta. i 1.830.000 pta.</text:p>
          </table:table-cell>
          <table:table-cell office:value-type="float" office:value="47818" calcext:value-type="float">
            <text:p>478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C Entre més de 1.830.000 pta. i 2.329.000 pta.</text:p>
          </table:table-cell>
          <table:table-cell office:value-type="float" office:value="47819" calcext:value-type="float">
            <text:p>4781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M Entre més de 2.329.000 pta. i 2.829.000 pta.</text:p>
          </table:table-cell>
          <table:table-cell office:value-type="float" office:value="47820" calcext:value-type="float">
            <text:p>4782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F Entre més de 2.829.000 pta. i 3.328.000 pta.</text:p>
          </table:table-cell>
          <table:table-cell office:value-type="float" office:value="47821" calcext:value-type="float">
            <text:p>4782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S Entre més de 3.328.000 pta. i 3.827.000 pta.</text:p>
          </table:table-cell>
          <table:table-cell office:value-type="float" office:value="47822" calcext:value-type="float">
            <text:p>478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K Entre més de 3.827.000 pta. i 4.492.000 pta.</text:p>
          </table:table-cell>
          <table:table-cell office:value-type="float" office:value="47823" calcext:value-type="float">
            <text:p>478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P Entre més de 4.492.000 pta. i 5.491.000 pta.</text:p>
          </table:table-cell>
          <table:table-cell office:value-type="float" office:value="47824" calcext:value-type="float">
            <text:p>4782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D Entre més de 5.491.000 pta. i 6.822.000 pta.</text:p>
          </table:table-cell>
          <table:table-cell office:value-type="float" office:value="47825" calcext:value-type="float">
            <text:p>4782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H Més de 6.822.000 pta.</text:p>
          </table:table-cell>
          <table:table-cell office:value-type="float" office:value="47826" calcext:value-type="float">
            <text:p>4782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5</text:p>
          </table:table-cell>
          <table:table-cell office:value-type="string" calcext:value-type="string">
            <text:p>F41yy</text:p>
          </table:table-cell>
          <table:table-cell office:value-type="string" calcext:value-type="string">
            <text:p>(No ho sap)</text:p>
          </table:table-cell>
          <table:table-cell office:value-type="float" office:value="47827" calcext:value-type="float">
            <text:p>4782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Cap</text:p>
          </table:table-cell>
          <table:table-cell office:value-type="float" office:value="47294" calcext:value-type="float">
            <text:p>4729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Una petita part</text:p>
          </table:table-cell>
          <table:table-cell office:value-type="float" office:value="47295" calcext:value-type="float">
            <text:p>4729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enys de la meitat</text:p>
          </table:table-cell>
          <table:table-cell office:value-type="float" office:value="47296" calcext:value-type="float">
            <text:p>4729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proximadament la meitat</text:p>
          </table:table-cell>
          <table:table-cell office:value-type="float" office:value="47297" calcext:value-type="float">
            <text:p>4729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és de la meitat</text:p>
          </table:table-cell>
          <table:table-cell office:value-type="float" office:value="47298" calcext:value-type="float">
            <text:p>4729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Una gran part</text:p>
          </table:table-cell>
          <table:table-cell office:value-type="float" office:value="47299" calcext:value-type="float">
            <text:p>4729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Tot</text:p>
          </table:table-cell>
          <table:table-cell office:value-type="float" office:value="47300" calcext:value-type="float">
            <text:p>473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No ho sap)</text:p>
          </table:table-cell>
          <table:table-cell office:value-type="float" office:value="47301" calcext:value-type="float">
            <text:p>4730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mb els ingressos actuals vivim còmodament</text:p>
          </table:table-cell>
          <table:table-cell office:value-type="float" office:value="45977" calcext:value-type="float">
            <text:p>45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mb els ingressos actuals ens arriba per viure</text:p>
          </table:table-cell>
          <table:table-cell office:value-type="float" office:value="45978" calcext:value-type="float">
            <text:p>45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mb els ingressos actuals tenim dificultats</text:p>
          </table:table-cell>
          <table:table-cell office:value-type="float" office:value="45979" calcext:value-type="float">
            <text:p>459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mb els ingressos actuals tenim moltes dificultats</text:p>
          </table:table-cell>
          <table:table-cell office:value-type="float" office:value="45980" calcext:value-type="float">
            <text:p>459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5_2010_CAT_ES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ho sap)</text:p>
          </table:table-cell>
          <table:table-cell office:value-type="float" office:value="45981" calcext:value-type="float">
            <text:p>459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Molt difícil</text:p>
          </table:table-cell>
          <table:table-cell office:value-type="float" office:value="45982" calcext:value-type="float">
            <text:p>459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astant difícil</text:p>
          </table:table-cell>
          <table:table-cell office:value-type="float" office:value="45983" calcext:value-type="float">
            <text:p>459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Ni fàcil ni difícil</text:p>
          </table:table-cell>
          <table:table-cell office:value-type="float" office:value="45984" calcext:value-type="float">
            <text:p>459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astant fàcil</text:p>
          </table:table-cell>
          <table:table-cell office:value-type="float" office:value="45985" calcext:value-type="float">
            <text:p>459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Molt fàcil</text:p>
          </table:table-cell>
          <table:table-cell office:value-type="float" office:value="45986" calcext:value-type="float">
            <text:p>459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No ho sap)</text:p>
          </table:table-cell>
          <table:table-cell office:value-type="float" office:value="45987" calcext:value-type="float">
            <text:p>459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ense estudis</text:p>
          </table:table-cell>
          <table:table-cell office:value-type="float" office:value="47687" calcext:value-type="float">
            <text:p>476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s primaris sense completar</text:p>
          </table:table-cell>
          <table:table-cell office:value-type="float" office:value="47688" calcext:value-type="float">
            <text:p>4768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ertificat d' estudis primaris</text:p>
          </table:table-cell>
          <table:table-cell office:value-type="float" office:value="47689" calcext:value-type="float">
            <text:p>4768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ins a 5è d' EGB</text:p>
          </table:table-cell>
          <table:table-cell office:value-type="float" office:value="47690" calcext:value-type="float">
            <text:p>4769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ducació primària (LOGSE)</text:p>
          </table:table-cell>
          <table:table-cell office:value-type="float" office:value="47691" calcext:value-type="float">
            <text:p>476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Grau elemental de música i dansa</text:p>
          </table:table-cell>
          <table:table-cell office:value-type="float" office:value="47692" calcext:value-type="float">
            <text:p>4769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' iniciació</text:p>
          </table:table-cell>
          <table:table-cell office:value-type="float" office:value="47693" calcext:value-type="float">
            <text:p>476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txillerat elemental</text:p>
          </table:table-cell>
          <table:table-cell office:value-type="float" office:value="47694" calcext:value-type="float">
            <text:p>476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GB</text:p>
          </table:table-cell>
          <table:table-cell office:value-type="float" office:value="47695" calcext:value-type="float">
            <text:p>476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O</text:p>
          </table:table-cell>
          <table:table-cell office:value-type="float" office:value="47696" calcext:value-type="float">
            <text:p>4769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Grau mitjà de música o dansa</text:p>
          </table:table-cell>
          <table:table-cell office:value-type="float" office:value="47697" calcext:value-type="float">
            <text:p>4769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' oficialia</text:p>
          </table:table-cell>
          <table:table-cell office:value-type="float" office:value="47698" calcext:value-type="float">
            <text:p>476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e 1er grau</text:p>
          </table:table-cell>
          <table:table-cell office:value-type="float" office:value="47699" calcext:value-type="float">
            <text:p>476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txillerat superior (o PREU)</text:p>
          </table:table-cell>
          <table:table-cell office:value-type="float" office:value="47700" calcext:value-type="float">
            <text:p>477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UP o COU</text:p>
          </table:table-cell>
          <table:table-cell office:value-type="float" office:value="47701" calcext:value-type="float">
            <text:p>477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txillerat (LOGSE)</text:p>
          </table:table-cell>
          <table:table-cell office:value-type="float" office:value="47702" calcext:value-type="float">
            <text:p>477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u mitjà (Tècnic mitjà)</text:p>
          </table:table-cell>
          <table:table-cell office:value-type="float" office:value="47703" calcext:value-type="float">
            <text:p>477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u mitjà en arts plàstiques i disseny</text:p>
          </table:table-cell>
          <table:table-cell office:value-type="float" office:value="47704" calcext:value-type="float">
            <text:p>477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mestratge</text:p>
          </table:table-cell>
          <table:table-cell office:value-type="float" office:value="47705" calcext:value-type="float">
            <text:p>477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e 2n grau</text:p>
          </table:table-cell>
          <table:table-cell office:value-type="float" office:value="47706" calcext:value-type="float">
            <text:p>477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u superior (Tècnic superior)</text:p>
          </table:table-cell>
          <table:table-cell office:value-type="float" office:value="47707" calcext:value-type="float">
            <text:p>477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u superior en escoles d' art</text:p>
          </table:table-cell>
          <table:table-cell office:value-type="float" office:value="47708" calcext:value-type="float">
            <text:p>477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Peritatge, infermeria, magisteri, assistent social</text:p>
          </table:table-cell>
          <table:table-cell office:value-type="float" office:value="47709" calcext:value-type="float">
            <text:p>477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at, enginyer o arquitecte tècnic, 3 anys de llicenciatura, grau (Bolonya)</text:p>
          </table:table-cell>
          <table:table-cell office:value-type="float" office:value="47710" calcext:value-type="float">
            <text:p>4771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Llicenciat, enginyer, arquitecte, màster (Bolonya)</text:p>
          </table:table-cell>
          <table:table-cell office:value-type="float" office:value="47711" calcext:value-type="float">
            <text:p>477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octor</text:p>
          </table:table-cell>
          <table:table-cell office:value-type="float" office:value="47712" calcext:value-type="float">
            <text:p>477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ltres</text:p>
          </table:table-cell>
          <table:table-cell office:value-type="float" office:value="47713" calcext:value-type="float">
            <text:p>477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 ho sap)</text:p>
          </table:table-cell>
          <table:table-cell office:value-type="float" office:value="47714" calcext:value-type="float">
            <text:p>4771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mb treball remunerat (incloent la situació de baixa temporal per maternitat-paternitat, accident, malaltia o vacances)</text:p>
          </table:table-cell>
          <table:table-cell office:value-type="float" office:value="47715" calcext:value-type="float">
            <text:p>4771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ex. treballador per compte d' altri, per compte propi, o en un negoci familiar)</text:p>
          </table:table-cell>
          <table:table-cell office:value-type="float" office:value="47716" calcext:value-type="float">
            <text:p>477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7717" calcext:value-type="float">
            <text:p>4771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situació d' atur i buscant feina activament</text:p>
          </table:table-cell>
          <table:table-cell office:value-type="float" office:value="47718" calcext:value-type="float">
            <text:p>477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situació d' atur, volent treballar però sense buscar feina activament</text:p>
          </table:table-cell>
          <table:table-cell office:value-type="float" office:value="47719" calcext:value-type="float">
            <text:p>477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mb malaltia crònica o situació d' invalidesa permanent</text:p>
          </table:table-cell>
          <table:table-cell office:value-type="float" office:value="47720" calcext:value-type="float">
            <text:p>477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Jubilat</text:p>
          </table:table-cell>
          <table:table-cell office:value-type="float" office:value="47721" calcext:value-type="float">
            <text:p>4772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Fent les feines de la casa, tenint cura de nens o d' altres persones</text:p>
          </table:table-cell>
          <table:table-cell office:value-type="float" office:value="47722" calcext:value-type="float">
            <text:p>4772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Una altra</text:p>
          </table:table-cell>
          <table:table-cell office:value-type="float" office:value="47723" calcext:value-type="float">
            <text:p>477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0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No ho sap)</text:p>
          </table:table-cell>
          <table:table-cell office:value-type="float" office:value="47724" calcext:value-type="float">
            <text:p>477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mb treball remunerat (incloent la situació de baixa temporal per maternitat-paternitat, accident, malaltia o vacances)</text:p>
          </table:table-cell>
          <table:table-cell office:value-type="float" office:value="47715" calcext:value-type="float">
            <text:p>4771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ex. treballador per compte d' altri, per compte propi, o en un negoci familiar)</text:p>
          </table:table-cell>
          <table:table-cell office:value-type="float" office:value="47716" calcext:value-type="float">
            <text:p>477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studiant, encara que hagi estat de vacances (exclosa formació remunerada per una empresa)</text:p>
          </table:table-cell>
          <table:table-cell office:value-type="float" office:value="47717" calcext:value-type="float">
            <text:p>4771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n situació d' atur i buscant feina activament</text:p>
          </table:table-cell>
          <table:table-cell office:value-type="float" office:value="47718" calcext:value-type="float">
            <text:p>477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n situació d' atur, volent treballar però sense buscar feina activament</text:p>
          </table:table-cell>
          <table:table-cell office:value-type="float" office:value="47719" calcext:value-type="float">
            <text:p>477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mb malaltia crònica o situació d' invalidesa permanent</text:p>
          </table:table-cell>
          <table:table-cell office:value-type="float" office:value="47720" calcext:value-type="float">
            <text:p>477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Jubilat</text:p>
          </table:table-cell>
          <table:table-cell office:value-type="float" office:value="47721" calcext:value-type="float">
            <text:p>4772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Fent les feines de la casa, tenint cura de nens o d' altres persones</text:p>
          </table:table-cell>
          <table:table-cell office:value-type="float" office:value="47722" calcext:value-type="float">
            <text:p>4772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Una altra</text:p>
          </table:table-cell>
          <table:table-cell office:value-type="float" office:value="47723" calcext:value-type="float">
            <text:p>477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No ho sap)</text:p>
          </table:table-cell>
          <table:table-cell office:value-type="float" office:value="47724" calcext:value-type="float">
            <text:p>477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CAT_ES_18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... treballador per compte d' altri</text:p>
          </table:table-cell>
          <table:table-cell office:value-type="float" office:value="47725" calcext:value-type="float">
            <text:p>477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8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7726" calcext:value-type="float">
            <text:p>4772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8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o treballa/va a un negoci familiar?</text:p>
          </table:table-cell>
          <table:table-cell office:value-type="float" office:value="47727" calcext:value-type="float">
            <text:p>477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8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No ho sap)</text:p>
          </table:table-cell>
          <table:table-cell office:value-type="float" office:value="47728" calcext:value-type="float">
            <text:p>4772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CAT_ES_18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8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9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ense estudis</text:p>
          </table:table-cell>
          <table:table-cell office:value-type="float" office:value="47687" calcext:value-type="float">
            <text:p>476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studis primaris sense completar</text:p>
          </table:table-cell>
          <table:table-cell office:value-type="float" office:value="47688" calcext:value-type="float">
            <text:p>4768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ertificat d' estudis primaris</text:p>
          </table:table-cell>
          <table:table-cell office:value-type="float" office:value="47689" calcext:value-type="float">
            <text:p>4768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ins a 5è d' EGB</text:p>
          </table:table-cell>
          <table:table-cell office:value-type="float" office:value="47690" calcext:value-type="float">
            <text:p>4769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ducació primària (LOGSE)</text:p>
          </table:table-cell>
          <table:table-cell office:value-type="float" office:value="47691" calcext:value-type="float">
            <text:p>476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rau elemental de música i dansa</text:p>
          </table:table-cell>
          <table:table-cell office:value-type="float" office:value="47692" calcext:value-type="float">
            <text:p>4769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' iniciació</text:p>
          </table:table-cell>
          <table:table-cell office:value-type="float" office:value="47693" calcext:value-type="float">
            <text:p>476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txillerat elemental</text:p>
          </table:table-cell>
          <table:table-cell office:value-type="float" office:value="47694" calcext:value-type="float">
            <text:p>476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GB</text:p>
          </table:table-cell>
          <table:table-cell office:value-type="float" office:value="47695" calcext:value-type="float">
            <text:p>476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SO</text:p>
          </table:table-cell>
          <table:table-cell office:value-type="float" office:value="47696" calcext:value-type="float">
            <text:p>4769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rau mitjà de música o dansa</text:p>
          </table:table-cell>
          <table:table-cell office:value-type="float" office:value="47697" calcext:value-type="float">
            <text:p>4769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' oficialia</text:p>
          </table:table-cell>
          <table:table-cell office:value-type="float" office:value="47698" calcext:value-type="float">
            <text:p>476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e 1er grau</text:p>
          </table:table-cell>
          <table:table-cell office:value-type="float" office:value="47699" calcext:value-type="float">
            <text:p>476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txillerat superior (o PREU)</text:p>
          </table:table-cell>
          <table:table-cell office:value-type="float" office:value="47700" calcext:value-type="float">
            <text:p>477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UP o COU</text:p>
          </table:table-cell>
          <table:table-cell office:value-type="float" office:value="47701" calcext:value-type="float">
            <text:p>477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txillerat (LOGSE)</text:p>
          </table:table-cell>
          <table:table-cell office:value-type="float" office:value="47702" calcext:value-type="float">
            <text:p>477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u mitjà (Tècnic mitjà)</text:p>
          </table:table-cell>
          <table:table-cell office:value-type="float" office:value="47703" calcext:value-type="float">
            <text:p>477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u mitjà en arts plàstiques i disseny</text:p>
          </table:table-cell>
          <table:table-cell office:value-type="float" office:value="47704" calcext:value-type="float">
            <text:p>477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mestratge</text:p>
          </table:table-cell>
          <table:table-cell office:value-type="float" office:value="47705" calcext:value-type="float">
            <text:p>477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e 2n grau</text:p>
          </table:table-cell>
          <table:table-cell office:value-type="float" office:value="47706" calcext:value-type="float">
            <text:p>477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u superior (Tècnic superior)</text:p>
          </table:table-cell>
          <table:table-cell office:value-type="float" office:value="47707" calcext:value-type="float">
            <text:p>477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u superior en escoles d' art</text:p>
          </table:table-cell>
          <table:table-cell office:value-type="float" office:value="47708" calcext:value-type="float">
            <text:p>477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Peritatge, infermeria, magisteri, assistent social</text:p>
          </table:table-cell>
          <table:table-cell office:value-type="float" office:value="47709" calcext:value-type="float">
            <text:p>477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plomat, enginyer o arquitecte tècnic, 3 anys de llicenciatura, grau (Bolonya)</text:p>
          </table:table-cell>
          <table:table-cell office:value-type="float" office:value="47710" calcext:value-type="float">
            <text:p>4771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Llicenciat, enginyer, arquitecte, màster (Bolonya)</text:p>
          </table:table-cell>
          <table:table-cell office:value-type="float" office:value="47711" calcext:value-type="float">
            <text:p>477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octor</text:p>
          </table:table-cell>
          <table:table-cell office:value-type="float" office:value="47712" calcext:value-type="float">
            <text:p>477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ltres</text:p>
          </table:table-cell>
          <table:table-cell office:value-type="float" office:value="47713" calcext:value-type="float">
            <text:p>477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No ho sap)</text:p>
          </table:table-cell>
          <table:table-cell office:value-type="float" office:value="47714" calcext:value-type="float">
            <text:p>4771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Treballador per compte d' altri</text:p>
          </table:table-cell>
          <table:table-cell office:value-type="float" office:value="47828" calcext:value-type="float">
            <text:p>4782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Treballador per compte propi</text:p>
          </table:table-cell>
          <table:table-cell office:value-type="float" office:value="47829" calcext:value-type="float">
            <text:p>4782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o treballava</text:p>
          </table:table-cell>
          <table:table-cell office:value-type="float" office:value="47830" calcext:value-type="float">
            <text:p>478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Pare mort/absent quan ell/a tenia 14 anys</text:p>
          </table:table-cell>
          <table:table-cell office:value-type="float" office:value="47831" calcext:value-type="float">
            <text:p>478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5_2010_CAT_ES_19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No ho sap)</text:p>
          </table:table-cell>
          <table:table-cell office:value-type="float" office:value="47832" calcext:value-type="float">
            <text:p>4783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5_2010_CAT_ES_19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ap</text:p>
          </table:table-cell>
          <table:table-cell office:value-type="float" office:value="47833" calcext:value-type="float">
            <text:p>478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5_2010_CAT_ES_19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Entre 1 i 24</text:p>
          </table:table-cell>
          <table:table-cell office:value-type="float" office:value="47834" calcext:value-type="float">
            <text:p>478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5_2010_CAT_ES_19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o més</text:p>
          </table:table-cell>
          <table:table-cell office:value-type="float" office:value="47835" calcext:value-type="float">
            <text:p>478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5_2010_CAT_ES_19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ho sap)</text:p>
          </table:table-cell>
          <table:table-cell office:value-type="float" office:value="47836" calcext:value-type="float">
            <text:p>478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5_2010_CAT_ES_19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9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s professionals i techniques com: metge – professor – enginyer – artista – director financer</text:p>
          </table:table-cell>
          <table:table-cell office:value-type="float" office:value="47837" calcext:value-type="float">
            <text:p>478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s administratives d' alta dirección com: executiu de banca – executiu d' una gran empresa – alt càrrec de l' administració pública – delegat sindical</text:p>
          </table:table-cell>
          <table:table-cell office:value-type="float" office:value="47838" calcext:value-type="float">
            <text:p>4783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eballs d' oficina com: secretari – administratiu – comptable</text:p>
          </table:table-cell>
          <table:table-cell office:value-type="float" office:value="47839" calcext:value-type="float">
            <text:p>478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Comercials com: director de vendes – propietari d' una botiga – dependent d' una botiga – agent d' assegurances</text:p>
          </table:table-cell>
          <table:table-cell office:value-type="float" office:value="47840" calcext:value-type="float">
            <text:p>4784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s relacionades amb el sector serveis com: propietari d' un restaurant – agent de policia – cambrer – cuidador – perruquer – forces armades</text:p>
          </table:table-cell>
          <table:table-cell office:value-type="float" office:value="47841" calcext:value-type="float">
            <text:p>478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eballador qualificat com: capatàs – mecànic – copista – torner o fresador – electricista</text:p>
          </table:table-cell>
          <table:table-cell office:value-type="float" office:value="47842" calcext:value-type="float">
            <text:p>4784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eballador semi-qualificat com: paleta – conductor d' autobusos – operari en una fàbrica de conserves – fuster – treballador de metal·lúrgia – forner</text:p>
          </table:table-cell>
          <table:table-cell office:value-type="float" office:value="47843" calcext:value-type="float">
            <text:p>4784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eballador no qualificat com: peó – mosso de càrrega o descarregador treballador de fàbrica no qualificat</text:p>
          </table:table-cell>
          <table:table-cell office:value-type="float" office:value="47844" calcext:value-type="float">
            <text:p>4784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eballs agrícolas com: treballador agrícola o ramader – jornaler – conductor de tractors – pescador</text:p>
          </table:table-cell>
          <table:table-cell office:value-type="float" office:value="47845" calcext:value-type="float">
            <text:p>4784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No ho sap)</text:p>
          </table:table-cell>
          <table:table-cell office:value-type="float" office:value="47846" calcext:value-type="float">
            <text:p>4784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Sense estudis</text:p>
          </table:table-cell>
          <table:table-cell office:value-type="float" office:value="47687" calcext:value-type="float">
            <text:p>476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studis primaris sense completar</text:p>
          </table:table-cell>
          <table:table-cell office:value-type="float" office:value="47688" calcext:value-type="float">
            <text:p>4768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ertificat d' estudis primaris</text:p>
          </table:table-cell>
          <table:table-cell office:value-type="float" office:value="47689" calcext:value-type="float">
            <text:p>4768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ins a 5è d' EGB</text:p>
          </table:table-cell>
          <table:table-cell office:value-type="float" office:value="47690" calcext:value-type="float">
            <text:p>4769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ducació primària (LOGSE)</text:p>
          </table:table-cell>
          <table:table-cell office:value-type="float" office:value="47691" calcext:value-type="float">
            <text:p>476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Grau elemental de música i dansa</text:p>
          </table:table-cell>
          <table:table-cell office:value-type="float" office:value="47692" calcext:value-type="float">
            <text:p>4769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' iniciació</text:p>
          </table:table-cell>
          <table:table-cell office:value-type="float" office:value="47693" calcext:value-type="float">
            <text:p>476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txillerat elemental</text:p>
          </table:table-cell>
          <table:table-cell office:value-type="float" office:value="47694" calcext:value-type="float">
            <text:p>476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GB</text:p>
          </table:table-cell>
          <table:table-cell office:value-type="float" office:value="47695" calcext:value-type="float">
            <text:p>476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SO</text:p>
          </table:table-cell>
          <table:table-cell office:value-type="float" office:value="47696" calcext:value-type="float">
            <text:p>4769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Grau mitjà de música o dansa</text:p>
          </table:table-cell>
          <table:table-cell office:value-type="float" office:value="47697" calcext:value-type="float">
            <text:p>4769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' oficialia</text:p>
          </table:table-cell>
          <table:table-cell office:value-type="float" office:value="47698" calcext:value-type="float">
            <text:p>476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e 1er grau</text:p>
          </table:table-cell>
          <table:table-cell office:value-type="float" office:value="47699" calcext:value-type="float">
            <text:p>476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txillerat superior (o PREU)</text:p>
          </table:table-cell>
          <table:table-cell office:value-type="float" office:value="47700" calcext:value-type="float">
            <text:p>477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UP o COU</text:p>
          </table:table-cell>
          <table:table-cell office:value-type="float" office:value="47701" calcext:value-type="float">
            <text:p>477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txillerat (LOGSE)</text:p>
          </table:table-cell>
          <table:table-cell office:value-type="float" office:value="47702" calcext:value-type="float">
            <text:p>477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u mitjà (Tècnic mitjà)</text:p>
          </table:table-cell>
          <table:table-cell office:value-type="float" office:value="47703" calcext:value-type="float">
            <text:p>477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u mitjà en arts plàstiques i disseny</text:p>
          </table:table-cell>
          <table:table-cell office:value-type="float" office:value="47704" calcext:value-type="float">
            <text:p>477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mestratge</text:p>
          </table:table-cell>
          <table:table-cell office:value-type="float" office:value="47705" calcext:value-type="float">
            <text:p>477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e 2n grau</text:p>
          </table:table-cell>
          <table:table-cell office:value-type="float" office:value="47706" calcext:value-type="float">
            <text:p>477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u superior (Tècnic superior)</text:p>
          </table:table-cell>
          <table:table-cell office:value-type="float" office:value="47707" calcext:value-type="float">
            <text:p>477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u superior en escoles d' art</text:p>
          </table:table-cell>
          <table:table-cell office:value-type="float" office:value="47708" calcext:value-type="float">
            <text:p>477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Peritatge, infermeria, magisteri, assistent social</text:p>
          </table:table-cell>
          <table:table-cell office:value-type="float" office:value="47709" calcext:value-type="float">
            <text:p>477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iplomat, enginyer o arquitecte tècnic, 3 anys de llicenciatura, grau (Bolonya)</text:p>
          </table:table-cell>
          <table:table-cell office:value-type="float" office:value="47710" calcext:value-type="float">
            <text:p>4771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licenciat, enginyer, arquitecte, màster (Bolonya)</text:p>
          </table:table-cell>
          <table:table-cell office:value-type="float" office:value="47711" calcext:value-type="float">
            <text:p>477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octor</text:p>
          </table:table-cell>
          <table:table-cell office:value-type="float" office:value="47712" calcext:value-type="float">
            <text:p>477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ltres</text:p>
          </table:table-cell>
          <table:table-cell office:value-type="float" office:value="47713" calcext:value-type="float">
            <text:p>477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No ho sap)</text:p>
          </table:table-cell>
          <table:table-cell office:value-type="float" office:value="47714" calcext:value-type="float">
            <text:p>4771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Treballadora per compte d' altri</text:p>
          </table:table-cell>
          <table:table-cell office:value-type="float" office:value="47847" calcext:value-type="float">
            <text:p>478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Treballadora per compte propi</text:p>
          </table:table-cell>
          <table:table-cell office:value-type="float" office:value="47848" calcext:value-type="float">
            <text:p>478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 treballava</text:p>
          </table:table-cell>
          <table:table-cell office:value-type="float" office:value="47849" calcext:value-type="float">
            <text:p>4784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Mare mort/absent quan ell/a tenia 14 anys</text:p>
          </table:table-cell>
          <table:table-cell office:value-type="float" office:value="47850" calcext:value-type="float">
            <text:p>4785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5_2010_CAT_ES_19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No ho sap)</text:p>
          </table:table-cell>
          <table:table-cell office:value-type="float" office:value="47851" calcext:value-type="float">
            <text:p>4785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5_2010_CAT_ES_19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s professionals i techniques com: metgessa – professora – enginyera – artista – directora financera</text:p>
          </table:table-cell>
          <table:table-cell office:value-type="float" office:value="47852" calcext:value-type="float">
            <text:p>478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s administratives d' alta dirección com: executiva de banca – executiva d' una gran empresa – alt càrrec de l' administració pública – delegada sindical</text:p>
          </table:table-cell>
          <table:table-cell office:value-type="float" office:value="47853" calcext:value-type="float">
            <text:p>478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eballs d' oficina com: secretària – administrativa – comptable</text:p>
          </table:table-cell>
          <table:table-cell office:value-type="float" office:value="47854" calcext:value-type="float">
            <text:p>4785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Comercials com: directora de vendes – propietària d' una botiga – dependenta d' una botiga – agent d' assegurances</text:p>
          </table:table-cell>
          <table:table-cell office:value-type="float" office:value="47855" calcext:value-type="float">
            <text:p>478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s relacionades amb el sector serveis com: propietària d' un restaurant – agent de policia – cambrera – cuidadora – perruquera – forces armades</text:p>
          </table:table-cell>
          <table:table-cell office:value-type="float" office:value="47856" calcext:value-type="float">
            <text:p>4785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eballadora qualificada com: capatàs – mecànica – copista – tornera o fresadora – electricista</text:p>
          </table:table-cell>
          <table:table-cell office:value-type="float" office:value="47857" calcext:value-type="float">
            <text:p>478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eballador semi-qualificada com: paleta – conductora d' autobusos – operària en una fàbrica de conserves – fustera – treballadora de metal·lúrgia – fornera</text:p>
          </table:table-cell>
          <table:table-cell office:value-type="float" office:value="47858" calcext:value-type="float">
            <text:p>4785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eballadora no qualificada com: peó – mossa de càrrega o descarregadora treballadora de fàbrica no qualificat</text:p>
          </table:table-cell>
          <table:table-cell office:value-type="float" office:value="47859" calcext:value-type="float">
            <text:p>478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eballs agrícolas com: treballadora agrícola o ramadera – jornalera – conductora de tractors – pescadora</text:p>
          </table:table-cell>
          <table:table-cell office:value-type="float" office:value="47860" calcext:value-type="float">
            <text:p>4786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No ho sap)</text:p>
          </table:table-cell>
          <table:table-cell office:value-type="float" office:value="47861" calcext:value-type="float">
            <text:p>478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5_2010_CAT_ES_20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Anoteu-lo)</text:p>
          </table:table-cell>
          <table:table-cell office:value-type="float" office:value="45272" calcext:value-type="float">
            <text:p>45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Molt útil</text:p>
          </table:table-cell>
          <table:table-cell office:value-type="float" office:value="47862" calcext:value-type="float">
            <text:p>4786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Bastant útil</text:p>
          </table:table-cell>
          <table:table-cell office:value-type="float" office:value="47863" calcext:value-type="float">
            <text:p>4786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 gaire útil</text:p>
          </table:table-cell>
          <table:table-cell office:value-type="float" office:value="47864" calcext:value-type="float">
            <text:p>4786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Gens útil</text:p>
          </table:table-cell>
          <table:table-cell office:value-type="float" office:value="47865" calcext:value-type="float">
            <text:p>4786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No ho sap)</text:p>
          </table:table-cell>
          <table:table-cell office:value-type="float" office:value="47866" calcext:value-type="float">
            <text:p>478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Tota</text:p>
          </table:table-cell>
          <table:table-cell office:value-type="float" office:value="47867" calcext:value-type="float">
            <text:p>4786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La major part</text:p>
          </table:table-cell>
          <table:table-cell office:value-type="float" office:value="47868" calcext:value-type="float">
            <text:p>4786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Aproximadament la meitat</text:p>
          </table:table-cell>
          <table:table-cell office:value-type="float" office:value="47869" calcext:value-type="float">
            <text:p>4786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Una petita part</text:p>
          </table:table-cell>
          <table:table-cell office:value-type="float" office:value="47870" calcext:value-type="float">
            <text:p>4787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Cap</text:p>
          </table:table-cell>
          <table:table-cell office:value-type="float" office:value="47871" calcext:value-type="float">
            <text:p>4787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No ho sap)</text:p>
          </table:table-cell>
          <table:table-cell office:value-type="float" office:value="47872" calcext:value-type="float">
            <text:p>478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Gens</text:p>
          </table:table-cell>
          <table:table-cell office:value-type="float" office:value="47873" calcext:value-type="float">
            <text:p>4787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nys de ½ hora</text:p>
          </table:table-cell>
          <table:table-cell office:value-type="float" office:value="47874" calcext:value-type="float">
            <text:p>4787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De ½ hora a 1 hora</text:p>
          </table:table-cell>
          <table:table-cell office:value-type="float" office:value="47875" calcext:value-type="float">
            <text:p>4787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876" calcext:value-type="float">
            <text:p>4787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877" calcext:value-type="float">
            <text:p>478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878" calcext:value-type="float">
            <text:p>4787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́s de 2½ hores, fins a 3 hores</text:p>
          </table:table-cell>
          <table:table-cell office:value-type="float" office:value="47879" calcext:value-type="float">
            <text:p>478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́s de 3 hores</text:p>
          </table:table-cell>
          <table:table-cell office:value-type="float" office:value="47880" calcext:value-type="float">
            <text:p>4788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(No ho sap)</text:p>
          </table:table-cell>
          <table:table-cell office:value-type="float" office:value="47881" calcext:value-type="float">
            <text:p>4788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Gens</text:p>
          </table:table-cell>
          <table:table-cell office:value-type="float" office:value="47873" calcext:value-type="float">
            <text:p>4787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nys de ½ hora</text:p>
          </table:table-cell>
          <table:table-cell office:value-type="float" office:value="47874" calcext:value-type="float">
            <text:p>4787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De ½ hora a 1 hora</text:p>
          </table:table-cell>
          <table:table-cell office:value-type="float" office:value="47875" calcext:value-type="float">
            <text:p>4787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876" calcext:value-type="float">
            <text:p>4787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877" calcext:value-type="float">
            <text:p>478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878" calcext:value-type="float">
            <text:p>4787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́s de 2½ hores, fins a 3 hores</text:p>
          </table:table-cell>
          <table:table-cell office:value-type="float" office:value="47879" calcext:value-type="float">
            <text:p>478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́s de 3 hores</text:p>
          </table:table-cell>
          <table:table-cell office:value-type="float" office:value="47880" calcext:value-type="float">
            <text:p>4788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(No ho sap)</text:p>
          </table:table-cell>
          <table:table-cell office:value-type="float" office:value="47881" calcext:value-type="float">
            <text:p>4788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Gens</text:p>
          </table:table-cell>
          <table:table-cell office:value-type="float" office:value="47873" calcext:value-type="float">
            <text:p>4787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nys de ½ hora</text:p>
          </table:table-cell>
          <table:table-cell office:value-type="float" office:value="47874" calcext:value-type="float">
            <text:p>4787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De ½ hora a 1 hora</text:p>
          </table:table-cell>
          <table:table-cell office:value-type="float" office:value="47875" calcext:value-type="float">
            <text:p>4787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876" calcext:value-type="float">
            <text:p>4787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877" calcext:value-type="float">
            <text:p>478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878" calcext:value-type="float">
            <text:p>4787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́s de 2½ hores, fins a 3 hores</text:p>
          </table:table-cell>
          <table:table-cell office:value-type="float" office:value="47879" calcext:value-type="float">
            <text:p>478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́s de 3 hores</text:p>
          </table:table-cell>
          <table:table-cell office:value-type="float" office:value="47880" calcext:value-type="float">
            <text:p>4788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(No ho sap)</text:p>
          </table:table-cell>
          <table:table-cell office:value-type="float" office:value="47881" calcext:value-type="float">
            <text:p>4788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Gens</text:p>
          </table:table-cell>
          <table:table-cell office:value-type="float" office:value="47882" calcext:value-type="float">
            <text:p>4788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olt poc</text:p>
          </table:table-cell>
          <table:table-cell office:value-type="float" office:value="47883" calcext:value-type="float">
            <text:p>4788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Una mica</text:p>
          </table:table-cell>
          <table:table-cell office:value-type="float" office:value="47884" calcext:value-type="float">
            <text:p>4788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Bastant</text:p>
          </table:table-cell>
          <table:table-cell office:value-type="float" office:value="47885" calcext:value-type="float">
            <text:p>4788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olt</text:p>
          </table:table-cell>
          <table:table-cell office:value-type="float" office:value="47886" calcext:value-type="float">
            <text:p>4788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(No ho sap)</text:p>
          </table:table-cell>
          <table:table-cell office:value-type="float" office:value="47887" calcext:value-type="float">
            <text:p>4788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Segurqueno</text:p>
          </table:table-cell>
          <table:table-cell office:value-type="float" office:value="47888" calcext:value-type="float">
            <text:p>4788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Probablement no</text:p>
          </table:table-cell>
          <table:table-cell office:value-type="float" office:value="47889" calcext:value-type="float">
            <text:p>4788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No estic segur</text:p>
          </table:table-cell>
          <table:table-cell office:value-type="float" office:value="47890" calcext:value-type="float">
            <text:p>4789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Probablement sí</text:p>
          </table:table-cell>
          <table:table-cell office:value-type="float" office:value="47891" calcext:value-type="float">
            <text:p>4789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Segur que sí</text:p>
          </table:table-cell>
          <table:table-cell office:value-type="float" office:value="47892" calcext:value-type="float">
            <text:p>4789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1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(No ho sap)</text:p>
          </table:table-cell>
          <table:table-cell office:value-type="float" office:value="47893" calcext:value-type="float">
            <text:p>4789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Gens</text:p>
          </table:table-cell>
          <table:table-cell office:value-type="float" office:value="47882" calcext:value-type="float">
            <text:p>4788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olt poc</text:p>
          </table:table-cell>
          <table:table-cell office:value-type="float" office:value="47883" calcext:value-type="float">
            <text:p>4788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Una mica</text:p>
          </table:table-cell>
          <table:table-cell office:value-type="float" office:value="47884" calcext:value-type="float">
            <text:p>4788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Bastant</text:p>
          </table:table-cell>
          <table:table-cell office:value-type="float" office:value="47885" calcext:value-type="float">
            <text:p>4788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olt</text:p>
          </table:table-cell>
          <table:table-cell office:value-type="float" office:value="47886" calcext:value-type="float">
            <text:p>4788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(No ho sap)</text:p>
          </table:table-cell>
          <table:table-cell office:value-type="float" office:value="47887" calcext:value-type="float">
            <text:p>4788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Gens de confiança</text:p>
          </table:table-cell>
          <table:table-cell office:value-type="float" office:value="47894" calcext:value-type="float">
            <text:p>4789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Una mica de confiança</text:p>
          </table:table-cell>
          <table:table-cell office:value-type="float" office:value="47895" calcext:value-type="float">
            <text:p>4789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Bastant confiança</text:p>
          </table:table-cell>
          <table:table-cell office:value-type="float" office:value="47896" calcext:value-type="float">
            <text:p>4789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Molta confiança</text:p>
          </table:table-cell>
          <table:table-cell office:value-type="float" office:value="47897" calcext:value-type="float">
            <text:p>478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Una confiança total</text:p>
          </table:table-cell>
          <table:table-cell office:value-type="float" office:value="47898" calcext:value-type="float">
            <text:p>4789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(No ho sap)</text:p>
          </table:table-cell>
          <table:table-cell office:value-type="float" office:value="47899" calcext:value-type="float">
            <text:p>4789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Gens</text:p>
          </table:table-cell>
          <table:table-cell office:value-type="float" office:value="47912" calcext:value-type="float">
            <text:p>479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nys de 15 minuts</text:p>
          </table:table-cell>
          <table:table-cell office:value-type="float" office:value="47913" calcext:value-type="float">
            <text:p>479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De 15 minuts a ½ hora</text:p>
          </table:table-cell>
          <table:table-cell office:value-type="float" office:value="47914" calcext:value-type="float">
            <text:p>479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e ½ hora, fins a 45 minuts</text:p>
          </table:table-cell>
          <table:table-cell office:value-type="float" office:value="47915" calcext:value-type="float">
            <text:p>47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e 45 minuts, fins a 1 hora</text:p>
          </table:table-cell>
          <table:table-cell office:value-type="float" office:value="47916" calcext:value-type="float">
            <text:p>4791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17" calcext:value-type="float">
            <text:p>479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18" calcext:value-type="float">
            <text:p>479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19" calcext:value-type="float">
            <text:p>479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e 2½hores, fins a 3 hores</text:p>
          </table:table-cell>
          <table:table-cell office:value-type="float" office:value="47920" calcext:value-type="float">
            <text:p>479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́s de 3 hores</text:p>
          </table:table-cell>
          <table:table-cell office:value-type="float" office:value="47921" calcext:value-type="float">
            <text:p>479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(No ho sap)</text:p>
          </table:table-cell>
          <table:table-cell office:value-type="float" office:value="47922" calcext:value-type="float">
            <text:p>479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Gens</text:p>
          </table:table-cell>
          <table:table-cell office:value-type="float" office:value="47912" calcext:value-type="float">
            <text:p>479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nys de 15 minuts</text:p>
          </table:table-cell>
          <table:table-cell office:value-type="float" office:value="47913" calcext:value-type="float">
            <text:p>479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De 15 minuts a ½ hora</text:p>
          </table:table-cell>
          <table:table-cell office:value-type="float" office:value="47914" calcext:value-type="float">
            <text:p>479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e ½ hora, fins a 45 minuts</text:p>
          </table:table-cell>
          <table:table-cell office:value-type="float" office:value="47915" calcext:value-type="float">
            <text:p>47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e 45 minuts, fins a 1 hora</text:p>
          </table:table-cell>
          <table:table-cell office:value-type="float" office:value="47916" calcext:value-type="float">
            <text:p>4791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17" calcext:value-type="float">
            <text:p>479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18" calcext:value-type="float">
            <text:p>479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19" calcext:value-type="float">
            <text:p>479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e 2½hores, fins a 3 hores</text:p>
          </table:table-cell>
          <table:table-cell office:value-type="float" office:value="47920" calcext:value-type="float">
            <text:p>479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́s de 3 hores</text:p>
          </table:table-cell>
          <table:table-cell office:value-type="float" office:value="47921" calcext:value-type="float">
            <text:p>479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(No ho sap)</text:p>
          </table:table-cell>
          <table:table-cell office:value-type="float" office:value="47922" calcext:value-type="float">
            <text:p>479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Gens</text:p>
          </table:table-cell>
          <table:table-cell office:value-type="float" office:value="47912" calcext:value-type="float">
            <text:p>479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nys de 15 minuts</text:p>
          </table:table-cell>
          <table:table-cell office:value-type="float" office:value="47913" calcext:value-type="float">
            <text:p>479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De 15 minuts a ½ hora</text:p>
          </table:table-cell>
          <table:table-cell office:value-type="float" office:value="47914" calcext:value-type="float">
            <text:p>479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e ½ hora, fins a 45 minuts</text:p>
          </table:table-cell>
          <table:table-cell office:value-type="float" office:value="47915" calcext:value-type="float">
            <text:p>47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e 45 minuts, fins a 1 hora</text:p>
          </table:table-cell>
          <table:table-cell office:value-type="float" office:value="47916" calcext:value-type="float">
            <text:p>4791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17" calcext:value-type="float">
            <text:p>479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18" calcext:value-type="float">
            <text:p>479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19" calcext:value-type="float">
            <text:p>479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e 2½hores, fins a 3 hores</text:p>
          </table:table-cell>
          <table:table-cell office:value-type="float" office:value="47920" calcext:value-type="float">
            <text:p>479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́s de 3 hores</text:p>
          </table:table-cell>
          <table:table-cell office:value-type="float" office:value="47921" calcext:value-type="float">
            <text:p>479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(No ho sap)</text:p>
          </table:table-cell>
          <table:table-cell office:value-type="float" office:value="47922" calcext:value-type="float">
            <text:p>479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Gens</text:p>
          </table:table-cell>
          <table:table-cell office:value-type="float" office:value="47912" calcext:value-type="float">
            <text:p>479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nys de 15 minuts</text:p>
          </table:table-cell>
          <table:table-cell office:value-type="float" office:value="47913" calcext:value-type="float">
            <text:p>479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De 15 minuts a ½ hora</text:p>
          </table:table-cell>
          <table:table-cell office:value-type="float" office:value="47914" calcext:value-type="float">
            <text:p>4791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e ½ hora, fins a 45 minuts</text:p>
          </table:table-cell>
          <table:table-cell office:value-type="float" office:value="47915" calcext:value-type="float">
            <text:p>47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e 45 minuts, fins a 1 hora</text:p>
          </table:table-cell>
          <table:table-cell office:value-type="float" office:value="47916" calcext:value-type="float">
            <text:p>4791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17" calcext:value-type="float">
            <text:p>479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18" calcext:value-type="float">
            <text:p>479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19" calcext:value-type="float">
            <text:p>479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e 2½hores, fins a 3 hores</text:p>
          </table:table-cell>
          <table:table-cell office:value-type="float" office:value="47920" calcext:value-type="float">
            <text:p>479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́s de 3 hores</text:p>
          </table:table-cell>
          <table:table-cell office:value-type="float" office:value="47921" calcext:value-type="float">
            <text:p>479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(No ho sap)</text:p>
          </table:table-cell>
          <table:table-cell office:value-type="float" office:value="47922" calcext:value-type="float">
            <text:p>479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Gens</text:p>
          </table:table-cell>
          <table:table-cell office:value-type="float" office:value="47900" calcext:value-type="float">
            <text:p>479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nys de ½ hora</text:p>
          </table:table-cell>
          <table:table-cell office:value-type="float" office:value="47901" calcext:value-type="float">
            <text:p>479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De ½ hora a 1 hora</text:p>
          </table:table-cell>
          <table:table-cell office:value-type="float" office:value="47902" calcext:value-type="float">
            <text:p>4790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'1 hora, fins a 1½ hora</text:p>
          </table:table-cell>
          <table:table-cell office:value-type="float" office:value="47903" calcext:value-type="float">
            <text:p>479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'1½ hora, fins a 2 hores</text:p>
          </table:table-cell>
          <table:table-cell office:value-type="float" office:value="47904" calcext:value-type="float">
            <text:p>479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2 hores, fins a 2½ hores</text:p>
          </table:table-cell>
          <table:table-cell office:value-type="float" office:value="47905" calcext:value-type="float">
            <text:p>479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2½ hores,fins a 3 hores</text:p>
          </table:table-cell>
          <table:table-cell office:value-type="float" office:value="47906" calcext:value-type="float">
            <text:p>479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3 hores, fins a 4 hores</text:p>
          </table:table-cell>
          <table:table-cell office:value-type="float" office:value="47907" calcext:value-type="float">
            <text:p>479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4 hores, fins a 5 hores</text:p>
          </table:table-cell>
          <table:table-cell office:value-type="float" office:value="47908" calcext:value-type="float">
            <text:p>4790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5 hores, fins a 6 hores</text:p>
          </table:table-cell>
          <table:table-cell office:value-type="float" office:value="47909" calcext:value-type="float">
            <text:p>479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́s de 6 hores</text:p>
          </table:table-cell>
          <table:table-cell office:value-type="float" office:value="47910" calcext:value-type="float">
            <text:p>479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(No ho sap)</text:p>
          </table:table-cell>
          <table:table-cell office:value-type="float" office:value="47911" calcext:value-type="float">
            <text:p>479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xtremadament ineficaç</text:p>
          </table:table-cell>
          <table:table-cell office:value-type="float" office:value="47923" calcext:value-type="float">
            <text:p>4792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47924" calcext:value-type="float">
            <text:p>4792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47925" calcext:value-type="float">
            <text:p>4792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47926" calcext:value-type="float">
            <text:p>4792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47927" calcext:value-type="float">
            <text:p>4792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47928" calcext:value-type="float">
            <text:p>479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47929" calcext:value-type="float">
            <text:p>479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47930" calcext:value-type="float">
            <text:p>479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47931" calcext:value-type="float">
            <text:p>479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47932" calcext:value-type="float">
            <text:p>4793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xtremadament eficaç</text:p>
          </table:table-cell>
          <table:table-cell office:value-type="float" office:value="47933" calcext:value-type="float">
            <text:p>479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No ho sap)</text:p>
          </table:table-cell>
          <table:table-cell office:value-type="float" office:value="47934" calcext:value-type="float">
            <text:p>479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xtremadament ineficaç</text:p>
          </table:table-cell>
          <table:table-cell office:value-type="float" office:value="47923" calcext:value-type="float">
            <text:p>4792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47924" calcext:value-type="float">
            <text:p>4792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47925" calcext:value-type="float">
            <text:p>4792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47926" calcext:value-type="float">
            <text:p>4792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47927" calcext:value-type="float">
            <text:p>4792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47928" calcext:value-type="float">
            <text:p>479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47929" calcext:value-type="float">
            <text:p>479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47930" calcext:value-type="float">
            <text:p>479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47931" calcext:value-type="float">
            <text:p>479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47932" calcext:value-type="float">
            <text:p>4793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xtremadament eficaç</text:p>
          </table:table-cell>
          <table:table-cell office:value-type="float" office:value="47933" calcext:value-type="float">
            <text:p>479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No ho sap)</text:p>
          </table:table-cell>
          <table:table-cell office:value-type="float" office:value="47934" calcext:value-type="float">
            <text:p>479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xtremadament lent</text:p>
          </table:table-cell>
          <table:table-cell office:value-type="float" office:value="47935" calcext:value-type="float">
            <text:p>479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47936" calcext:value-type="float">
            <text:p>479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47937" calcext:value-type="float">
            <text:p>4793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47938" calcext:value-type="float">
            <text:p>4793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47939" calcext:value-type="float">
            <text:p>4793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47940" calcext:value-type="float">
            <text:p>4794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47941" calcext:value-type="float">
            <text:p>4794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47942" calcext:value-type="float">
            <text:p>4794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47943" calcext:value-type="float">
            <text:p>4794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47944" calcext:value-type="float">
            <text:p>4794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xtremadament ràpid</text:p>
          </table:table-cell>
          <table:table-cell office:value-type="float" office:value="47945" calcext:value-type="float">
            <text:p>4794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No ho sap)</text:p>
          </table:table-cell>
          <table:table-cell office:value-type="float" office:value="47946" calcext:value-type="float">
            <text:p>4794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mai,</text:p>
          </table:table-cell>
          <table:table-cell office:value-type="float" office:value="47947" calcext:value-type="float">
            <text:p>4794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no gaire sovint,</text:p>
          </table:table-cell>
          <table:table-cell office:value-type="float" office:value="47948" calcext:value-type="float">
            <text:p>4794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sovint, o,</text:p>
          </table:table-cell>
          <table:table-cell office:value-type="float" office:value="47949" calcext:value-type="float">
            <text:p>4794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molt sovint?</text:p>
          </table:table-cell>
          <table:table-cell office:value-type="float" office:value="47950" calcext:value-type="float">
            <text:p>4795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No ho sap)</text:p>
          </table:table-cell>
          <table:table-cell office:value-type="float" office:value="47951" calcext:value-type="float">
            <text:p>4795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mai,</text:p>
          </table:table-cell>
          <table:table-cell office:value-type="float" office:value="47952" calcext:value-type="float">
            <text:p>4795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no gaire sovint,</text:p>
          </table:table-cell>
          <table:table-cell office:value-type="float" office:value="47953" calcext:value-type="float">
            <text:p>4795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sovint, o bé,</text:p>
          </table:table-cell>
          <table:table-cell office:value-type="float" office:value="47954" calcext:value-type="float">
            <text:p>4795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molt sovint?</text:p>
          </table:table-cell>
          <table:table-cell office:value-type="float" office:value="47955" calcext:value-type="float">
            <text:p>479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No ho sap)</text:p>
          </table:table-cell>
          <table:table-cell office:value-type="float" office:value="47956" calcext:value-type="float">
            <text:p>4795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mai,</text:p>
          </table:table-cell>
          <table:table-cell office:value-type="float" office:value="47952" calcext:value-type="float">
            <text:p>4795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no gaire sovint,</text:p>
          </table:table-cell>
          <table:table-cell office:value-type="float" office:value="47953" calcext:value-type="float">
            <text:p>4795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sovint, o bé,</text:p>
          </table:table-cell>
          <table:table-cell office:value-type="float" office:value="47954" calcext:value-type="float">
            <text:p>4795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molt sovint?</text:p>
          </table:table-cell>
          <table:table-cell office:value-type="float" office:value="47955" calcext:value-type="float">
            <text:p>479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ho sap)</text:p>
          </table:table-cell>
          <table:table-cell office:value-type="float" office:value="47956" calcext:value-type="float">
            <text:p>4795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8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Gens probable</text:p>
          </table:table-cell>
          <table:table-cell office:value-type="float" office:value="47554" calcext:value-type="float">
            <text:p>475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No gaire probable</text:p>
          </table:table-cell>
          <table:table-cell office:value-type="float" office:value="47555" calcext:value-type="float">
            <text:p>4755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Probable</text:p>
          </table:table-cell>
          <table:table-cell office:value-type="float" office:value="47556" calcext:value-type="float">
            <text:p>475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Molt probable</text:p>
          </table:table-cell>
          <table:table-cell office:value-type="float" office:value="47557" calcext:value-type="float">
            <text:p>4755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39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(No ho sap)</text:p>
          </table:table-cell>
          <table:table-cell office:value-type="float" office:value="47558" calcext:value-type="float">
            <text:p>4755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Molt ineficaç</text:p>
          </table:table-cell>
          <table:table-cell office:value-type="float" office:value="47957" calcext:value-type="float">
            <text:p>4795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Bastant ineficaç</text:p>
          </table:table-cell>
          <table:table-cell office:value-type="float" office:value="47958" calcext:value-type="float">
            <text:p>4795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Ni ineficaç ni eficaç</text:p>
          </table:table-cell>
          <table:table-cell office:value-type="float" office:value="47959" calcext:value-type="float">
            <text:p>4795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Bastant eficaç</text:p>
          </table:table-cell>
          <table:table-cell office:value-type="float" office:value="47960" calcext:value-type="float">
            <text:p>4796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Molt eficaç</text:p>
          </table:table-cell>
          <table:table-cell office:value-type="float" office:value="47961" calcext:value-type="float">
            <text:p>4796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(No ho sap)</text:p>
          </table:table-cell>
          <table:table-cell office:value-type="float" office:value="47962" calcext:value-type="float">
            <text:p>4796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Molt ineficaç</text:p>
          </table:table-cell>
          <table:table-cell office:value-type="float" office:value="47957" calcext:value-type="float">
            <text:p>4795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Bastant ineficaç</text:p>
          </table:table-cell>
          <table:table-cell office:value-type="float" office:value="47958" calcext:value-type="float">
            <text:p>4795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Ni ineficaç ni eficaç</text:p>
          </table:table-cell>
          <table:table-cell office:value-type="float" office:value="47959" calcext:value-type="float">
            <text:p>4795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Bastant eficaç</text:p>
          </table:table-cell>
          <table:table-cell office:value-type="float" office:value="47960" calcext:value-type="float">
            <text:p>4796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Molt eficaç</text:p>
          </table:table-cell>
          <table:table-cell office:value-type="float" office:value="47961" calcext:value-type="float">
            <text:p>4796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(No ho sap)</text:p>
          </table:table-cell>
          <table:table-cell office:value-type="float" office:value="47962" calcext:value-type="float">
            <text:p>4796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Molt lent</text:p>
          </table:table-cell>
          <table:table-cell office:value-type="float" office:value="47963" calcext:value-type="float">
            <text:p>4796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Bastant lent</text:p>
          </table:table-cell>
          <table:table-cell office:value-type="float" office:value="47964" calcext:value-type="float">
            <text:p>4796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Ni lent ni ràpid</text:p>
          </table:table-cell>
          <table:table-cell office:value-type="float" office:value="47965" calcext:value-type="float">
            <text:p>4796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Bastant ràpid</text:p>
          </table:table-cell>
          <table:table-cell office:value-type="float" office:value="47966" calcext:value-type="float">
            <text:p>4796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Molt ràpid</text:p>
          </table:table-cell>
          <table:table-cell office:value-type="float" office:value="47967" calcext:value-type="float">
            <text:p>4796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(No ho sap)</text:p>
          </table:table-cell>
          <table:table-cell office:value-type="float" office:value="47968" calcext:value-type="float">
            <text:p>4796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Gairebé mai</text:p>
          </table:table-cell>
          <table:table-cell office:value-type="float" office:value="47969" calcext:value-type="float">
            <text:p>4796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1" calcext:value-type="float">
            <text:p>1</text:p>
          </table:table-cell>
          <table:table-cell office:value-type="float" office:value="47970" calcext:value-type="float">
            <text:p>4797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2" calcext:value-type="float">
            <text:p>2</text:p>
          </table:table-cell>
          <table:table-cell office:value-type="float" office:value="47971" calcext:value-type="float">
            <text:p>479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3" calcext:value-type="float">
            <text:p>3</text:p>
          </table:table-cell>
          <table:table-cell office:value-type="float" office:value="47972" calcext:value-type="float">
            <text:p>4797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4" calcext:value-type="float">
            <text:p>4</text:p>
          </table:table-cell>
          <table:table-cell office:value-type="float" office:value="47973" calcext:value-type="float">
            <text:p>479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5" calcext:value-type="float">
            <text:p>5</text:p>
          </table:table-cell>
          <table:table-cell office:value-type="float" office:value="47974" calcext:value-type="float">
            <text:p>4797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6" calcext:value-type="float">
            <text:p>6</text:p>
          </table:table-cell>
          <table:table-cell office:value-type="float" office:value="47975" calcext:value-type="float">
            <text:p>479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7" calcext:value-type="float">
            <text:p>7</text:p>
          </table:table-cell>
          <table:table-cell office:value-type="float" office:value="47976" calcext:value-type="float">
            <text:p>479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8" calcext:value-type="float">
            <text:p>8</text:p>
          </table:table-cell>
          <table:table-cell office:value-type="float" office:value="47977" calcext:value-type="float">
            <text:p>4797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float" office:value="9" calcext:value-type="float">
            <text:p>9</text:p>
          </table:table-cell>
          <table:table-cell office:value-type="float" office:value="47978" calcext:value-type="float">
            <text:p>479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Gairebé sempre</text:p>
          </table:table-cell>
          <table:table-cell office:value-type="float" office:value="47979" calcext:value-type="float">
            <text:p>4797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(No ho sap)</text:p>
          </table:table-cell>
          <table:table-cell office:value-type="float" office:value="47980" calcext:value-type="float">
            <text:p>4798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Gairebé mai</text:p>
          </table:table-cell>
          <table:table-cell office:value-type="float" office:value="47969" calcext:value-type="float">
            <text:p>4796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1" calcext:value-type="float">
            <text:p>1</text:p>
          </table:table-cell>
          <table:table-cell office:value-type="float" office:value="47970" calcext:value-type="float">
            <text:p>4797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2" calcext:value-type="float">
            <text:p>2</text:p>
          </table:table-cell>
          <table:table-cell office:value-type="float" office:value="47971" calcext:value-type="float">
            <text:p>479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3" calcext:value-type="float">
            <text:p>3</text:p>
          </table:table-cell>
          <table:table-cell office:value-type="float" office:value="47972" calcext:value-type="float">
            <text:p>4797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4" calcext:value-type="float">
            <text:p>4</text:p>
          </table:table-cell>
          <table:table-cell office:value-type="float" office:value="47973" calcext:value-type="float">
            <text:p>479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5" calcext:value-type="float">
            <text:p>5</text:p>
          </table:table-cell>
          <table:table-cell office:value-type="float" office:value="47974" calcext:value-type="float">
            <text:p>4797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6" calcext:value-type="float">
            <text:p>6</text:p>
          </table:table-cell>
          <table:table-cell office:value-type="float" office:value="47975" calcext:value-type="float">
            <text:p>479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7" calcext:value-type="float">
            <text:p>7</text:p>
          </table:table-cell>
          <table:table-cell office:value-type="float" office:value="47976" calcext:value-type="float">
            <text:p>479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8" calcext:value-type="float">
            <text:p>8</text:p>
          </table:table-cell>
          <table:table-cell office:value-type="float" office:value="47977" calcext:value-type="float">
            <text:p>4797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float" office:value="9" calcext:value-type="float">
            <text:p>9</text:p>
          </table:table-cell>
          <table:table-cell office:value-type="float" office:value="47978" calcext:value-type="float">
            <text:p>479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Gairebé sempre</text:p>
          </table:table-cell>
          <table:table-cell office:value-type="float" office:value="47979" calcext:value-type="float">
            <text:p>4797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(No ho sap)</text:p>
          </table:table-cell>
          <table:table-cell office:value-type="float" office:value="47980" calcext:value-type="float">
            <text:p>4798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Gairebé mai</text:p>
          </table:table-cell>
          <table:table-cell office:value-type="float" office:value="47969" calcext:value-type="float">
            <text:p>4796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1" calcext:value-type="float">
            <text:p>1</text:p>
          </table:table-cell>
          <table:table-cell office:value-type="float" office:value="47970" calcext:value-type="float">
            <text:p>4797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2" calcext:value-type="float">
            <text:p>2</text:p>
          </table:table-cell>
          <table:table-cell office:value-type="float" office:value="47971" calcext:value-type="float">
            <text:p>479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3" calcext:value-type="float">
            <text:p>3</text:p>
          </table:table-cell>
          <table:table-cell office:value-type="float" office:value="47972" calcext:value-type="float">
            <text:p>4797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4" calcext:value-type="float">
            <text:p>4</text:p>
          </table:table-cell>
          <table:table-cell office:value-type="float" office:value="47973" calcext:value-type="float">
            <text:p>479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5" calcext:value-type="float">
            <text:p>5</text:p>
          </table:table-cell>
          <table:table-cell office:value-type="float" office:value="47974" calcext:value-type="float">
            <text:p>4797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6" calcext:value-type="float">
            <text:p>6</text:p>
          </table:table-cell>
          <table:table-cell office:value-type="float" office:value="47975" calcext:value-type="float">
            <text:p>479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7" calcext:value-type="float">
            <text:p>7</text:p>
          </table:table-cell>
          <table:table-cell office:value-type="float" office:value="47976" calcext:value-type="float">
            <text:p>479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8" calcext:value-type="float">
            <text:p>8</text:p>
          </table:table-cell>
          <table:table-cell office:value-type="float" office:value="47977" calcext:value-type="float">
            <text:p>4797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float" office:value="9" calcext:value-type="float">
            <text:p>9</text:p>
          </table:table-cell>
          <table:table-cell office:value-type="float" office:value="47978" calcext:value-type="float">
            <text:p>479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Gairebé sempre</text:p>
          </table:table-cell>
          <table:table-cell office:value-type="float" office:value="47979" calcext:value-type="float">
            <text:p>4797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(No ho sap)</text:p>
          </table:table-cell>
          <table:table-cell office:value-type="float" office:value="47980" calcext:value-type="float">
            <text:p>4798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No és no gaire probable</text:p>
          </table:table-cell>
          <table:table-cell office:value-type="float" office:value="47981" calcext:value-type="float">
            <text:p>4798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47982" calcext:value-type="float">
            <text:p>4798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47983" calcext:value-type="float">
            <text:p>4798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És molt probable</text:p>
          </table:table-cell>
          <table:table-cell office:value-type="float" office:value="47984" calcext:value-type="float">
            <text:p>4798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(No ho sap)</text:p>
          </table:table-cell>
          <table:table-cell office:value-type="float" office:value="47985" calcext:value-type="float">
            <text:p>4798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No és no gaire probable</text:p>
          </table:table-cell>
          <table:table-cell office:value-type="float" office:value="47986" calcext:value-type="float">
            <text:p>4798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47987" calcext:value-type="float">
            <text:p>4798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47988" calcext:value-type="float">
            <text:p>4798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És molt probable</text:p>
          </table:table-cell>
          <table:table-cell office:value-type="float" office:value="47989" calcext:value-type="float">
            <text:p>4798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5_2010_CAT_ES_247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(No ho sap)</text:p>
          </table:table-cell>
          <table:table-cell office:value-type="float" office:value="47990" calcext:value-type="float">
            <text:p>479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No és no gaire probable</text:p>
          </table:table-cell>
          <table:table-cell office:value-type="float" office:value="47991" calcext:value-type="float">
            <text:p>4799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47992" calcext:value-type="float">
            <text:p>4799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47993" calcext:value-type="float">
            <text:p>4799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És molt probable</text:p>
          </table:table-cell>
          <table:table-cell office:value-type="float" office:value="47994" calcext:value-type="float">
            <text:p>4799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5_2010_CAT_ES_248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(No ho sap)</text:p>
          </table:table-cell>
          <table:table-cell office:value-type="float" office:value="47995" calcext:value-type="float">
            <text:p>4799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xtremament ineficaç</text:p>
          </table:table-cell>
          <table:table-cell office:value-type="float" office:value="47996" calcext:value-type="float">
            <text:p>4799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Molt ineficaç</text:p>
          </table:table-cell>
          <table:table-cell office:value-type="float" office:value="47997" calcext:value-type="float">
            <text:p>479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Bastant ineficaç</text:p>
          </table:table-cell>
          <table:table-cell office:value-type="float" office:value="47998" calcext:value-type="float">
            <text:p>479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Ni ineficaç ni eficaç</text:p>
          </table:table-cell>
          <table:table-cell office:value-type="float" office:value="47999" calcext:value-type="float">
            <text:p>4799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Bastant eficaç</text:p>
          </table:table-cell>
          <table:table-cell office:value-type="float" office:value="48000" calcext:value-type="float">
            <text:p>480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Molt eficaç</text:p>
          </table:table-cell>
          <table:table-cell office:value-type="float" office:value="48001" calcext:value-type="float">
            <text:p>4800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xtremament eficaç</text:p>
          </table:table-cell>
          <table:table-cell office:value-type="float" office:value="48002" calcext:value-type="float">
            <text:p>480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(No ho sap)</text:p>
          </table:table-cell>
          <table:table-cell office:value-type="float" office:value="48003" calcext:value-type="float">
            <text:p>4800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xtremament ineficaç</text:p>
          </table:table-cell>
          <table:table-cell office:value-type="float" office:value="47996" calcext:value-type="float">
            <text:p>4799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Molt ineficaç</text:p>
          </table:table-cell>
          <table:table-cell office:value-type="float" office:value="47997" calcext:value-type="float">
            <text:p>479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Bastant ineficaç</text:p>
          </table:table-cell>
          <table:table-cell office:value-type="float" office:value="47998" calcext:value-type="float">
            <text:p>479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Ni ineficaç ni eficaç</text:p>
          </table:table-cell>
          <table:table-cell office:value-type="float" office:value="47999" calcext:value-type="float">
            <text:p>4799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Bastant eficaç</text:p>
          </table:table-cell>
          <table:table-cell office:value-type="float" office:value="48000" calcext:value-type="float">
            <text:p>480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Molt eficaç</text:p>
          </table:table-cell>
          <table:table-cell office:value-type="float" office:value="48001" calcext:value-type="float">
            <text:p>4800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xtremament eficaç</text:p>
          </table:table-cell>
          <table:table-cell office:value-type="float" office:value="48002" calcext:value-type="float">
            <text:p>480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(No ho sap)</text:p>
          </table:table-cell>
          <table:table-cell office:value-type="float" office:value="48003" calcext:value-type="float">
            <text:p>4800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xtremament lent</text:p>
          </table:table-cell>
          <table:table-cell office:value-type="float" office:value="48004" calcext:value-type="float">
            <text:p>480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Molt lent</text:p>
          </table:table-cell>
          <table:table-cell office:value-type="float" office:value="48005" calcext:value-type="float">
            <text:p>480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Bastant lent</text:p>
          </table:table-cell>
          <table:table-cell office:value-type="float" office:value="48006" calcext:value-type="float">
            <text:p>480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Ni lent ni ràpid</text:p>
          </table:table-cell>
          <table:table-cell office:value-type="float" office:value="48007" calcext:value-type="float">
            <text:p>480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Bastant ràpid</text:p>
          </table:table-cell>
          <table:table-cell office:value-type="float" office:value="48008" calcext:value-type="float">
            <text:p>480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Molt ràpid</text:p>
          </table:table-cell>
          <table:table-cell office:value-type="float" office:value="48009" calcext:value-type="float">
            <text:p>4800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xtremament ràpid</text:p>
          </table:table-cell>
          <table:table-cell office:value-type="float" office:value="48010" calcext:value-type="float">
            <text:p>4801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(No ho sap)</text:p>
          </table:table-cell>
          <table:table-cell office:value-type="float" office:value="48011" calcext:value-type="float">
            <text:p>4801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5_2010_CAT_ES_252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gairebé mai rarament ocasionalment alguna vegada la meitat de les vegades més de la meitat de les vegades sovint molt sovint gairebé sempre sempre</text:p>
          </table:table-cell>
          <table:table-cell office:value-type="float" office:value="48012" calcext:value-type="float">
            <text:p>480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5_2010_CAT_ES_252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(No ho sap)</text:p>
          </table:table-cell>
          <table:table-cell office:value-type="float" office:value="48013" calcext:value-type="float">
            <text:p>480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5_2010_CAT_ES_253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mai gairebé mai rarament ocasionalment alguna vegada la meitat de les vegades més de la meitat de les vegades sovint molt sovint gairebé sempre sempre</text:p>
          </table:table-cell>
          <table:table-cell office:value-type="float" office:value="48014" calcext:value-type="float">
            <text:p>4801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5_2010_CAT_ES_253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(No ho sap)</text:p>
          </table:table-cell>
          <table:table-cell office:value-type="float" office:value="48015" calcext:value-type="float">
            <text:p>480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5_2010_CAT_ES_254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mai gairebé mai rarament ocasionalment alguna vegada la meitat de les vegades més de la meitat de les vegades sovint molt sovint gairebé sempre sempre</text:p>
          </table:table-cell>
          <table:table-cell office:value-type="float" office:value="48014" calcext:value-type="float">
            <text:p>4801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5_2010_CAT_ES_254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(No ho sap)</text:p>
          </table:table-cell>
          <table:table-cell office:value-type="float" office:value="48015" calcext:value-type="float">
            <text:p>48015</text:p>
          </table:table-cell>
          <table:table-cell office:value-type="float" office:value="345" calcext:value-type="float">
            <text:p>34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CAT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 agradaria fer-li algunes preguntes sobre política i el govern.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ESS_R05_2010_CAT_ES_5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, anem a parlar sobre alguns aspectes de la seva vida.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ESS_R05_2010_CAT_ES_12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 agradaria fer-li algunes preguntes sobre vostè i sobre la resta de persones que viuen amb vostè en aquesta llar.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ra li faré unes quantes preguntes sobre les situacions en què la policia s'ocupa de delictes com ara els robatoris a les cases i les agressions.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SS_R05_2010_CAT_ES_23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s preguntes següents no tenen targeta.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ESS_R05_2010_CAT_ES_23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posem que vostè fes alguna d'aquestes coses a Espanya.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ESS_R05_2010_CAT_ES_237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Ara li faré unes quantes preguntes sobre la probabilitat que si vostè fes determinades coses a Espanya, l'agafessin i el castiguessin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5_2010_CAT_ES_240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Les preguntes següents són sobre la policia a Espanya (policia local, nacional, mossos d'esquadra i guàrdia civil).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ESS_R05_2010_CAT_ES_243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Ara li faré unes quantes preguntes sobre les situacions en què la policia s'ocupa de delictes com ara els robatoris a les cases i les agressions.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SS_R05_2010_CAT_ES_246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Ara li faré unes quantes preguntes sobre la probabilitat que si vostè fes determinades coses a Espanya, l'agafessin i el castiguessin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Les preguntes següents són sobre la policia a Espanya (policia local, mossos d'esquadra, policia nacional i guàrdia civil).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ESS_R05_2010_CAT_ES_252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Ara li faré unes quantes preguntes sobre les situacions en què la policia a Espaya s'ocupa de delictes com ara els robatoris a les cases i les agressions.</text:p>
          </table:table-cell>
          <table:table-cell office:value-type="float" office:value="588" calcext:value-type="float">
            <text:p>588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5_2010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5_2010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 us plau, continuï utilitzant aquesta targeta.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S_R05_2010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ontinuï utilitzant aquesta targeta.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ESS_R05_2010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5_2010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ontinuï utilitzant aquesta targeta.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ESS_R05_2010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5_2010_CAT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5_2010_CAT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5_2010_CAT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5_2010_CAT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5_2010_CAT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5_2010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Si us plau, elegeixi només una d' aquestes.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ESS_R05_2010_CAT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81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Si us plau, elegeixi només una d' aquestes.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ESS_R05_2010_CAT_ES_19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19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0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0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07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OSTREU TARGETA B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CONTINUEU MOSTRANT TARGETA B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5_2010_CAT_ES_208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CONTINUEU MOSTRANT TARGETA B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5_2010_CAT_ES_209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10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OSTREU TARGETA K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SS_R05_2010_CAT_ES_212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OSTREU TARGETA M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ESS_R05_2010_CAT_ES_213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MOSTREU TARGETA N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OSTREU TARGETA O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5_2010_CAT_ES_214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CONTINUEU MOSTRANT TARGETA O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5_2010_CAT_ES_215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CONTINUEU MOSTRANT TARGETA O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5_2010_CAT_ES_216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CONTINUEU MOSTRANT TARGETA O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5_2010_CAT_ES_217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OSTREU TARGETA P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5_2010_CAT_ES_218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CONTINUEU MOSTRANT TARGETA P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5_2010_CAT_ES_219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OSTREU TARGETA Q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ESS_R05_2010_CAT_ES_220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CONTINUEU MOSTRANT TARGETA Q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5_2010_CAT_ES_221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CONTINUEU MOSTRANT TARGETA Q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5_2010_CAT_ES_222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CONTINUEU MOSTRANT TARGETA Q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5_2010_CAT_ES_223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24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CONTINUEU MOSTRANT TARGETA R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5_2010_CAT_ES_225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OSTREU TARGETA S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ESS_R05_2010_CAT_ES_226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CONTINUEU MOSTRANT TARGETA S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5_2010_CAT_ES_227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2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5_2010_CAT_ES_241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Utilitizi la mateixa targeta.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5_2010_CAT_ES_242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Triï la resposta d'aquesta targeta.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5_2010_CAT_ES_244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5_2010_CAT_ES_245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5_2010_CAT_ES_249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Triï la resposta d'aquesta targeta.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5_2010_CAT_ES_250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Utilitizi la mateixa targeta.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5_2010_CAT_ES_251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Triï la resposta d'aquesta targeta.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5_2010_CAT_ES_252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Triï la resposta d'aquesta targeta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ESS_R05_2010_CAT_ES_253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Utilitzi la mateixa targeta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ESS_R05_2010_CAT_ES_254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Utilitzi la mateixa targeta</text:p>
          </table:table-cell>
          <table:table-cell office:value-type="float" office:value="3055" calcext:value-type="float">
            <text:p>3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6:10:40.291800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6:11:49.574589656</dc:date>
    <meta:editing-duration>PT2M4S</meta:editing-duration>
    <meta:editing-cycles>3</meta:editing-cycles>
    <meta:generator>LibreOffice/6.0.7.3$Linux_X86_64 LibreOffice_project/00m0$Build-3</meta:generator>
    <meta:document-statistic meta:table-count="4" meta:cell-count="10128" meta:object-count="0"/>
  </office:meta>
</office:document-meta>
</file>